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60.09pt"/>
    </style:style>
    <style:style style:name="co3" style:family="table-column">
      <style:table-column-properties fo:break-before="auto" style:column-width="70.64pt"/>
    </style:style>
    <style:style style:name="co4" style:family="table-column">
      <style:table-column-properties fo:break-before="auto" style:column-width="42.86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32.8pt"/>
    </style:style>
    <style:style style:name="co7" style:family="table-column">
      <style:table-column-properties fo:break-before="auto" style:column-width="45.64pt"/>
    </style:style>
    <style:style style:name="co8" style:family="table-column">
      <style:table-column-properties fo:break-before="auto" style:column-width="79pt"/>
    </style:style>
    <style:style style:name="co9" style:family="table-column">
      <style:table-column-properties fo:break-before="auto" style:column-width="66.76pt"/>
    </style:style>
    <style:style style:name="co10" style:family="table-column">
      <style:table-column-properties fo:break-before="auto" style:column-width="72.91pt"/>
    </style:style>
    <style:style style:name="co11" style:family="table-column">
      <style:table-column-properties fo:break-before="auto" style:column-width="81.2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ation ID</text:p>
          </table:table-cell>
          <table:table-cell office:value-type="string" calcext:value-type="string">
            <text:p>Complex ID</text:p>
          </table:table-cell>
          <table:table-cell office:value-type="string" calcext:value-type="string">
            <text:p>GTFS Stop ID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op Name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Daytime Routes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GTFS Latitude</text:p>
          </table:table-cell>
          <table:table-cell office:value-type="string" calcext:value-type="string">
            <text:p>GTFS Longitud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Astoria - Ditmars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75036" calcext:value-type="float">
            <text:p>40.775036</text:p>
          </table:table-cell>
          <table:table-cell office:value-type="float" office:value="-73.912034" calcext:value-type="float">
            <text:p>-73.91203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Astoria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70258" calcext:value-type="float">
            <text:p>40.770258</text:p>
          </table:table-cell>
          <table:table-cell office:value-type="float" office:value="-73.917843" calcext:value-type="float">
            <text:p>-73.9178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30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66779" calcext:value-type="float">
            <text:p>40.766779</text:p>
          </table:table-cell>
          <table:table-cell office:value-type="float" office:value="-73.921479" calcext:value-type="float">
            <text:p>-73.92147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6182" calcext:value-type="float">
            <text:p>40.76182</text:p>
          </table:table-cell>
          <table:table-cell office:value-type="float" office:value="-73.925508" calcext:value-type="float">
            <text:p>-73.92550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36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6804" calcext:value-type="float">
            <text:p>40.756804</text:p>
          </table:table-cell>
          <table:table-cell office:value-type="float" office:value="-73.929575" calcext:value-type="float">
            <text:p>-73.92957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39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2882" calcext:value-type="float">
            <text:p>40.752882</text:p>
          </table:table-cell>
          <table:table-cell office:value-type="float" office:value="-73.932755" calcext:value-type="float">
            <text:p>-73.932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Lexington Av/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W R</text:p>
          </table:table-cell>
          <table:table-cell office:value-type="string" calcext:value-type="string">
            <text:p>Subway</text:p>
          </table:table-cell>
          <table:table-cell office:value-type="float" office:value="40.76266" calcext:value-type="float">
            <text:p>40.76266</text:p>
          </table:table-cell>
          <table:table-cell office:value-type="float" office:value="-73.967258" calcext:value-type="float">
            <text:p>-73.9672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5 Av/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W R</text:p>
          </table:table-cell>
          <table:table-cell office:value-type="string" calcext:value-type="string">
            <text:p>Subway</text:p>
          </table:table-cell>
          <table:table-cell office:value-type="float" office:value="40.764811" calcext:value-type="float">
            <text:p>40.764811</text:p>
          </table:table-cell>
          <table:table-cell office:value-type="float" office:value="-73.973347" calcext:value-type="float">
            <text:p>-73.97334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57 St - 7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64664" calcext:value-type="float">
            <text:p>40.764664</text:p>
          </table:table-cell>
          <table:table-cell office:value-type="float" office:value="-73.980658" calcext:value-type="float">
            <text:p>-73.98065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4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R W</text:p>
          </table:table-cell>
          <table:table-cell office:value-type="string" calcext:value-type="string">
            <text:p>Subway</text:p>
          </table:table-cell>
          <table:table-cell office:value-type="float" office:value="40.759901" calcext:value-type="float">
            <text:p>40.759901</text:p>
          </table:table-cell>
          <table:table-cell office:value-type="float" office:value="-73.984139" calcext:value-type="float">
            <text:p>-73.984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54672" calcext:value-type="float">
            <text:p>40.754672</text:p>
          </table:table-cell>
          <table:table-cell office:value-type="float" office:value="-73.986754" calcext:value-type="float">
            <text:p>-73.9867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49567" calcext:value-type="float">
            <text:p>40.749567</text:p>
          </table:table-cell>
          <table:table-cell office:value-type="float" office:value="-73.98795" calcext:value-type="float">
            <text:p>-73.9879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45494" calcext:value-type="float">
            <text:p>40.745494</text:p>
          </table:table-cell>
          <table:table-cell office:value-type="float" office:value="-73.988691" calcext:value-type="float">
            <text:p>-73.98869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41303" calcext:value-type="float">
            <text:p>40.741303</text:p>
          </table:table-cell>
          <table:table-cell office:value-type="float" office:value="-73.989344" calcext:value-type="float">
            <text:p>-73.989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35736" calcext:value-type="float">
            <text:p>40.735736</text:p>
          </table:table-cell>
          <table:table-cell office:value-type="float" office:value="-73.990568" calcext:value-type="float">
            <text:p>-73.99056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8 St - NY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30328" calcext:value-type="float">
            <text:p>40.730328</text:p>
          </table:table-cell>
          <table:table-cell office:value-type="float" office:value="-73.992629" calcext:value-type="float">
            <text:p>-73.99262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rince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24329" calcext:value-type="float">
            <text:p>40.724329</text:p>
          </table:table-cell>
          <table:table-cell office:value-type="float" office:value="-73.997702" calcext:value-type="float">
            <text:p>-73.997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9527" calcext:value-type="float">
            <text:p>40.719527</text:p>
          </table:table-cell>
          <table:table-cell office:value-type="float" office:value="-74.001775" calcext:value-type="float">
            <text:p>-74.0017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anhattan Bridge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</text:p>
          </table:table-cell>
          <table:table-cell office:value-type="string" calcext:value-type="string">
            <text:p>Subway</text:p>
          </table:table-cell>
          <table:table-cell office:value-type="float" office:value="40.718383" calcext:value-type="float">
            <text:p>40.718383</text:p>
          </table:table-cell>
          <table:table-cell office:value-type="float" office:value="-74.00046" calcext:value-type="float">
            <text:p>-74.0004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3282" calcext:value-type="float">
            <text:p>40.713282</text:p>
          </table:table-cell>
          <table:table-cell office:value-type="float" office:value="-74.006978" calcext:value-type="float">
            <text:p>-74.00697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ortlandt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0668" calcext:value-type="float">
            <text:p>40.710668</text:p>
          </table:table-cell>
          <table:table-cell office:value-type="float" office:value="-74.011029" calcext:value-type="float">
            <text:p>-74.011029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Rector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0722" calcext:value-type="float">
            <text:p>40.70722</text:p>
          </table:table-cell>
          <table:table-cell office:value-type="float" office:value="-74.013342" calcext:value-type="float">
            <text:p>-74.013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Whiteh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03087" calcext:value-type="float">
            <text:p>40.703087</text:p>
          </table:table-cell>
          <table:table-cell office:value-type="float" office:value="-74.012994" calcext:value-type="float">
            <text:p>-74.012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our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941" calcext:value-type="float">
            <text:p>40.6941</text:p>
          </table:table-cell>
          <table:table-cell office:value-type="float" office:value="-73.991777" calcext:value-type="float">
            <text:p>-73.9917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9218" calcext:value-type="float">
            <text:p>40.69218</text:p>
          </table:table-cell>
          <table:table-cell office:value-type="float" office:value="-73.985942" calcext:value-type="float">
            <text:p>-73.985942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 R</text:p>
          </table:table-cell>
          <table:table-cell office:value-type="string" calcext:value-type="string">
            <text:p>Subway</text:p>
          </table:table-cell>
          <table:table-cell office:value-type="float" office:value="40.690635" calcext:value-type="float">
            <text:p>40.690635</text:p>
          </table:table-cell>
          <table:table-cell office:value-type="float" office:value="-73.981824" calcext:value-type="float">
            <text:p>-73.9818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N R</text:p>
          </table:table-cell>
          <table:table-cell office:value-type="string" calcext:value-type="string">
            <text:p>Subway</text:p>
          </table:table-cell>
          <table:table-cell office:value-type="float" office:value="40.683666" calcext:value-type="float">
            <text:p>40.683666</text:p>
          </table:table-cell>
          <table:table-cell office:value-type="float" office:value="-73.97881" calcext:value-type="float">
            <text:p>-73.97881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Uni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77316" calcext:value-type="float">
            <text:p>40.677316</text:p>
          </table:table-cell>
          <table:table-cell office:value-type="float" office:value="-73.98311" calcext:value-type="float">
            <text:p>-73.98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70847" calcext:value-type="float">
            <text:p>40.670847</text:p>
          </table:table-cell>
          <table:table-cell office:value-type="float" office:value="-73.988302" calcext:value-type="float">
            <text:p>-73.98830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65414" calcext:value-type="float">
            <text:p>40.665414</text:p>
          </table:table-cell>
          <table:table-cell office:value-type="float" office:value="-73.992872" calcext:value-type="float">
            <text:p>-73.992872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2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60397" calcext:value-type="float">
            <text:p>40.660397</text:p>
          </table:table-cell>
          <table:table-cell office:value-type="float" office:value="-73.998091" calcext:value-type="float">
            <text:p>-73.99809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3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N R</text:p>
          </table:table-cell>
          <table:table-cell office:value-type="string" calcext:value-type="string">
            <text:p>Subway</text:p>
          </table:table-cell>
          <table:table-cell office:value-type="float" office:value="40.655144" calcext:value-type="float">
            <text:p>40.655144</text:p>
          </table:table-cell>
          <table:table-cell office:value-type="float" office:value="-74.003549" calcext:value-type="float">
            <text:p>-74.003549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4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48939" calcext:value-type="float">
            <text:p>40.648939</text:p>
          </table:table-cell>
          <table:table-cell office:value-type="float" office:value="-74.010006" calcext:value-type="float">
            <text:p>-74.010006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53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45069" calcext:value-type="float">
            <text:p>40.645069</text:p>
          </table:table-cell>
          <table:table-cell office:value-type="float" office:value="-74.014034" calcext:value-type="float">
            <text:p>-74.014034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 R</text:p>
          </table:table-cell>
          <table:table-cell office:value-type="string" calcext:value-type="string">
            <text:p>Subway</text:p>
          </table:table-cell>
          <table:table-cell office:value-type="float" office:value="40.641362" calcext:value-type="float">
            <text:p>40.641362</text:p>
          </table:table-cell>
          <table:table-cell office:value-type="float" office:value="-74.017881" calcext:value-type="float">
            <text:p>-74.017881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Bay Ridg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34967" calcext:value-type="float">
            <text:p>40.634967</text:p>
          </table:table-cell>
          <table:table-cell office:value-type="float" office:value="-74.023377" calcext:value-type="float">
            <text:p>-74.023377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77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29742" calcext:value-type="float">
            <text:p>40.629742</text:p>
          </table:table-cell>
          <table:table-cell office:value-type="float" office:value="-74.02551" calcext:value-type="float">
            <text:p>-74.02551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22687" calcext:value-type="float">
            <text:p>40.622687</text:p>
          </table:table-cell>
          <table:table-cell office:value-type="float" office:value="-74.028398" calcext:value-type="float">
            <text:p>-74.02839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Bay Ridge - 9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16622" calcext:value-type="float">
            <text:p>40.616622</text:p>
          </table:table-cell>
          <table:table-cell office:value-type="float" office:value="-74.030876" calcext:value-type="float">
            <text:p>-74.0308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Subway</text:p>
          </table:table-cell>
          <table:table-cell office:value-type="float" office:value="40.68446" calcext:value-type="float">
            <text:p>40.68446</text:p>
          </table:table-cell>
          <table:table-cell office:value-type="float" office:value="-73.97689" calcext:value-type="float">
            <text:p>-73.97689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Subway</text:p>
          </table:table-cell>
          <table:table-cell office:value-type="float" office:value="40.67705" calcext:value-type="float">
            <text:p>40.67705</text:p>
          </table:table-cell>
          <table:table-cell office:value-type="float" office:value="-73.972367" calcext:value-type="float">
            <text:p>-73.972367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rospect Park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61614" calcext:value-type="float">
            <text:p>40.661614</text:p>
          </table:table-cell>
          <table:table-cell office:value-type="float" office:value="-73.962246" calcext:value-type="float">
            <text:p>-73.962246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arksid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55292" calcext:value-type="float">
            <text:p>40.655292</text:p>
          </table:table-cell>
          <table:table-cell office:value-type="float" office:value="-73.961495" calcext:value-type="float">
            <text:p>-73.96149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50527" calcext:value-type="float">
            <text:p>40.650527</text:p>
          </table:table-cell>
          <table:table-cell office:value-type="float" office:value="-73.962982" calcext:value-type="float">
            <text:p>-73.96298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Beverley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44031" calcext:value-type="float">
            <text:p>40.644031</text:p>
          </table:table-cell>
          <table:table-cell office:value-type="float" office:value="-73.964492" calcext:value-type="float">
            <text:p>-73.964492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Cortelyou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40927" calcext:value-type="float">
            <text:p>40.640927</text:p>
          </table:table-cell>
          <table:table-cell office:value-type="float" office:value="-73.963891" calcext:value-type="float">
            <text:p>-73.96389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Newkirk Plaza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35082" calcext:value-type="float">
            <text:p>40.635082</text:p>
          </table:table-cell>
          <table:table-cell office:value-type="float" office:value="-73.962793" calcext:value-type="float">
            <text:p>-73.96279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2927" calcext:value-type="float">
            <text:p>40.62927</text:p>
          </table:table-cell>
          <table:table-cell office:value-type="float" office:value="-73.961639" calcext:value-type="float">
            <text:p>-73.961639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J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25039" calcext:value-type="float">
            <text:p>40.625039</text:p>
          </table:table-cell>
          <table:table-cell office:value-type="float" office:value="-73.960803" calcext:value-type="float">
            <text:p>-73.96080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17618" calcext:value-type="float">
            <text:p>40.617618</text:p>
          </table:table-cell>
          <table:table-cell office:value-type="float" office:value="-73.959399" calcext:value-type="float">
            <text:p>-73.959399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0867" calcext:value-type="float">
            <text:p>40.60867</text:p>
          </table:table-cell>
          <table:table-cell office:value-type="float" office:value="-73.957734" calcext:value-type="float">
            <text:p>-73.957734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993" calcext:value-type="float">
            <text:p>40.5993</text:p>
          </table:table-cell>
          <table:table-cell office:value-type="float" office:value="-73.955929" calcext:value-type="float">
            <text:p>-73.95592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Neck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95246" calcext:value-type="float">
            <text:p>40.595246</text:p>
          </table:table-cell>
          <table:table-cell office:value-type="float" office:value="-73.955161" calcext:value-type="float">
            <text:p>-73.955161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Sheepshead Ba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86896" calcext:value-type="float">
            <text:p>40.586896</text:p>
          </table:table-cell>
          <table:table-cell office:value-type="float" office:value="-73.954155" calcext:value-type="float">
            <text:p>-73.954155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Brighton Bea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Elevated</text:p>
          </table:table-cell>
          <table:table-cell office:value-type="float" office:value="40.577621" calcext:value-type="float">
            <text:p>40.577621</text:p>
          </table:table-cell>
          <table:table-cell office:value-type="float" office:value="-73.961376" calcext:value-type="float">
            <text:p>-73.961376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Ocea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levated</text:p>
          </table:table-cell>
          <table:table-cell office:value-type="float" office:value="40.576312" calcext:value-type="float">
            <text:p>40.576312</text:p>
          </table:table-cell>
          <table:table-cell office:value-type="float" office:value="-73.968501" calcext:value-type="float">
            <text:p>-73.968501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W 8 St - NY Aquariu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Q</text:p>
          </table:table-cell>
          <table:table-cell office:value-type="string" calcext:value-type="string">
            <text:p>Elevated</text:p>
          </table:table-cell>
          <table:table-cell office:value-type="float" office:value="40.576127" calcext:value-type="float">
            <text:p>40.576127</text:p>
          </table:table-cell>
          <table:table-cell office:value-type="float" office:value="-73.975939" calcext:value-type="float">
            <text:p>-73.975939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 / West End / Culver / Brighton</text:p>
          </table:table-cell>
          <table:table-cell office:value-type="string" calcext:value-type="string">
            <text:p>Coney Island - Stillwell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F N Q</text:p>
          </table:table-cell>
          <table:table-cell office:value-type="string" calcext:value-type="string">
            <text:p>Viaduct</text:p>
          </table:table-cell>
          <table:table-cell office:value-type="float" office:value="40.577422" calcext:value-type="float">
            <text:p>40.577422</text:p>
          </table:table-cell>
          <table:table-cell office:value-type="float" office:value="-73.981233" calcext:value-type="float">
            <text:p>-73.981233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9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 Cut</text:p>
          </table:table-cell>
          <table:table-cell office:value-type="float" office:value="40.646292" calcext:value-type="float">
            <text:p>40.646292</text:p>
          </table:table-cell>
          <table:table-cell office:value-type="float" office:value="-73.994324" calcext:value-type="float">
            <text:p>-73.99432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40914" calcext:value-type="float">
            <text:p>40.640914</text:p>
          </table:table-cell>
          <table:table-cell office:value-type="float" office:value="-73.994304" calcext:value-type="float">
            <text:p>-73.994304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3626" calcext:value-type="float">
            <text:p>40.63626</text:p>
          </table:table-cell>
          <table:table-cell office:value-type="float" office:value="-73.994791" calcext:value-type="float">
            <text:p>-73.994791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5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31435" calcext:value-type="float">
            <text:p>40.631435</text:p>
          </table:table-cell>
          <table:table-cell office:value-type="float" office:value="-73.995476" calcext:value-type="float">
            <text:p>-73.9954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62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26472" calcext:value-type="float">
            <text:p>40.626472</text:p>
          </table:table-cell>
          <table:table-cell office:value-type="float" office:value="-73.996895" calcext:value-type="float">
            <text:p>-73.996895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71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19589" calcext:value-type="float">
            <text:p>40.619589</text:p>
          </table:table-cell>
          <table:table-cell office:value-type="float" office:value="-73.998864" calcext:value-type="float">
            <text:p>-73.998864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7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13501" calcext:value-type="float">
            <text:p>40.613501</text:p>
          </table:table-cell>
          <table:table-cell office:value-type="float" office:value="-74.00061" calcext:value-type="float">
            <text:p>-74.00061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7954" calcext:value-type="float">
            <text:p>40.607954</text:p>
          </table:table-cell>
          <table:table-cell office:value-type="float" office:value="-74.001736" calcext:value-type="float">
            <text:p>-74.00173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20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4556" calcext:value-type="float">
            <text:p>40.604556</text:p>
          </table:table-cell>
          <table:table-cell office:value-type="float" office:value="-73.998168" calcext:value-type="float">
            <text:p>-73.998168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1875" calcext:value-type="float">
            <text:p>40.601875</text:p>
          </table:table-cell>
          <table:table-cell office:value-type="float" office:value="-73.993728" calcext:value-type="float">
            <text:p>-73.993728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25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597704" calcext:value-type="float">
            <text:p>40.597704</text:p>
          </table:table-cell>
          <table:table-cell office:value-type="float" office:value="-73.986829" calcext:value-type="float">
            <text:p>-73.986829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Bay 50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588841" calcext:value-type="float">
            <text:p>40.588841</text:p>
          </table:table-cell>
          <table:table-cell office:value-type="float" office:value="-73.983765" calcext:value-type="float">
            <text:p>-73.98376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35064" calcext:value-type="float">
            <text:p>40.635064</text:p>
          </table:table-cell>
          <table:table-cell office:value-type="float" office:value="-74.011719" calcext:value-type="float">
            <text:p>-74.011719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31386" calcext:value-type="float">
            <text:p>40.631386</text:p>
          </table:table-cell>
          <table:table-cell office:value-type="float" office:value="-74.005351" calcext:value-type="float">
            <text:p>-74.0053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New Utrech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24842" calcext:value-type="float">
            <text:p>40.624842</text:p>
          </table:table-cell>
          <table:table-cell office:value-type="float" office:value="-73.996353" calcext:value-type="float">
            <text:p>-73.99635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20671" calcext:value-type="float">
            <text:p>40.620671</text:p>
          </table:table-cell>
          <table:table-cell office:value-type="float" office:value="-73.990414" calcext:value-type="float">
            <text:p>-73.990414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20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1741" calcext:value-type="float">
            <text:p>40.61741</text:p>
          </table:table-cell>
          <table:table-cell office:value-type="float" office:value="-73.985026" calcext:value-type="float">
            <text:p>-73.985026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11815" calcext:value-type="float">
            <text:p>40.611815</text:p>
          </table:table-cell>
          <table:table-cell office:value-type="float" office:value="-73.981848" calcext:value-type="float">
            <text:p>-73.981848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03923" calcext:value-type="float">
            <text:p>40.603923</text:p>
          </table:table-cell>
          <table:table-cell office:value-type="float" office:value="-73.980353" calcext:value-type="float">
            <text:p>-73.980353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597473" calcext:value-type="float">
            <text:p>40.597473</text:p>
          </table:table-cell>
          <table:table-cell office:value-type="float" office:value="-73.979137" calcext:value-type="float">
            <text:p>-73.979137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592721" calcext:value-type="float">
            <text:p>40.592721</text:p>
          </table:table-cell>
          <table:table-cell office:value-type="float" office:value="-73.97823" calcext:value-type="float">
            <text:p>-73.9782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2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700492" calcext:value-type="float">
            <text:p>40.700492</text:p>
          </table:table-cell>
          <table:table-cell office:value-type="float" office:value="-73.828294" calcext:value-type="float">
            <text:p>-73.828294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7418" calcext:value-type="float">
            <text:p>40.697418</text:p>
          </table:table-cell>
          <table:table-cell office:value-type="float" office:value="-73.836345" calcext:value-type="float">
            <text:p>-73.836345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0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5178" calcext:value-type="float">
            <text:p>40.695178</text:p>
          </table:table-cell>
          <table:table-cell office:value-type="float" office:value="-73.84433" calcext:value-type="float">
            <text:p>-73.84433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Woodhave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3879" calcext:value-type="float">
            <text:p>40.693879</text:p>
          </table:table-cell>
          <table:table-cell office:value-type="float" office:value="-73.851576" calcext:value-type="float">
            <text:p>-73.851576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85 St - Forest Pkw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2435" calcext:value-type="float">
            <text:p>40.692435</text:p>
          </table:table-cell>
          <table:table-cell office:value-type="float" office:value="-73.86001" calcext:value-type="float">
            <text:p>-73.86001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7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1324" calcext:value-type="float">
            <text:p>40.691324</text:p>
          </table:table-cell>
          <table:table-cell office:value-type="float" office:value="-73.867139" calcext:value-type="float">
            <text:p>-73.867139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ypress Hill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89941" calcext:value-type="float">
            <text:p>40.689941</text:p>
          </table:table-cell>
          <table:table-cell office:value-type="float" office:value="-73.87255" calcext:value-type="float">
            <text:p>-73.87255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rescen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3194" calcext:value-type="float">
            <text:p>40.683194</text:p>
          </table:table-cell>
          <table:table-cell office:value-type="float" office:value="-73.873785" calcext:value-type="float">
            <text:p>-73.873785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orwoo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141" calcext:value-type="float">
            <text:p>40.68141</text:p>
          </table:table-cell>
          <table:table-cell office:value-type="float" office:value="-73.880039" calcext:value-type="float">
            <text:p>-73.880039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leveland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79947" calcext:value-type="float">
            <text:p>40.679947</text:p>
          </table:table-cell>
          <table:table-cell office:value-type="float" office:value="-73.884639" calcext:value-type="float">
            <text:p>-73.884639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78024" calcext:value-type="float">
            <text:p>40.678024</text:p>
          </table:table-cell>
          <table:table-cell office:value-type="float" office:value="-73.891688" calcext:value-type="float">
            <text:p>-73.891688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Alabam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76992" calcext:value-type="float">
            <text:p>40.676992</text:p>
          </table:table-cell>
          <table:table-cell office:value-type="float" office:value="-73.898654" calcext:value-type="float">
            <text:p>-73.8986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79498" calcext:value-type="float">
            <text:p>40.679498</text:p>
          </table:table-cell>
          <table:table-cell office:value-type="float" office:value="-73.904512" calcext:value-type="float">
            <text:p>-73.904512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hauncey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2893" calcext:value-type="float">
            <text:p>40.682893</text:p>
          </table:table-cell>
          <table:table-cell office:value-type="float" office:value="-73.910456" calcext:value-type="float">
            <text:p>-73.910456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Halsey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8637" calcext:value-type="float">
            <text:p>40.68637</text:p>
          </table:table-cell>
          <table:table-cell office:value-type="float" office:value="-73.916559" calcext:value-type="float">
            <text:p>-73.916559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Gate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963" calcext:value-type="float">
            <text:p>40.68963</text:p>
          </table:table-cell>
          <table:table-cell office:value-type="float" office:value="-73.92227" calcext:value-type="float">
            <text:p>-73.9222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Kosciuszko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3342" calcext:value-type="float">
            <text:p>40.693342</text:p>
          </table:table-cell>
          <table:table-cell office:value-type="float" office:value="-73.928814" calcext:value-type="float">
            <text:p>-73.928814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Elevated</text:p>
          </table:table-cell>
          <table:table-cell office:value-type="float" office:value="40.697207" calcext:value-type="float">
            <text:p>40.697207</text:p>
          </table:table-cell>
          <table:table-cell office:value-type="float" office:value="-73.935657" calcext:value-type="float">
            <text:p>-73.935657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Flushing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026" calcext:value-type="float">
            <text:p>40.70026</text:p>
          </table:table-cell>
          <table:table-cell office:value-type="float" office:value="-73.941126" calcext:value-type="float">
            <text:p>-73.941126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Lorimer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3869" calcext:value-type="float">
            <text:p>40.703869</text:p>
          </table:table-cell>
          <table:table-cell office:value-type="float" office:value="-73.947408" calcext:value-type="float">
            <text:p>-73.9474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Hewes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687" calcext:value-type="float">
            <text:p>40.70687</text:p>
          </table:table-cell>
          <table:table-cell office:value-type="float" office:value="-73.953431" calcext:value-type="float">
            <text:p>-73.953431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Marc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Elevated</text:p>
          </table:table-cell>
          <table:table-cell office:value-type="float" office:value="40.708359" calcext:value-type="float">
            <text:p>40.708359</text:p>
          </table:table-cell>
          <table:table-cell office:value-type="float" office:value="-73.957757" calcext:value-type="float">
            <text:p>-73.9577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Essex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Subway</text:p>
          </table:table-cell>
          <table:table-cell office:value-type="float" office:value="40.718315" calcext:value-type="float">
            <text:p>40.718315</text:p>
          </table:table-cell>
          <table:table-cell office:value-type="float" office:value="-73.987437" calcext:value-type="float">
            <text:p>-73.987437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owe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2028" calcext:value-type="float">
            <text:p>40.72028</text:p>
          </table:table-cell>
          <table:table-cell office:value-type="float" office:value="-73.993915" calcext:value-type="float">
            <text:p>-73.9939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8092" calcext:value-type="float">
            <text:p>40.718092</text:p>
          </table:table-cell>
          <table:table-cell office:value-type="float" office:value="-73.999892" calcext:value-type="float">
            <text:p>-73.9998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3243" calcext:value-type="float">
            <text:p>40.713243</text:p>
          </table:table-cell>
          <table:table-cell office:value-type="float" office:value="-74.003401" calcext:value-type="float">
            <text:p>-74.0034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0374" calcext:value-type="float">
            <text:p>40.710374</text:p>
          </table:table-cell>
          <table:table-cell office:value-type="float" office:value="-74.007582" calcext:value-type="float">
            <text:p>-74.007582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road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06476" calcext:value-type="float">
            <text:p>40.706476</text:p>
          </table:table-cell>
          <table:table-cell office:value-type="float" office:value="-74.011056" calcext:value-type="float">
            <text:p>-74.011056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Middle Village - Metropolitan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11396" calcext:value-type="float">
            <text:p>40.711396</text:p>
          </table:table-cell>
          <table:table-cell office:value-type="float" office:value="-73.889601" calcext:value-type="float">
            <text:p>-73.889601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Fresh Pond R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6186" calcext:value-type="float">
            <text:p>40.706186</text:p>
          </table:table-cell>
          <table:table-cell office:value-type="float" office:value="-73.895877" calcext:value-type="float">
            <text:p>-73.895877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Fores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4423" calcext:value-type="float">
            <text:p>40.704423</text:p>
          </table:table-cell>
          <table:table-cell office:value-type="float" office:value="-73.903077" calcext:value-type="float">
            <text:p>-73.903077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Seneca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2762" calcext:value-type="float">
            <text:p>40.702762</text:p>
          </table:table-cell>
          <table:table-cell office:value-type="float" office:value="-73.90774" calcext:value-type="float">
            <text:p>-73.907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Myrtle - Wyckoff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943" calcext:value-type="float">
            <text:p>40.69943</text:p>
          </table:table-cell>
          <table:table-cell office:value-type="float" office:value="-73.912385" calcext:value-type="float">
            <text:p>-73.91238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Knickerbocker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8664" calcext:value-type="float">
            <text:p>40.698664</text:p>
          </table:table-cell>
          <table:table-cell office:value-type="float" office:value="-73.919711" calcext:value-type="float">
            <text:p>-73.919711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Central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7857" calcext:value-type="float">
            <text:p>40.697857</text:p>
          </table:table-cell>
          <table:table-cell office:value-type="float" office:value="-73.927397" calcext:value-type="float">
            <text:p>-73.9273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8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9777" calcext:value-type="float">
            <text:p>40.739777</text:p>
          </table:table-cell>
          <table:table-cell office:value-type="float" office:value="-74.002578" calcext:value-type="float">
            <text:p>-74.0025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6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7335" calcext:value-type="float">
            <text:p>40.737335</text:p>
          </table:table-cell>
          <table:table-cell office:value-type="float" office:value="-73.996786" calcext:value-type="float">
            <text:p>-73.9967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Union Sq - 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4789" calcext:value-type="float">
            <text:p>40.734789</text:p>
          </table:table-cell>
          <table:table-cell office:value-type="float" office:value="-73.99073" calcext:value-type="float">
            <text:p>-73.99073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3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2849" calcext:value-type="float">
            <text:p>40.732849</text:p>
          </table:table-cell>
          <table:table-cell office:value-type="float" office:value="-73.986122" calcext:value-type="float">
            <text:p>-73.986122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1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0953" calcext:value-type="float">
            <text:p>40.730953</text:p>
          </table:table-cell>
          <table:table-cell office:value-type="float" office:value="-73.981628" calcext:value-type="float">
            <text:p>-73.98162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edfor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7304" calcext:value-type="float">
            <text:p>40.717304</text:p>
          </table:table-cell>
          <table:table-cell office:value-type="float" office:value="-73.956872" calcext:value-type="float">
            <text:p>-73.9568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Lorimer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4063" calcext:value-type="float">
            <text:p>40.714063</text:p>
          </table:table-cell>
          <table:table-cell office:value-type="float" office:value="-73.950275" calcext:value-type="float">
            <text:p>-73.950275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Graham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4565" calcext:value-type="float">
            <text:p>40.714565</text:p>
          </table:table-cell>
          <table:table-cell office:value-type="float" office:value="-73.944053" calcext:value-type="float">
            <text:p>-73.944053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Grand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1926" calcext:value-type="float">
            <text:p>40.711926</text:p>
          </table:table-cell>
          <table:table-cell office:value-type="float" office:value="-73.94067" calcext:value-type="float">
            <text:p>-73.94067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ontros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7739" calcext:value-type="float">
            <text:p>40.707739</text:p>
          </table:table-cell>
          <table:table-cell office:value-type="float" office:value="-73.93985" calcext:value-type="float">
            <text:p>-73.93985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orga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6152" calcext:value-type="float">
            <text:p>40.706152</text:p>
          </table:table-cell>
          <table:table-cell office:value-type="float" office:value="-73.933147" calcext:value-type="float">
            <text:p>-73.933147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Jeffers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6607" calcext:value-type="float">
            <text:p>40.706607</text:p>
          </table:table-cell>
          <table:table-cell office:value-type="float" office:value="-73.922913" calcext:value-type="float">
            <text:p>-73.922913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3811" calcext:value-type="float">
            <text:p>40.703811</text:p>
          </table:table-cell>
          <table:table-cell office:value-type="float" office:value="-73.918425" calcext:value-type="float">
            <text:p>-73.918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yrtle - Wyckoff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99814" calcext:value-type="float">
            <text:p>40.699814</text:p>
          </table:table-cell>
          <table:table-cell office:value-type="float" office:value="-73.911586" calcext:value-type="float">
            <text:p>-73.911586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Halsey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95602" calcext:value-type="float">
            <text:p>40.695602</text:p>
          </table:table-cell>
          <table:table-cell office:value-type="float" office:value="-73.904084" calcext:value-type="float">
            <text:p>-73.904084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Wilso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88764" calcext:value-type="float">
            <text:p>40.688764</text:p>
          </table:table-cell>
          <table:table-cell office:value-type="float" office:value="-73.904046" calcext:value-type="float">
            <text:p>-73.904046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ushwick Av - Aberde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82829" calcext:value-type="float">
            <text:p>40.682829</text:p>
          </table:table-cell>
          <table:table-cell office:value-type="float" office:value="-73.905249" calcext:value-type="float">
            <text:p>-73.9052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78856" calcext:value-type="float">
            <text:p>40.678856</text:p>
          </table:table-cell>
          <table:table-cell office:value-type="float" office:value="-73.90324" calcext:value-type="float">
            <text:p>-73.90324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Atlantic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75345" calcext:value-type="float">
            <text:p>40.675345</text:p>
          </table:table-cell>
          <table:table-cell office:value-type="float" office:value="-73.903097" calcext:value-type="float">
            <text:p>-73.903097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Sutter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69367" calcext:value-type="float">
            <text:p>40.669367</text:p>
          </table:table-cell>
          <table:table-cell office:value-type="float" office:value="-73.901975" calcext:value-type="float">
            <text:p>-73.901975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Livoni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64038" calcext:value-type="float">
            <text:p>40.664038</text:p>
          </table:table-cell>
          <table:table-cell office:value-type="float" office:value="-73.900571" calcext:value-type="float">
            <text:p>-73.900571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New Lot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58733" calcext:value-type="float">
            <text:p>40.658733</text:p>
          </table:table-cell>
          <table:table-cell office:value-type="float" office:value="-73.899232" calcext:value-type="float">
            <text:p>-73.899232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E 10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t Grade</text:p>
          </table:table-cell>
          <table:table-cell office:value-type="float" office:value="40.650573" calcext:value-type="float">
            <text:p>40.650573</text:p>
          </table:table-cell>
          <table:table-cell office:value-type="float" office:value="-73.899485" calcext:value-type="float">
            <text:p>-73.899485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Canarsie - Rockaw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t Grade</text:p>
          </table:table-cell>
          <table:table-cell office:value-type="float" office:value="40.646654" calcext:value-type="float">
            <text:p>40.646654</text:p>
          </table:table-cell>
          <table:table-cell office:value-type="float" office:value="-73.90185" calcext:value-type="float">
            <text:p>-73.901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vated</text:p>
          </table:table-cell>
          <table:table-cell office:value-type="float" office:value="40.680596" calcext:value-type="float">
            <text:p>40.680596</text:p>
          </table:table-cell>
          <table:table-cell office:value-type="float" office:value="-73.955827" calcext:value-type="float">
            <text:p>-73.955827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Park P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Cut</text:p>
          </table:table-cell>
          <table:table-cell office:value-type="float" office:value="40.674772" calcext:value-type="float">
            <text:p>40.674772</text:p>
          </table:table-cell>
          <table:table-cell office:value-type="float" office:value="-73.957624" calcext:value-type="float">
            <text:p>-73.9576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Botanic Garden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Cut</text:p>
          </table:table-cell>
          <table:table-cell office:value-type="float" office:value="40.670343" calcext:value-type="float">
            <text:p>40.670343</text:p>
          </table:table-cell>
          <table:table-cell office:value-type="float" office:value="-73.959245" calcext:value-type="float">
            <text:p>-73.959245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Inwood - 207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68072" calcext:value-type="float">
            <text:p>40.868072</text:p>
          </table:table-cell>
          <table:table-cell office:value-type="float" office:value="-73.919899" calcext:value-type="float">
            <text:p>-73.919899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Dyckma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65491" calcext:value-type="float">
            <text:p>40.865491</text:p>
          </table:table-cell>
          <table:table-cell office:value-type="float" office:value="-73.927271" calcext:value-type="float">
            <text:p>-73.927271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90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59022" calcext:value-type="float">
            <text:p>40.859022</text:p>
          </table:table-cell>
          <table:table-cell office:value-type="float" office:value="-73.93418" calcext:value-type="float">
            <text:p>-73.93418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81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51695" calcext:value-type="float">
            <text:p>40.851695</text:p>
          </table:table-cell>
          <table:table-cell office:value-type="float" office:value="-73.937969" calcext:value-type="float">
            <text:p>-73.937969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7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47391" calcext:value-type="float">
            <text:p>40.847391</text:p>
          </table:table-cell>
          <table:table-cell office:value-type="float" office:value="-73.939704" calcext:value-type="float">
            <text:p>-73.9397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68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840719" calcext:value-type="float">
            <text:p>40.840719</text:p>
          </table:table-cell>
          <table:table-cell office:value-type="float" office:value="-73.939561" calcext:value-type="float">
            <text:p>-73.939561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63 St - Amsterdam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836013" calcext:value-type="float">
            <text:p>40.836013</text:p>
          </table:table-cell>
          <table:table-cell office:value-type="float" office:value="-73.939892" calcext:value-type="float">
            <text:p>-73.93989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5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830518" calcext:value-type="float">
            <text:p>40.830518</text:p>
          </table:table-cell>
          <table:table-cell office:value-type="float" office:value="-73.941514" calcext:value-type="float">
            <text:p>-73.941514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824783" calcext:value-type="float">
            <text:p>40.824783</text:p>
          </table:table-cell>
          <table:table-cell office:value-type="float" office:value="-73.944216" calcext:value-type="float">
            <text:p>-73.944216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24783" calcext:value-type="float">
            <text:p>40.824783</text:p>
          </table:table-cell>
          <table:table-cell office:value-type="float" office:value="-73.944216" calcext:value-type="float">
            <text:p>-73.944216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17894" calcext:value-type="float">
            <text:p>40.817894</text:p>
          </table:table-cell>
          <table:table-cell office:value-type="float" office:value="-73.947649" calcext:value-type="float">
            <text:p>-73.947649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B C D</text:p>
          </table:table-cell>
          <table:table-cell office:value-type="string" calcext:value-type="string">
            <text:p>Subway</text:p>
          </table:table-cell>
          <table:table-cell office:value-type="float" office:value="40.811109" calcext:value-type="float">
            <text:p>40.811109</text:p>
          </table:table-cell>
          <table:table-cell office:value-type="float" office:value="-73.952343" calcext:value-type="float">
            <text:p>-73.952343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05085" calcext:value-type="float">
            <text:p>40.805085</text:p>
          </table:table-cell>
          <table:table-cell office:value-type="float" office:value="-73.954882" calcext:value-type="float">
            <text:p>-73.954882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athedral Pkwy (110 St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00603" calcext:value-type="float">
            <text:p>40.800603</text:p>
          </table:table-cell>
          <table:table-cell office:value-type="float" office:value="-73.958161" calcext:value-type="float">
            <text:p>-73.958161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96092" calcext:value-type="float">
            <text:p>40.796092</text:p>
          </table:table-cell>
          <table:table-cell office:value-type="float" office:value="-73.961454" calcext:value-type="float">
            <text:p>-73.961454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91642" calcext:value-type="float">
            <text:p>40.791642</text:p>
          </table:table-cell>
          <table:table-cell office:value-type="float" office:value="-73.964696" calcext:value-type="float">
            <text:p>-73.964696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85868" calcext:value-type="float">
            <text:p>40.785868</text:p>
          </table:table-cell>
          <table:table-cell office:value-type="float" office:value="-73.968916" calcext:value-type="float">
            <text:p>-73.968916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81 St - Museum of Natural Histo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81433" calcext:value-type="float">
            <text:p>40.781433</text:p>
          </table:table-cell>
          <table:table-cell office:value-type="float" office:value="-73.972143" calcext:value-type="float">
            <text:p>-73.972143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75594" calcext:value-type="float">
            <text:p>40.775594</text:p>
          </table:table-cell>
          <table:table-cell office:value-type="float" office:value="-73.97641" calcext:value-type="float">
            <text:p>-73.976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59 St - Columbus Circ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B C D</text:p>
          </table:table-cell>
          <table:table-cell office:value-type="string" calcext:value-type="string">
            <text:p>Subway</text:p>
          </table:table-cell>
          <table:table-cell office:value-type="float" office:value="40.768296" calcext:value-type="float">
            <text:p>40.768296</text:p>
          </table:table-cell>
          <table:table-cell office:value-type="float" office:value="-73.981736" calcext:value-type="float">
            <text:p>-73.981736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62456" calcext:value-type="float">
            <text:p>40.762456</text:p>
          </table:table-cell>
          <table:table-cell office:value-type="float" office:value="-73.985984" calcext:value-type="float">
            <text:p>-73.9859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42 St - Port Authority Bus Termi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57308" calcext:value-type="float">
            <text:p>40.757308</text:p>
          </table:table-cell>
          <table:table-cell office:value-type="float" office:value="-73.989735" calcext:value-type="float">
            <text:p>-73.989735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52287" calcext:value-type="float">
            <text:p>40.752287</text:p>
          </table:table-cell>
          <table:table-cell office:value-type="float" office:value="-73.993391" calcext:value-type="float">
            <text:p>-73.993391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45906" calcext:value-type="float">
            <text:p>40.745906</text:p>
          </table:table-cell>
          <table:table-cell office:value-type="float" office:value="-73.998041" calcext:value-type="float">
            <text:p>-73.9980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40893" calcext:value-type="float">
            <text:p>40.740893</text:p>
          </table:table-cell>
          <table:table-cell office:value-type="float" office:value="-74.00169" calcext:value-type="float">
            <text:p>-74.00169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32338" calcext:value-type="float">
            <text:p>40.732338</text:p>
          </table:table-cell>
          <table:table-cell office:value-type="float" office:value="-74.000495" calcext:value-type="float">
            <text:p>-74.000495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32338" calcext:value-type="float">
            <text:p>40.732338</text:p>
          </table:table-cell>
          <table:table-cell office:value-type="float" office:value="-74.000495" calcext:value-type="float">
            <text:p>-74.000495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Spring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26227" calcext:value-type="float">
            <text:p>40.726227</text:p>
          </table:table-cell>
          <table:table-cell office:value-type="float" office:value="-74.003739" calcext:value-type="float">
            <text:p>-74.003739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20824" calcext:value-type="float">
            <text:p>40.720824</text:p>
          </table:table-cell>
          <table:table-cell office:value-type="float" office:value="-74.005229" calcext:value-type="float">
            <text:p>-74.0052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714111" calcext:value-type="float">
            <text:p>40.714111</text:p>
          </table:table-cell>
          <table:table-cell office:value-type="float" office:value="-74.008585" calcext:value-type="float">
            <text:p>-74.008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World Trade Cent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way</text:p>
          </table:table-cell>
          <table:table-cell office:value-type="float" office:value="40.712582" calcext:value-type="float">
            <text:p>40.712582</text:p>
          </table:table-cell>
          <table:table-cell office:value-type="float" office:value="-74.009781" calcext:value-type="float">
            <text:p>-74.0097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710197" calcext:value-type="float">
            <text:p>40.710197</text:p>
          </table:table-cell>
          <table:table-cell office:value-type="float" office:value="-74.007691" calcext:value-type="float">
            <text:p>-74.007691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High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99337" calcext:value-type="float">
            <text:p>40.699337</text:p>
          </table:table-cell>
          <table:table-cell office:value-type="float" office:value="-73.990531" calcext:value-type="float">
            <text:p>-73.9905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 F</text:p>
          </table:table-cell>
          <table:table-cell office:value-type="string" calcext:value-type="string">
            <text:p>Subway</text:p>
          </table:table-cell>
          <table:table-cell office:value-type="float" office:value="40.692338" calcext:value-type="float">
            <text:p>40.692338</text:p>
          </table:table-cell>
          <table:table-cell office:value-type="float" office:value="-73.987342" calcext:value-type="float">
            <text:p>-73.987342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Hoyt - Schermerhorn St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 G</text:p>
          </table:table-cell>
          <table:table-cell office:value-type="string" calcext:value-type="string">
            <text:p>Subway</text:p>
          </table:table-cell>
          <table:table-cell office:value-type="float" office:value="40.688484" calcext:value-type="float">
            <text:p>40.688484</text:p>
          </table:table-cell>
          <table:table-cell office:value-type="float" office:value="-73.985001" calcext:value-type="float">
            <text:p>-73.985001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Lafayett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6113" calcext:value-type="float">
            <text:p>40.686113</text:p>
          </table:table-cell>
          <table:table-cell office:value-type="float" office:value="-73.973946" calcext:value-type="float">
            <text:p>-73.973946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linton - Washington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3263" calcext:value-type="float">
            <text:p>40.683263</text:p>
          </table:table-cell>
          <table:table-cell office:value-type="float" office:value="-73.965838" calcext:value-type="float">
            <text:p>-73.9658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138" calcext:value-type="float">
            <text:p>40.68138</text:p>
          </table:table-cell>
          <table:table-cell office:value-type="float" office:value="-73.956848" calcext:value-type="float">
            <text:p>-73.956848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Nostran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80438" calcext:value-type="float">
            <text:p>40.680438</text:p>
          </table:table-cell>
          <table:table-cell office:value-type="float" office:value="-73.950426" calcext:value-type="float">
            <text:p>-73.95042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Kingston - Throop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9921" calcext:value-type="float">
            <text:p>40.679921</text:p>
          </table:table-cell>
          <table:table-cell office:value-type="float" office:value="-73.940858" calcext:value-type="float">
            <text:p>-73.940858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Utic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9364" calcext:value-type="float">
            <text:p>40.679364</text:p>
          </table:table-cell>
          <table:table-cell office:value-type="float" office:value="-73.930729" calcext:value-type="float">
            <text:p>-73.930729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A4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Ralp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8822" calcext:value-type="float">
            <text:p>40.678822</text:p>
          </table:table-cell>
          <table:table-cell office:value-type="float" office:value="-73.920786" calcext:value-type="float">
            <text:p>-73.920786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A5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Rockawa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834" calcext:value-type="float">
            <text:p>40.67834</text:p>
          </table:table-cell>
          <table:table-cell office:value-type="float" office:value="-73.911946" calcext:value-type="float">
            <text:p>-73.9119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8334" calcext:value-type="float">
            <text:p>40.678334</text:p>
          </table:table-cell>
          <table:table-cell office:value-type="float" office:value="-73.905316" calcext:value-type="float">
            <text:p>-73.905316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A5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4542" calcext:value-type="float">
            <text:p>40.674542</text:p>
          </table:table-cell>
          <table:table-cell office:value-type="float" office:value="-73.896548" calcext:value-type="float">
            <text:p>-73.896548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A5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271" calcext:value-type="float">
            <text:p>40.67271</text:p>
          </table:table-cell>
          <table:table-cell office:value-type="float" office:value="-73.890358" calcext:value-type="float">
            <text:p>-73.890358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Shepher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413" calcext:value-type="float">
            <text:p>40.67413</text:p>
          </table:table-cell>
          <table:table-cell office:value-type="float" office:value="-73.88075" calcext:value-type="float">
            <text:p>-73.88075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A5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Eucli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5377" calcext:value-type="float">
            <text:p>40.675377</text:p>
          </table:table-cell>
          <table:table-cell office:value-type="float" office:value="-73.872106" calcext:value-type="float">
            <text:p>-73.872106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A5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Gran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677044" calcext:value-type="float">
            <text:p>40.677044</text:p>
          </table:table-cell>
          <table:table-cell office:value-type="float" office:value="-73.86505" calcext:value-type="float">
            <text:p>-73.86505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A5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8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79371" calcext:value-type="float">
            <text:p>40.679371</text:p>
          </table:table-cell>
          <table:table-cell office:value-type="float" office:value="-73.858992" calcext:value-type="float">
            <text:p>-73.858992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A6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88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79843" calcext:value-type="float">
            <text:p>40.679843</text:p>
          </table:table-cell>
          <table:table-cell office:value-type="float" office:value="-73.85147" calcext:value-type="float">
            <text:p>-73.85147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A6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Rockaway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0429" calcext:value-type="float">
            <text:p>40.680429</text:p>
          </table:table-cell>
          <table:table-cell office:value-type="float" office:value="-73.843853" calcext:value-type="float">
            <text:p>-73.843853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A6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10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1711" calcext:value-type="float">
            <text:p>40.681711</text:p>
          </table:table-cell>
          <table:table-cell office:value-type="float" office:value="-73.837683" calcext:value-type="float">
            <text:p>-73.837683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4331" calcext:value-type="float">
            <text:p>40.684331</text:p>
          </table:table-cell>
          <table:table-cell office:value-type="float" office:value="-73.832163" calcext:value-type="float">
            <text:p>-73.832163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A6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Ozone Park - Lefferts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5951" calcext:value-type="float">
            <text:p>40.685951</text:p>
          </table:table-cell>
          <table:table-cell office:value-type="float" office:value="-73.825798" calcext:value-type="float">
            <text:p>-73.825798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Aqueduct Racetrac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72097" calcext:value-type="float">
            <text:p>40.672097</text:p>
          </table:table-cell>
          <table:table-cell office:value-type="float" office:value="-73.835919" calcext:value-type="float">
            <text:p>-73.835919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Aqueduct - N Condui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68234" calcext:value-type="float">
            <text:p>40.668234</text:p>
          </table:table-cell>
          <table:table-cell office:value-type="float" office:value="-73.834058" calcext:value-type="float">
            <text:p>-73.834058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Howard Beach - JFK Air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60476" calcext:value-type="float">
            <text:p>40.660476</text:p>
          </table:table-cell>
          <table:table-cell office:value-type="float" office:value="-73.830301" calcext:value-type="float">
            <text:p>-73.830301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road Cha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608382" calcext:value-type="float">
            <text:p>40.608382</text:p>
          </table:table-cell>
          <table:table-cell office:value-type="float" office:value="-73.815925" calcext:value-type="float">
            <text:p>-73.815925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road Cha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608382" calcext:value-type="float">
            <text:p>40.608382</text:p>
          </table:table-cell>
          <table:table-cell office:value-type="float" office:value="-73.815925" calcext:value-type="float">
            <text:p>-73.81592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9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8034" calcext:value-type="float">
            <text:p>40.588034</text:p>
          </table:table-cell>
          <table:table-cell office:value-type="float" office:value="-73.813641" calcext:value-type="float">
            <text:p>-73.813641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98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5307" calcext:value-type="float">
            <text:p>40.585307</text:p>
          </table:table-cell>
          <table:table-cell office:value-type="float" office:value="-73.820558" calcext:value-type="float">
            <text:p>-73.820558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10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3209" calcext:value-type="float">
            <text:p>40.583209</text:p>
          </table:table-cell>
          <table:table-cell office:value-type="float" office:value="-73.827559" calcext:value-type="float">
            <text:p>-73.827559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Rockaway Park - Beach 11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580903" calcext:value-type="float">
            <text:p>40.580903</text:p>
          </table:table-cell>
          <table:table-cell office:value-type="float" office:value="-73.835592" calcext:value-type="float">
            <text:p>-73.835592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67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0927" calcext:value-type="float">
            <text:p>40.590927</text:p>
          </table:table-cell>
          <table:table-cell office:value-type="float" office:value="-73.796924" calcext:value-type="float">
            <text:p>-73.796924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6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2374" calcext:value-type="float">
            <text:p>40.592374</text:p>
          </table:table-cell>
          <table:table-cell office:value-type="float" office:value="-73.788522" calcext:value-type="float">
            <text:p>-73.788522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4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2943" calcext:value-type="float">
            <text:p>40.592943</text:p>
          </table:table-cell>
          <table:table-cell office:value-type="float" office:value="-73.776013" calcext:value-type="float">
            <text:p>-73.776013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3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5398" calcext:value-type="float">
            <text:p>40.595398</text:p>
          </table:table-cell>
          <table:table-cell office:value-type="float" office:value="-73.768175" calcext:value-type="float">
            <text:p>-73.768175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2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600066" calcext:value-type="float">
            <text:p>40.600066</text:p>
          </table:table-cell>
          <table:table-cell office:value-type="float" office:value="-73.761353" calcext:value-type="float">
            <text:p>-73.761353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Far Rockaway - Mot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603995" calcext:value-type="float">
            <text:p>40.603995</text:p>
          </table:table-cell>
          <table:table-cell office:value-type="float" office:value="-73.755405" calcext:value-type="float">
            <text:p>-73.755405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Norwood - 205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bway</text:p>
          </table:table-cell>
          <table:table-cell office:value-type="float" office:value="40.874811" calcext:value-type="float">
            <text:p>40.874811</text:p>
          </table:table-cell>
          <table:table-cell office:value-type="float" office:value="-73.878855" calcext:value-type="float">
            <text:p>-73.878855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Bedford Park Blv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73244" calcext:value-type="float">
            <text:p>40.873244</text:p>
          </table:table-cell>
          <table:table-cell office:value-type="float" office:value="-73.887138" calcext:value-type="float">
            <text:p>-73.887138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66978" calcext:value-type="float">
            <text:p>40.866978</text:p>
          </table:table-cell>
          <table:table-cell office:value-type="float" office:value="-73.893509" calcext:value-type="float">
            <text:p>-73.893509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61296" calcext:value-type="float">
            <text:p>40.861296</text:p>
          </table:table-cell>
          <table:table-cell office:value-type="float" office:value="-73.897749" calcext:value-type="float">
            <text:p>-73.897749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82-183 Sts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56093" calcext:value-type="float">
            <text:p>40.856093</text:p>
          </table:table-cell>
          <table:table-cell office:value-type="float" office:value="-73.900741" calcext:value-type="float">
            <text:p>-73.900741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Tremon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5041" calcext:value-type="float">
            <text:p>40.85041</text:p>
          </table:table-cell>
          <table:table-cell office:value-type="float" office:value="-73.905227" calcext:value-type="float">
            <text:p>-73.905227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74-175 Sts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459" calcext:value-type="float">
            <text:p>40.8459</text:p>
          </table:table-cell>
          <table:table-cell office:value-type="float" office:value="-73.910136" calcext:value-type="float">
            <text:p>-73.910136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9306" calcext:value-type="float">
            <text:p>40.839306</text:p>
          </table:table-cell>
          <table:table-cell office:value-type="float" office:value="-73.9134" calcext:value-type="float">
            <text:p>-73.9134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3771" calcext:value-type="float">
            <text:p>40.833771</text:p>
          </table:table-cell>
          <table:table-cell office:value-type="float" office:value="-73.91844" calcext:value-type="float">
            <text:p>-73.918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61 St - Yankee Stadium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27905" calcext:value-type="float">
            <text:p>40.827905</text:p>
          </table:table-cell>
          <table:table-cell office:value-type="float" office:value="-73.925651" calcext:value-type="float">
            <text:p>-73.925651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5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0135" calcext:value-type="float">
            <text:p>40.830135</text:p>
          </table:table-cell>
          <table:table-cell office:value-type="float" office:value="-73.938209" calcext:value-type="float">
            <text:p>-73.938209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21 St - Queensbrid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54203" calcext:value-type="float">
            <text:p>40.754203</text:p>
          </table:table-cell>
          <table:table-cell office:value-type="float" office:value="-73.942836" calcext:value-type="float">
            <text:p>-73.942836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Roosevelt Isla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59145" calcext:value-type="float">
            <text:p>40.759145</text:p>
          </table:table-cell>
          <table:table-cell office:value-type="float" office:value="-73.95326" calcext:value-type="float">
            <text:p>-73.95326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Lexington Av/6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Q</text:p>
          </table:table-cell>
          <table:table-cell office:value-type="string" calcext:value-type="string">
            <text:p>Subway</text:p>
          </table:table-cell>
          <table:table-cell office:value-type="float" office:value="40.764629" calcext:value-type="float">
            <text:p>40.764629</text:p>
          </table:table-cell>
          <table:table-cell office:value-type="float" office:value="-73.966113" calcext:value-type="float">
            <text:p>-73.966113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57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63972" calcext:value-type="float">
            <text:p>40.763972</text:p>
          </table:table-cell>
          <table:table-cell office:value-type="float" office:value="-73.97745" calcext:value-type="float">
            <text:p>-73.97745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7-50 Sts - Rockefeller Ct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58663" calcext:value-type="float">
            <text:p>40.758663</text:p>
          </table:table-cell>
          <table:table-cell office:value-type="float" office:value="-73.981329" calcext:value-type="float">
            <text:p>-73.9813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2 St - Bryant P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54222" calcext:value-type="float">
            <text:p>40.754222</text:p>
          </table:table-cell>
          <table:table-cell office:value-type="float" office:value="-73.984569" calcext:value-type="float">
            <text:p>-73.9845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49719" calcext:value-type="float">
            <text:p>40.749719</text:p>
          </table:table-cell>
          <table:table-cell office:value-type="float" office:value="-73.987823" calcext:value-type="float">
            <text:p>-73.987823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M</text:p>
          </table:table-cell>
          <table:table-cell office:value-type="string" calcext:value-type="string">
            <text:p>Subway</text:p>
          </table:table-cell>
          <table:table-cell office:value-type="float" office:value="40.742878" calcext:value-type="float">
            <text:p>40.742878</text:p>
          </table:table-cell>
          <table:table-cell office:value-type="float" office:value="-73.992821" calcext:value-type="float">
            <text:p>-73.9928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M</text:p>
          </table:table-cell>
          <table:table-cell office:value-type="string" calcext:value-type="string">
            <text:p>Subway</text:p>
          </table:table-cell>
          <table:table-cell office:value-type="float" office:value="40.738228" calcext:value-type="float">
            <text:p>40.738228</text:p>
          </table:table-cell>
          <table:table-cell office:value-type="float" office:value="-73.996209" calcext:value-type="float">
            <text:p>-73.9962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roadway-Lafayette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25297" calcext:value-type="float">
            <text:p>40.725297</text:p>
          </table:table-cell>
          <table:table-cell office:value-type="float" office:value="-73.996204" calcext:value-type="float">
            <text:p>-73.996204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Grand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718267" calcext:value-type="float">
            <text:p>40.718267</text:p>
          </table:table-cell>
          <table:table-cell office:value-type="float" office:value="-73.993753" calcext:value-type="float">
            <text:p>-73.993753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2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23402" calcext:value-type="float">
            <text:p>40.723402</text:p>
          </table:table-cell>
          <table:table-cell office:value-type="float" office:value="-73.989938" calcext:value-type="float">
            <text:p>-73.9899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Delancey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8611" calcext:value-type="float">
            <text:p>40.718611</text:p>
          </table:table-cell>
          <table:table-cell office:value-type="float" office:value="-73.988114" calcext:value-type="float">
            <text:p>-73.988114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East Broadwa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3715" calcext:value-type="float">
            <text:p>40.713715</text:p>
          </table:table-cell>
          <table:table-cell office:value-type="float" office:value="-73.990173" calcext:value-type="float">
            <text:p>-73.990173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York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1397" calcext:value-type="float">
            <text:p>40.701397</text:p>
          </table:table-cell>
          <table:table-cell office:value-type="float" office:value="-73.986751" calcext:value-type="float">
            <text:p>-73.986751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86145" calcext:value-type="float">
            <text:p>40.686145</text:p>
          </table:table-cell>
          <table:table-cell office:value-type="float" office:value="-73.990862" calcext:value-type="float">
            <text:p>-73.990862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Carroll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80303" calcext:value-type="float">
            <text:p>40.680303</text:p>
          </table:table-cell>
          <table:table-cell office:value-type="float" office:value="-73.995048" calcext:value-type="float">
            <text:p>-73.995048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Smith - 9 St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Viaduct</text:p>
          </table:table-cell>
          <table:table-cell office:value-type="float" office:value="40.67358" calcext:value-type="float">
            <text:p>40.67358</text:p>
          </table:table-cell>
          <table:table-cell office:value-type="float" office:value="-73.995959" calcext:value-type="float">
            <text:p>-73.9959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Viaduct</text:p>
          </table:table-cell>
          <table:table-cell office:value-type="float" office:value="40.670272" calcext:value-type="float">
            <text:p>40.670272</text:p>
          </table:table-cell>
          <table:table-cell office:value-type="float" office:value="-73.989779" calcext:value-type="float">
            <text:p>-73.98977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66271" calcext:value-type="float">
            <text:p>40.666271</text:p>
          </table:table-cell>
          <table:table-cell office:value-type="float" office:value="-73.980305" calcext:value-type="float">
            <text:p>-73.980305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5 St - Prospect Park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60365" calcext:value-type="float">
            <text:p>40.660365</text:p>
          </table:table-cell>
          <table:table-cell office:value-type="float" office:value="-73.979493" calcext:value-type="float">
            <text:p>-73.979493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50782" calcext:value-type="float">
            <text:p>40.650782</text:p>
          </table:table-cell>
          <table:table-cell office:value-type="float" office:value="-73.975776" calcext:value-type="float">
            <text:p>-73.975776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644041" calcext:value-type="float">
            <text:p>40.644041</text:p>
          </table:table-cell>
          <table:table-cell office:value-type="float" office:value="-73.979678" calcext:value-type="float">
            <text:p>-73.979678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Ditma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36119" calcext:value-type="float">
            <text:p>40.636119</text:p>
          </table:table-cell>
          <table:table-cell office:value-type="float" office:value="-73.978172" calcext:value-type="float">
            <text:p>-73.978172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9755" calcext:value-type="float">
            <text:p>40.629755</text:p>
          </table:table-cell>
          <table:table-cell office:value-type="float" office:value="-73.976971" calcext:value-type="float">
            <text:p>-73.976971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I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5322" calcext:value-type="float">
            <text:p>40.625322</text:p>
          </table:table-cell>
          <table:table-cell office:value-type="float" office:value="-73.976127" calcext:value-type="float">
            <text:p>-73.976127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0769" calcext:value-type="float">
            <text:p>40.620769</text:p>
          </table:table-cell>
          <table:table-cell office:value-type="float" office:value="-73.975264" calcext:value-type="float">
            <text:p>-73.975264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N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1514" calcext:value-type="float">
            <text:p>40.61514</text:p>
          </table:table-cell>
          <table:table-cell office:value-type="float" office:value="-73.974197" calcext:value-type="float">
            <text:p>-73.974197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P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08944" calcext:value-type="float">
            <text:p>40.608944</text:p>
          </table:table-cell>
          <table:table-cell office:value-type="float" office:value="-73.973022" calcext:value-type="float">
            <text:p>-73.97302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03217" calcext:value-type="float">
            <text:p>40.603217</text:p>
          </table:table-cell>
          <table:table-cell office:value-type="float" office:value="-73.972361" calcext:value-type="float">
            <text:p>-73.972361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96063" calcext:value-type="float">
            <text:p>40.596063</text:p>
          </table:table-cell>
          <table:table-cell office:value-type="float" office:value="-73.973357" calcext:value-type="float">
            <text:p>-73.973357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X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8962" calcext:value-type="float">
            <text:p>40.58962</text:p>
          </table:table-cell>
          <table:table-cell office:value-type="float" office:value="-73.97425" calcext:value-type="float">
            <text:p>-73.97425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Neptun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81011" calcext:value-type="float">
            <text:p>40.581011</text:p>
          </table:table-cell>
          <table:table-cell office:value-type="float" office:value="-73.974574" calcext:value-type="float">
            <text:p>-73.974574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Jamaica - 179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2646" calcext:value-type="float">
            <text:p>40.712646</text:p>
          </table:table-cell>
          <table:table-cell office:value-type="float" office:value="-73.783817" calcext:value-type="float">
            <text:p>-73.783817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169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047" calcext:value-type="float">
            <text:p>40.71047</text:p>
          </table:table-cell>
          <table:table-cell office:value-type="float" office:value="-73.793604" calcext:value-type="float">
            <text:p>-73.79360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Parsons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7564" calcext:value-type="float">
            <text:p>40.707564</text:p>
          </table:table-cell>
          <table:table-cell office:value-type="float" office:value="-73.803326" calcext:value-type="float">
            <text:p>-73.803326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Sutphi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546" calcext:value-type="float">
            <text:p>40.70546</text:p>
          </table:table-cell>
          <table:table-cell office:value-type="float" office:value="-73.810708" calcext:value-type="float">
            <text:p>-73.810708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Briarwood - Van Wyck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09179" calcext:value-type="float">
            <text:p>40.709179</text:p>
          </table:table-cell>
          <table:table-cell office:value-type="float" office:value="-73.820574" calcext:value-type="float">
            <text:p>-73.820574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Kew Gardens - Union Tpk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14441" calcext:value-type="float">
            <text:p>40.714441</text:p>
          </table:table-cell>
          <table:table-cell office:value-type="float" office:value="-73.831008" calcext:value-type="float">
            <text:p>-73.831008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75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18331" calcext:value-type="float">
            <text:p>40.718331</text:p>
          </table:table-cell>
          <table:table-cell office:value-type="float" office:value="-73.837324" calcext:value-type="float">
            <text:p>-73.837324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Forest Hills - 71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 M R</text:p>
          </table:table-cell>
          <table:table-cell office:value-type="string" calcext:value-type="string">
            <text:p>Subway</text:p>
          </table:table-cell>
          <table:table-cell office:value-type="float" office:value="40.721691" calcext:value-type="float">
            <text:p>40.721691</text:p>
          </table:table-cell>
          <table:table-cell office:value-type="float" office:value="-73.844521" calcext:value-type="float">
            <text:p>-73.844521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7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26523" calcext:value-type="float">
            <text:p>40.726523</text:p>
          </table:table-cell>
          <table:table-cell office:value-type="float" office:value="-73.852719" calcext:value-type="float">
            <text:p>-73.852719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3 Dr - Rego Par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29846" calcext:value-type="float">
            <text:p>40.729846</text:p>
          </table:table-cell>
          <table:table-cell office:value-type="float" office:value="-73.861604" calcext:value-type="float">
            <text:p>-73.861604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Woodhave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33106" calcext:value-type="float">
            <text:p>40.733106</text:p>
          </table:table-cell>
          <table:table-cell office:value-type="float" office:value="-73.869229" calcext:value-type="float">
            <text:p>-73.869229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Grand Av - Newtow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37015" calcext:value-type="float">
            <text:p>40.737015</text:p>
          </table:table-cell>
          <table:table-cell office:value-type="float" office:value="-73.877223" calcext:value-type="float">
            <text:p>-73.877223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Elmhurs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42454" calcext:value-type="float">
            <text:p>40.742454</text:p>
          </table:table-cell>
          <table:table-cell office:value-type="float" office:value="-73.882017" calcext:value-type="float">
            <text:p>-73.8820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Jackson Hts - Roosevel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 M R</text:p>
          </table:table-cell>
          <table:table-cell office:value-type="string" calcext:value-type="string">
            <text:p>Subway</text:p>
          </table:table-cell>
          <table:table-cell office:value-type="float" office:value="40.746644" calcext:value-type="float">
            <text:p>40.746644</text:p>
          </table:table-cell>
          <table:table-cell office:value-type="float" office:value="-73.891338" calcext:value-type="float">
            <text:p>-73.891338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49669" calcext:value-type="float">
            <text:p>40.749669</text:p>
          </table:table-cell>
          <table:table-cell office:value-type="float" office:value="-73.898453" calcext:value-type="float">
            <text:p>-73.898453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Norther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2885" calcext:value-type="float">
            <text:p>40.752885</text:p>
          </table:table-cell>
          <table:table-cell office:value-type="float" office:value="-73.906006" calcext:value-type="float">
            <text:p>-73.906006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4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6312" calcext:value-type="float">
            <text:p>40.756312</text:p>
          </table:table-cell>
          <table:table-cell office:value-type="float" office:value="-73.913333" calcext:value-type="float">
            <text:p>-73.913333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Steinway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6879" calcext:value-type="float">
            <text:p>40.756879</text:p>
          </table:table-cell>
          <table:table-cell office:value-type="float" office:value="-73.92074" calcext:value-type="float">
            <text:p>-73.92074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3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2039" calcext:value-type="float">
            <text:p>40.752039</text:p>
          </table:table-cell>
          <table:table-cell office:value-type="float" office:value="-73.928781" calcext:value-type="float">
            <text:p>-73.928781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Queens Pla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M R</text:p>
          </table:table-cell>
          <table:table-cell office:value-type="string" calcext:value-type="string">
            <text:p>Subway</text:p>
          </table:table-cell>
          <table:table-cell office:value-type="float" office:value="40.748973" calcext:value-type="float">
            <text:p>40.748973</text:p>
          </table:table-cell>
          <table:table-cell office:value-type="float" office:value="-73.937243" calcext:value-type="float">
            <text:p>-73.9372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47846" calcext:value-type="float">
            <text:p>40.747846</text:p>
          </table:table-cell>
          <table:table-cell office:value-type="float" office:value="-73.946" calcext:value-type="float">
            <text:p>-73.9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Lexington Av/5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57552" calcext:value-type="float">
            <text:p>40.757552</text:p>
          </table:table-cell>
          <table:table-cell office:value-type="float" office:value="-73.969055" calcext:value-type="float">
            <text:p>-73.969055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5 Av/5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60167" calcext:value-type="float">
            <text:p>40.760167</text:p>
          </table:table-cell>
          <table:table-cell office:value-type="float" office:value="-73.975224" calcext:value-type="float">
            <text:p>-73.975224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E</text:p>
          </table:table-cell>
          <table:table-cell office:value-type="string" calcext:value-type="string">
            <text:p>Subway</text:p>
          </table:table-cell>
          <table:table-cell office:value-type="float" office:value="40.762862" calcext:value-type="float">
            <text:p>40.762862</text:p>
          </table:table-cell>
          <table:table-cell office:value-type="float" office:value="-73.981637" calcext:value-type="float">
            <text:p>-73.981637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Jamaica Center - Parsons/Arch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J Z</text:p>
          </table:table-cell>
          <table:table-cell office:value-type="string" calcext:value-type="string">
            <text:p>Subway</text:p>
          </table:table-cell>
          <table:table-cell office:value-type="float" office:value="40.702147" calcext:value-type="float">
            <text:p>40.702147</text:p>
          </table:table-cell>
          <table:table-cell office:value-type="float" office:value="-73.801109" calcext:value-type="float">
            <text:p>-73.801109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Sutphin Blvd - Archer Av - JFK Air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J Z</text:p>
          </table:table-cell>
          <table:table-cell office:value-type="string" calcext:value-type="string">
            <text:p>Subway</text:p>
          </table:table-cell>
          <table:table-cell office:value-type="float" office:value="40.700486" calcext:value-type="float">
            <text:p>40.700486</text:p>
          </table:table-cell>
          <table:table-cell office:value-type="float" office:value="-73.807969" calcext:value-type="float">
            <text:p>-73.807969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Jamaica - Van Wyc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way</text:p>
          </table:table-cell>
          <table:table-cell office:value-type="float" office:value="40.702566" calcext:value-type="float">
            <text:p>40.702566</text:p>
          </table:table-cell>
          <table:table-cell office:value-type="float" office:value="-73.816859" calcext:value-type="float">
            <text:p>-73.8168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46554" calcext:value-type="float">
            <text:p>40.746554</text:p>
          </table:table-cell>
          <table:table-cell office:value-type="float" office:value="-73.943832" calcext:value-type="float">
            <text:p>-73.943832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2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44065" calcext:value-type="float">
            <text:p>40.744065</text:p>
          </table:table-cell>
          <table:table-cell office:value-type="float" office:value="-73.949724" calcext:value-type="float">
            <text:p>-73.949724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Greenpoin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31352" calcext:value-type="float">
            <text:p>40.731352</text:p>
          </table:table-cell>
          <table:table-cell office:value-type="float" office:value="-73.954449" calcext:value-type="float">
            <text:p>-73.954449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Nassau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24635" calcext:value-type="float">
            <text:p>40.724635</text:p>
          </table:table-cell>
          <table:table-cell office:value-type="float" office:value="-73.951277" calcext:value-type="float">
            <text:p>-73.95127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Metropolita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12792" calcext:value-type="float">
            <text:p>40.712792</text:p>
          </table:table-cell>
          <table:table-cell office:value-type="float" office:value="-73.951418" calcext:value-type="float">
            <text:p>-73.951418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06092" calcext:value-type="float">
            <text:p>40.706092</text:p>
          </table:table-cell>
          <table:table-cell office:value-type="float" office:value="-73.950308" calcext:value-type="float">
            <text:p>-73.950308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Flushing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00377" calcext:value-type="float">
            <text:p>40.700377</text:p>
          </table:table-cell>
          <table:table-cell office:value-type="float" office:value="-73.950234" calcext:value-type="float">
            <text:p>-73.950234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Myrtle - Willoughby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94568" calcext:value-type="float">
            <text:p>40.694568</text:p>
          </table:table-cell>
          <table:table-cell office:value-type="float" office:value="-73.949046" calcext:value-type="float">
            <text:p>-73.949046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G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Bedford - Nostrand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9627" calcext:value-type="float">
            <text:p>40.689627</text:p>
          </table:table-cell>
          <table:table-cell office:value-type="float" office:value="-73.953522" calcext:value-type="float">
            <text:p>-73.953522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lasso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8873" calcext:value-type="float">
            <text:p>40.688873</text:p>
          </table:table-cell>
          <table:table-cell office:value-type="float" office:value="-73.96007" calcext:value-type="float">
            <text:p>-73.96007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linton - Washington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8089" calcext:value-type="float">
            <text:p>40.688089</text:p>
          </table:table-cell>
          <table:table-cell office:value-type="float" office:value="-73.966839" calcext:value-type="float">
            <text:p>-73.966839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7119" calcext:value-type="float">
            <text:p>40.687119</text:p>
          </table:table-cell>
          <table:table-cell office:value-type="float" office:value="-73.975375" calcext:value-type="float">
            <text:p>-73.975375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Van Cortlandt Park - 242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89248" calcext:value-type="float">
            <text:p>40.889248</text:p>
          </table:table-cell>
          <table:table-cell office:value-type="float" office:value="-73.898583" calcext:value-type="float">
            <text:p>-73.898583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8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84667" calcext:value-type="float">
            <text:p>40.884667</text:p>
          </table:table-cell>
          <table:table-cell office:value-type="float" office:value="-73.90087" calcext:value-type="float">
            <text:p>-73.90087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1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78856" calcext:value-type="float">
            <text:p>40.878856</text:p>
          </table:table-cell>
          <table:table-cell office:value-type="float" office:value="-73.904834" calcext:value-type="float">
            <text:p>-73.904834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Marble Hill - 22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74561" calcext:value-type="float">
            <text:p>40.874561</text:p>
          </table:table-cell>
          <table:table-cell office:value-type="float" office:value="-73.909831" calcext:value-type="float">
            <text:p>-73.909831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1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9444" calcext:value-type="float">
            <text:p>40.869444</text:p>
          </table:table-cell>
          <table:table-cell office:value-type="float" office:value="-73.915279" calcext:value-type="float">
            <text:p>-73.915279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07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4621" calcext:value-type="float">
            <text:p>40.864621</text:p>
          </table:table-cell>
          <table:table-cell office:value-type="float" office:value="-73.918822" calcext:value-type="float">
            <text:p>-73.918822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Dyckma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0531" calcext:value-type="float">
            <text:p>40.860531</text:p>
          </table:table-cell>
          <table:table-cell office:value-type="float" office:value="-73.925536" calcext:value-type="float">
            <text:p>-73.92553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91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55225" calcext:value-type="float">
            <text:p>40.855225</text:p>
          </table:table-cell>
          <table:table-cell office:value-type="float" office:value="-73.929412" calcext:value-type="float">
            <text:p>-73.929412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81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49505" calcext:value-type="float">
            <text:p>40.849505</text:p>
          </table:table-cell>
          <table:table-cell office:value-type="float" office:value="-73.933596" calcext:value-type="float">
            <text:p>-73.93359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05" calcext:value-type="float">
            <text:p>6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68 St - Washington Ht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40556" calcext:value-type="float">
            <text:p>40.840556</text:p>
          </table:table-cell>
          <table:table-cell office:value-type="float" office:value="-73.940133" calcext:value-type="float">
            <text:p>-73.940133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57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34041" calcext:value-type="float">
            <text:p>40.834041</text:p>
          </table:table-cell>
          <table:table-cell office:value-type="float" office:value="-73.94489" calcext:value-type="float">
            <text:p>-73.94489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26551" calcext:value-type="float">
            <text:p>40.826551</text:p>
          </table:table-cell>
          <table:table-cell office:value-type="float" office:value="-73.95036" calcext:value-type="float">
            <text:p>-73.95036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37 St - City Colleg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22008" calcext:value-type="float">
            <text:p>40.822008</text:p>
          </table:table-cell>
          <table:table-cell office:value-type="float" office:value="-73.953676" calcext:value-type="float">
            <text:p>-73.953676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15581" calcext:value-type="float">
            <text:p>40.815581</text:p>
          </table:table-cell>
          <table:table-cell office:value-type="float" office:value="-73.958372" calcext:value-type="float">
            <text:p>-73.958372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16 St - Columbia Universit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07722" calcext:value-type="float">
            <text:p>40.807722</text:p>
          </table:table-cell>
          <table:table-cell office:value-type="float" office:value="-73.96411" calcext:value-type="float">
            <text:p>-73.96411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athedral Pkw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03967" calcext:value-type="float">
            <text:p>40.803967</text:p>
          </table:table-cell>
          <table:table-cell office:value-type="float" office:value="-73.966847" calcext:value-type="float">
            <text:p>-73.966847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99446" calcext:value-type="float">
            <text:p>40.799446</text:p>
          </table:table-cell>
          <table:table-cell office:value-type="float" office:value="-73.968379" calcext:value-type="float">
            <text:p>-73.968379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93919" calcext:value-type="float">
            <text:p>40.793919</text:p>
          </table:table-cell>
          <table:table-cell office:value-type="float" office:value="-73.972323" calcext:value-type="float">
            <text:p>-73.972323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88644" calcext:value-type="float">
            <text:p>40.788644</text:p>
          </table:table-cell>
          <table:table-cell office:value-type="float" office:value="-73.976218" calcext:value-type="float">
            <text:p>-73.976218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79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83934" calcext:value-type="float">
            <text:p>40.783934</text:p>
          </table:table-cell>
          <table:table-cell office:value-type="float" office:value="-73.979917" calcext:value-type="float">
            <text:p>-73.979917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78453" calcext:value-type="float">
            <text:p>40.778453</text:p>
          </table:table-cell>
          <table:table-cell office:value-type="float" office:value="-73.98197" calcext:value-type="float">
            <text:p>-73.98197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66 St - Lincoln Cent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7344" calcext:value-type="float">
            <text:p>40.77344</text:p>
          </table:table-cell>
          <table:table-cell office:value-type="float" office:value="-73.982209" calcext:value-type="float">
            <text:p>-73.9822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14" calcext:value-type="float">
            <text:p>6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59 St - Columbus Circl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68247" calcext:value-type="float">
            <text:p>40.768247</text:p>
          </table:table-cell>
          <table:table-cell office:value-type="float" office:value="-73.981929" calcext:value-type="float">
            <text:p>-73.981929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61728" calcext:value-type="float">
            <text:p>40.761728</text:p>
          </table:table-cell>
          <table:table-cell office:value-type="float" office:value="-73.983849" calcext:value-type="float">
            <text:p>-73.98384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11" calcext:value-type="float">
            <text:p>6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5529" calcext:value-type="float">
            <text:p>40.75529</text:p>
          </table:table-cell>
          <table:table-cell office:value-type="float" office:value="-73.987495" calcext:value-type="float">
            <text:p>-73.987495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50373" calcext:value-type="float">
            <text:p>40.750373</text:p>
          </table:table-cell>
          <table:table-cell office:value-type="float" office:value="-73.991057" calcext:value-type="float">
            <text:p>-73.991057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7215" calcext:value-type="float">
            <text:p>40.747215</text:p>
          </table:table-cell>
          <table:table-cell office:value-type="float" office:value="-73.993365" calcext:value-type="float">
            <text:p>-73.993365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4081" calcext:value-type="float">
            <text:p>40.744081</text:p>
          </table:table-cell>
          <table:table-cell office:value-type="float" office:value="-73.995657" calcext:value-type="float">
            <text:p>-73.995657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8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104" calcext:value-type="float">
            <text:p>40.74104</text:p>
          </table:table-cell>
          <table:table-cell office:value-type="float" office:value="-73.997871" calcext:value-type="float">
            <text:p>-73.99787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01" calcext:value-type="float">
            <text:p>6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37826" calcext:value-type="float">
            <text:p>40.737826</text:p>
          </table:table-cell>
          <table:table-cell office:value-type="float" office:value="-74.000201" calcext:value-type="float">
            <text:p>-74.000201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hristopher St - Sheridan S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33422" calcext:value-type="float">
            <text:p>40.733422</text:p>
          </table:table-cell>
          <table:table-cell office:value-type="float" office:value="-74.002906" calcext:value-type="float">
            <text:p>-74.002906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Housto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28251" calcext:value-type="float">
            <text:p>40.728251</text:p>
          </table:table-cell>
          <table:table-cell office:value-type="float" office:value="-74.005367" calcext:value-type="float">
            <text:p>-74.005367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22854" calcext:value-type="float">
            <text:p>40.722854</text:p>
          </table:table-cell>
          <table:table-cell office:value-type="float" office:value="-74.006277" calcext:value-type="float">
            <text:p>-74.006277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Frankli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19318" calcext:value-type="float">
            <text:p>40.719318</text:p>
          </table:table-cell>
          <table:table-cell office:value-type="float" office:value="-74.006886" calcext:value-type="float">
            <text:p>-74.006886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15478" calcext:value-type="float">
            <text:p>40.715478</text:p>
          </table:table-cell>
          <table:table-cell office:value-type="float" office:value="-74.009266" calcext:value-type="float">
            <text:p>-74.009266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WTC Cortland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11835" calcext:value-type="float">
            <text:p>40.711835</text:p>
          </table:table-cell>
          <table:table-cell office:value-type="float" office:value="-74.012188" calcext:value-type="float">
            <text:p>-74.012188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Rector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07513" calcext:value-type="float">
            <text:p>40.707513</text:p>
          </table:table-cell>
          <table:table-cell office:value-type="float" office:value="-74.013783" calcext:value-type="float">
            <text:p>-74.0137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35" calcext:value-type="float">
            <text:p>6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South Ferr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02068" calcext:value-type="float">
            <text:p>40.702068</text:p>
          </table:table-cell>
          <table:table-cell office:value-type="float" office:value="-74.013664" calcext:value-type="float">
            <text:p>-74.0136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24" calcext:value-type="float">
            <text:p>62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Park P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13051" calcext:value-type="float">
            <text:p>40.713051</text:p>
          </table:table-cell>
          <table:table-cell office:value-type="float" office:value="-74.008811" calcext:value-type="float">
            <text:p>-74.0088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28" calcext:value-type="float">
            <text:p>6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09416" calcext:value-type="float">
            <text:p>40.709416</text:p>
          </table:table-cell>
          <table:table-cell office:value-type="float" office:value="-74.006571" calcext:value-type="float">
            <text:p>-74.006571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06821" calcext:value-type="float">
            <text:p>40.706821</text:p>
          </table:table-cell>
          <table:table-cell office:value-type="float" office:value="-74.0091" calcext:value-type="float">
            <text:p>-74.0091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IRT</text:p>
          </table:table-cell>
          <table:table-cell table:number-columns-repeated="2" office:value-type="string" calcext:value-type="string">
            <text:p>Clark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7466" calcext:value-type="float">
            <text:p>40.697466</text:p>
          </table:table-cell>
          <table:table-cell office:value-type="float" office:value="-73.993086" calcext:value-type="float">
            <text:p>-73.99308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20" calcext:value-type="float">
            <text:p>62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3219" calcext:value-type="float">
            <text:p>40.693219</text:p>
          </table:table-cell>
          <table:table-cell office:value-type="float" office:value="-73.989998" calcext:value-type="float">
            <text:p>-73.989998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Hoy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0545" calcext:value-type="float">
            <text:p>40.690545</text:p>
          </table:table-cell>
          <table:table-cell office:value-type="float" office:value="-73.985065" calcext:value-type="float">
            <text:p>-73.985065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evins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 4 5</text:p>
          </table:table-cell>
          <table:table-cell office:value-type="string" calcext:value-type="string">
            <text:p>Subway</text:p>
          </table:table-cell>
          <table:table-cell office:value-type="float" office:value="40.688246" calcext:value-type="float">
            <text:p>40.688246</text:p>
          </table:table-cell>
          <table:table-cell office:value-type="float" office:value="-73.980492" calcext:value-type="float">
            <text:p>-73.98049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7" calcext:value-type="float">
            <text:p>6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84359" calcext:value-type="float">
            <text:p>40.684359</text:p>
          </table:table-cell>
          <table:table-cell office:value-type="float" office:value="-73.977666" calcext:value-type="float">
            <text:p>-73.977666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80829" calcext:value-type="float">
            <text:p>40.680829</text:p>
          </table:table-cell>
          <table:table-cell office:value-type="float" office:value="-73.975098" calcext:value-type="float">
            <text:p>-73.975098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Grand Army Plaza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75235" calcext:value-type="float">
            <text:p>40.675235</text:p>
          </table:table-cell>
          <table:table-cell office:value-type="float" office:value="-73.971046" calcext:value-type="float">
            <text:p>-73.971046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Eastern Pkwy - Brooklyn Museu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71987" calcext:value-type="float">
            <text:p>40.671987</text:p>
          </table:table-cell>
          <table:table-cell office:value-type="float" office:value="-73.964375" calcext:value-type="float">
            <text:p>-73.964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26" calcext:value-type="float">
            <text:p>62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 4 5</text:p>
          </table:table-cell>
          <table:table-cell office:value-type="string" calcext:value-type="string">
            <text:p>Subway</text:p>
          </table:table-cell>
          <table:table-cell office:value-type="float" office:value="40.670682" calcext:value-type="float">
            <text:p>40.670682</text:p>
          </table:table-cell>
          <table:table-cell office:value-type="float" office:value="-73.958131" calcext:value-type="float">
            <text:p>-73.958131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ostrand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669847" calcext:value-type="float">
            <text:p>40.669847</text:p>
          </table:table-cell>
          <table:table-cell office:value-type="float" office:value="-73.950466" calcext:value-type="float">
            <text:p>-73.950466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Kingston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669399" calcext:value-type="float">
            <text:p>40.669399</text:p>
          </table:table-cell>
          <table:table-cell office:value-type="float" office:value="-73.942161" calcext:value-type="float">
            <text:p>-73.942161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Crown Hts - Utic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3 4</text:p>
          </table:table-cell>
          <table:table-cell office:value-type="string" calcext:value-type="string">
            <text:p>Subway</text:p>
          </table:table-cell>
          <table:table-cell office:value-type="float" office:value="40.668897" calcext:value-type="float">
            <text:p>40.668897</text:p>
          </table:table-cell>
          <table:table-cell office:value-type="float" office:value="-73.932942" calcext:value-type="float">
            <text:p>-73.932942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Sutter Av - Rutland Rd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4717" calcext:value-type="float">
            <text:p>40.664717</text:p>
          </table:table-cell>
          <table:table-cell office:value-type="float" office:value="-73.92261" calcext:value-type="float">
            <text:p>-73.92261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Saratoga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1453" calcext:value-type="float">
            <text:p>40.661453</text:p>
          </table:table-cell>
          <table:table-cell office:value-type="float" office:value="-73.916327" calcext:value-type="float">
            <text:p>-73.916327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Rockaway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2549" calcext:value-type="float">
            <text:p>40.662549</text:p>
          </table:table-cell>
          <table:table-cell office:value-type="float" office:value="-73.908946" calcext:value-type="float">
            <text:p>-73.908946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Junius St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3515" calcext:value-type="float">
            <text:p>40.663515</text:p>
          </table:table-cell>
          <table:table-cell office:value-type="float" office:value="-73.902447" calcext:value-type="float">
            <text:p>-73.902447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Pennsylvania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4635" calcext:value-type="float">
            <text:p>40.664635</text:p>
          </table:table-cell>
          <table:table-cell office:value-type="float" office:value="-73.894895" calcext:value-type="float">
            <text:p>-73.894895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5449" calcext:value-type="float">
            <text:p>40.665449</text:p>
          </table:table-cell>
          <table:table-cell office:value-type="float" office:value="-73.889395" calcext:value-type="float">
            <text:p>-73.889395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ew Lots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6235" calcext:value-type="float">
            <text:p>40.666235</text:p>
          </table:table-cell>
          <table:table-cell office:value-type="float" office:value="-73.884079" calcext:value-type="float">
            <text:p>-73.884079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Presiden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67883" calcext:value-type="float">
            <text:p>40.667883</text:p>
          </table:table-cell>
          <table:table-cell office:value-type="float" office:value="-73.950683" calcext:value-type="float">
            <text:p>-73.950683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Sterling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62742" calcext:value-type="float">
            <text:p>40.662742</text:p>
          </table:table-cell>
          <table:table-cell office:value-type="float" office:value="-73.95085" calcext:value-type="float">
            <text:p>-73.95085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Winthrop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56652" calcext:value-type="float">
            <text:p>40.656652</text:p>
          </table:table-cell>
          <table:table-cell office:value-type="float" office:value="-73.9502" calcext:value-type="float">
            <text:p>-73.9502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50843" calcext:value-type="float">
            <text:p>40.650843</text:p>
          </table:table-cell>
          <table:table-cell office:value-type="float" office:value="-73.949575" calcext:value-type="float">
            <text:p>-73.949575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Beverly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45098" calcext:value-type="float">
            <text:p>40.645098</text:p>
          </table:table-cell>
          <table:table-cell office:value-type="float" office:value="-73.948959" calcext:value-type="float">
            <text:p>-73.948959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Newkirk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39967" calcext:value-type="float">
            <text:p>40.639967</text:p>
          </table:table-cell>
          <table:table-cell office:value-type="float" office:value="-73.948411" calcext:value-type="float">
            <text:p>-73.948411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Flatbush Av - Brooklyn College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32836" calcext:value-type="float">
            <text:p>40.632836</text:p>
          </table:table-cell>
          <table:table-cell office:value-type="float" office:value="-73.947642" calcext:value-type="float">
            <text:p>-73.947642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Pelham Bay Park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52462" calcext:value-type="float">
            <text:p>40.852462</text:p>
          </table:table-cell>
          <table:table-cell office:value-type="float" office:value="-73.828121" calcext:value-type="float">
            <text:p>-73.828121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Buhre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4681" calcext:value-type="float">
            <text:p>40.84681</text:p>
          </table:table-cell>
          <table:table-cell office:value-type="float" office:value="-73.832569" calcext:value-type="float">
            <text:p>-73.832569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Middletown Rd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43863" calcext:value-type="float">
            <text:p>40.843863</text:p>
          </table:table-cell>
          <table:table-cell office:value-type="float" office:value="-73.836322" calcext:value-type="float">
            <text:p>-73.836322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Westchester Sq - E Tremont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9892" calcext:value-type="float">
            <text:p>40.839892</text:p>
          </table:table-cell>
          <table:table-cell office:value-type="float" office:value="-73.842952" calcext:value-type="float">
            <text:p>-73.842952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Zerega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6488" calcext:value-type="float">
            <text:p>40.836488</text:p>
          </table:table-cell>
          <table:table-cell office:value-type="float" office:value="-73.847036" calcext:value-type="float">
            <text:p>-73.847036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Castle Hill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4255" calcext:value-type="float">
            <text:p>40.834255</text:p>
          </table:table-cell>
          <table:table-cell office:value-type="float" office:value="-73.851222" calcext:value-type="float">
            <text:p>-73.851222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Parkchester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3226" calcext:value-type="float">
            <text:p>40.833226</text:p>
          </table:table-cell>
          <table:table-cell office:value-type="float" office:value="-73.860816" calcext:value-type="float">
            <text:p>-73.860816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St Lawrence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1509" calcext:value-type="float">
            <text:p>40.831509</text:p>
          </table:table-cell>
          <table:table-cell office:value-type="float" office:value="-73.867618" calcext:value-type="float">
            <text:p>-73.867618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Morrison Av- Sound View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9521" calcext:value-type="float">
            <text:p>40.829521</text:p>
          </table:table-cell>
          <table:table-cell office:value-type="float" office:value="-73.874516" calcext:value-type="float">
            <text:p>-73.874516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lder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8584" calcext:value-type="float">
            <text:p>40.828584</text:p>
          </table:table-cell>
          <table:table-cell office:value-type="float" office:value="-73.879159" calcext:value-type="float">
            <text:p>-73.879159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Whitlock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6525" calcext:value-type="float">
            <text:p>40.826525</text:p>
          </table:table-cell>
          <table:table-cell office:value-type="float" office:value="-73.886283" calcext:value-type="float">
            <text:p>-73.886283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Hunts Point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20948" calcext:value-type="float">
            <text:p>40.820948</text:p>
          </table:table-cell>
          <table:table-cell office:value-type="float" office:value="-73.890549" calcext:value-type="float">
            <text:p>-73.890549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Longwood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6104" calcext:value-type="float">
            <text:p>40.816104</text:p>
          </table:table-cell>
          <table:table-cell office:value-type="float" office:value="-73.896435" calcext:value-type="float">
            <text:p>-73.896435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 149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2118" calcext:value-type="float">
            <text:p>40.812118</text:p>
          </table:table-cell>
          <table:table-cell office:value-type="float" office:value="-73.904098" calcext:value-type="float">
            <text:p>-73.904098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 143 St - St Mary's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8719" calcext:value-type="float">
            <text:p>40.808719</text:p>
          </table:table-cell>
          <table:table-cell office:value-type="float" office:value="-73.907657" calcext:value-type="float">
            <text:p>-73.907657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Cypress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5368" calcext:value-type="float">
            <text:p>40.805368</text:p>
          </table:table-cell>
          <table:table-cell office:value-type="float" office:value="-73.914042" calcext:value-type="float">
            <text:p>-73.914042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Brook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7566" calcext:value-type="float">
            <text:p>40.807566</text:p>
          </table:table-cell>
          <table:table-cell office:value-type="float" office:value="-73.91924" calcext:value-type="float">
            <text:p>-73.91924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3 Av - 138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0476" calcext:value-type="float">
            <text:p>40.810476</text:p>
          </table:table-cell>
          <table:table-cell office:value-type="float" office:value="-73.926138" calcext:value-type="float">
            <text:p>-73.926138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Woodlawn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86037" calcext:value-type="float">
            <text:p>40.886037</text:p>
          </table:table-cell>
          <table:table-cell office:value-type="float" office:value="-73.878751" calcext:value-type="float">
            <text:p>-73.878751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Mosholu Pkwy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7975" calcext:value-type="float">
            <text:p>40.87975</text:p>
          </table:table-cell>
          <table:table-cell office:value-type="float" office:value="-73.884655" calcext:value-type="float">
            <text:p>-73.884655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Bedford Park Blvd - Lehman College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73412" calcext:value-type="float">
            <text:p>40.873412</text:p>
          </table:table-cell>
          <table:table-cell office:value-type="float" office:value="-73.890064" calcext:value-type="float">
            <text:p>-73.890064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6776" calcext:value-type="float">
            <text:p>40.86776</text:p>
          </table:table-cell>
          <table:table-cell office:value-type="float" office:value="-73.897174" calcext:value-type="float">
            <text:p>-73.897174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62803" calcext:value-type="float">
            <text:p>40.862803</text:p>
          </table:table-cell>
          <table:table-cell office:value-type="float" office:value="-73.901034" calcext:value-type="float">
            <text:p>-73.901034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83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58407" calcext:value-type="float">
            <text:p>40.858407</text:p>
          </table:table-cell>
          <table:table-cell office:value-type="float" office:value="-73.903879" calcext:value-type="float">
            <text:p>-73.903879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Burnside Av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53453" calcext:value-type="float">
            <text:p>40.853453</text:p>
          </table:table-cell>
          <table:table-cell office:value-type="float" office:value="-73.907684" calcext:value-type="float">
            <text:p>-73.907684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76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848" calcext:value-type="float">
            <text:p>40.84848</text:p>
          </table:table-cell>
          <table:table-cell office:value-type="float" office:value="-73.911794" calcext:value-type="float">
            <text:p>-73.911794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Mt Eden Av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4434" calcext:value-type="float">
            <text:p>40.844434</text:p>
          </table:table-cell>
          <table:table-cell office:value-type="float" office:value="-73.914685" calcext:value-type="float">
            <text:p>-73.914685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0075" calcext:value-type="float">
            <text:p>40.840075</text:p>
          </table:table-cell>
          <table:table-cell office:value-type="float" office:value="-73.917791" calcext:value-type="float">
            <text:p>-73.917791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35537" calcext:value-type="float">
            <text:p>40.835537</text:p>
          </table:table-cell>
          <table:table-cell office:value-type="float" office:value="-73.9214" calcext:value-type="float">
            <text:p>-73.92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04" calcext:value-type="float">
            <text:p>60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61 St - Yankee Stadium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27994" calcext:value-type="float">
            <text:p>40.827994</text:p>
          </table:table-cell>
          <table:table-cell office:value-type="float" office:value="-73.925831" calcext:value-type="float">
            <text:p>-73.9258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03" calcext:value-type="float">
            <text:p>60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49 St - Grand Concourse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way</text:p>
          </table:table-cell>
          <table:table-cell office:value-type="float" office:value="40.818375" calcext:value-type="float">
            <text:p>40.818375</text:p>
          </table:table-cell>
          <table:table-cell office:value-type="float" office:value="-73.927351" calcext:value-type="float">
            <text:p>-73.927351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38 St - Grand Concourse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813224" calcext:value-type="float">
            <text:p>40.813224</text:p>
          </table:table-cell>
          <table:table-cell office:value-type="float" office:value="-73.929849" calcext:value-type="float">
            <text:p>-73.929849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804138" calcext:value-type="float">
            <text:p>40.804138</text:p>
          </table:table-cell>
          <table:table-cell office:value-type="float" office:value="-73.937594" calcext:value-type="float">
            <text:p>-73.937594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8629" calcext:value-type="float">
            <text:p>40.798629</text:p>
          </table:table-cell>
          <table:table-cell office:value-type="float" office:value="-73.941617" calcext:value-type="float">
            <text:p>-73.941617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10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502" calcext:value-type="float">
            <text:p>40.79502</text:p>
          </table:table-cell>
          <table:table-cell office:value-type="float" office:value="-73.94425" calcext:value-type="float">
            <text:p>-73.94425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06" calcext:value-type="float">
            <text:p>40.7906</text:p>
          </table:table-cell>
          <table:table-cell office:value-type="float" office:value="-73.947478" calcext:value-type="float">
            <text:p>-73.947478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85672" calcext:value-type="float">
            <text:p>40.785672</text:p>
          </table:table-cell>
          <table:table-cell office:value-type="float" office:value="-73.95107" calcext:value-type="float">
            <text:p>-73.95107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79492" calcext:value-type="float">
            <text:p>40.779492</text:p>
          </table:table-cell>
          <table:table-cell office:value-type="float" office:value="-73.955589" calcext:value-type="float">
            <text:p>-73.955589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77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7362" calcext:value-type="float">
            <text:p>40.77362</text:p>
          </table:table-cell>
          <table:table-cell office:value-type="float" office:value="-73.959874" calcext:value-type="float">
            <text:p>-73.959874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68 St - Hunter Colleg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68141" calcext:value-type="float">
            <text:p>40.768141</text:p>
          </table:table-cell>
          <table:table-cell office:value-type="float" office:value="-73.96387" calcext:value-type="float">
            <text:p>-73.963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13" calcext:value-type="float">
            <text:p>61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62526" calcext:value-type="float">
            <text:p>40.762526</text:p>
          </table:table-cell>
          <table:table-cell office:value-type="float" office:value="-73.967967" calcext:value-type="float">
            <text:p>-73.96796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12" calcext:value-type="float">
            <text:p>61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51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57107" calcext:value-type="float">
            <text:p>40.757107</text:p>
          </table:table-cell>
          <table:table-cell office:value-type="float" office:value="-73.97192" calcext:value-type="float">
            <text:p>-73.9719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10" calcext:value-type="float">
            <text:p>61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51776" calcext:value-type="float">
            <text:p>40.751776</text:p>
          </table:table-cell>
          <table:table-cell office:value-type="float" office:value="-73.976848" calcext:value-type="float">
            <text:p>-73.976848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3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46081" calcext:value-type="float">
            <text:p>40.746081</text:p>
          </table:table-cell>
          <table:table-cell office:value-type="float" office:value="-73.982076" calcext:value-type="float">
            <text:p>-73.982076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4307" calcext:value-type="float">
            <text:p>40.74307</text:p>
          </table:table-cell>
          <table:table-cell office:value-type="float" office:value="-73.984264" calcext:value-type="float">
            <text:p>-73.984264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39864" calcext:value-type="float">
            <text:p>40.739864</text:p>
          </table:table-cell>
          <table:table-cell office:value-type="float" office:value="-73.986599" calcext:value-type="float">
            <text:p>-73.9865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02" calcext:value-type="float">
            <text:p>60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34673" calcext:value-type="float">
            <text:p>40.734673</text:p>
          </table:table-cell>
          <table:table-cell office:value-type="float" office:value="-73.989951" calcext:value-type="float">
            <text:p>-73.989951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Astor P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30054" calcext:value-type="float">
            <text:p>40.730054</text:p>
          </table:table-cell>
          <table:table-cell office:value-type="float" office:value="-73.99107" calcext:value-type="float">
            <text:p>-73.991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19" calcext:value-type="float">
            <text:p>61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leecker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25915" calcext:value-type="float">
            <text:p>40.725915</text:p>
          </table:table-cell>
          <table:table-cell office:value-type="float" office:value="-73.994659" calcext:value-type="float">
            <text:p>-73.994659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Spring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22301" calcext:value-type="float">
            <text:p>40.722301</text:p>
          </table:table-cell>
          <table:table-cell office:value-type="float" office:value="-73.997141" calcext:value-type="float">
            <text:p>-73.9971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23" calcext:value-type="float">
            <text:p>62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18803" calcext:value-type="float">
            <text:p>40.718803</text:p>
          </table:table-cell>
          <table:table-cell office:value-type="float" office:value="-74.000193" calcext:value-type="float">
            <text:p>-74.0001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22" calcext:value-type="float">
            <text:p>62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rooklyn Bridge - City Ha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13065" calcext:value-type="float">
            <text:p>40.713065</text:p>
          </table:table-cell>
          <table:table-cell office:value-type="float" office:value="-74.004131" calcext:value-type="float">
            <text:p>-74.00413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28" calcext:value-type="float">
            <text:p>62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10368" calcext:value-type="float">
            <text:p>40.710368</text:p>
          </table:table-cell>
          <table:table-cell office:value-type="float" office:value="-74.009509" calcext:value-type="float">
            <text:p>-74.009509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07557" calcext:value-type="float">
            <text:p>40.707557</text:p>
          </table:table-cell>
          <table:table-cell office:value-type="float" office:value="-74.011862" calcext:value-type="float">
            <text:p>-74.011862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04817" calcext:value-type="float">
            <text:p>40.704817</text:p>
          </table:table-cell>
          <table:table-cell office:value-type="float" office:value="-74.014065" calcext:value-type="float">
            <text:p>-74.0140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20" calcext:value-type="float">
            <text:p>62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692404" calcext:value-type="float">
            <text:p>40.692404</text:p>
          </table:table-cell>
          <table:table-cell office:value-type="float" office:value="-73.990151" calcext:value-type="float">
            <text:p>-73.990151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Wakefield - 241 St</text:p>
          </table:table-cell>
          <table:table-cell office:value-type="string" calcext:value-type="string">
            <text:p>B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vated</text:p>
          </table:table-cell>
          <table:table-cell office:value-type="float" office:value="40.903125" calcext:value-type="float">
            <text:p>40.903125</text:p>
          </table:table-cell>
          <table:table-cell office:value-type="float" office:value="-73.85062" calcext:value-type="float">
            <text:p>-73.85062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Nereid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98379" calcext:value-type="float">
            <text:p>40.898379</text:p>
          </table:table-cell>
          <table:table-cell office:value-type="float" office:value="-73.854376" calcext:value-type="float">
            <text:p>-73.854376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33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93193" calcext:value-type="float">
            <text:p>40.893193</text:p>
          </table:table-cell>
          <table:table-cell office:value-type="float" office:value="-73.857473" calcext:value-type="float">
            <text:p>-73.857473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25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88022" calcext:value-type="float">
            <text:p>40.888022</text:p>
          </table:table-cell>
          <table:table-cell office:value-type="float" office:value="-73.860341" calcext:value-type="float">
            <text:p>-73.860341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19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83895" calcext:value-type="float">
            <text:p>40.883895</text:p>
          </table:table-cell>
          <table:table-cell office:value-type="float" office:value="-73.862633" calcext:value-type="float">
            <text:p>-73.862633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Gun Hill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7785" calcext:value-type="float">
            <text:p>40.87785</text:p>
          </table:table-cell>
          <table:table-cell office:value-type="float" office:value="-73.866256" calcext:value-type="float">
            <text:p>-73.866256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Burke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71356" calcext:value-type="float">
            <text:p>40.871356</text:p>
          </table:table-cell>
          <table:table-cell office:value-type="float" office:value="-73.867164" calcext:value-type="float">
            <text:p>-73.867164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Allerton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65462" calcext:value-type="float">
            <text:p>40.865462</text:p>
          </table:table-cell>
          <table:table-cell office:value-type="float" office:value="-73.867352" calcext:value-type="float">
            <text:p>-73.867352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Pelham Pkw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57192" calcext:value-type="float">
            <text:p>40.857192</text:p>
          </table:table-cell>
          <table:table-cell office:value-type="float" office:value="-73.867615" calcext:value-type="float">
            <text:p>-73.867615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Bronx Park Ea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8828" calcext:value-type="float">
            <text:p>40.848828</text:p>
          </table:table-cell>
          <table:table-cell office:value-type="float" office:value="-73.868457" calcext:value-type="float">
            <text:p>-73.868457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E 180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1894" calcext:value-type="float">
            <text:p>40.841894</text:p>
          </table:table-cell>
          <table:table-cell office:value-type="float" office:value="-73.873488" calcext:value-type="float">
            <text:p>-73.873488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West Farms Sq - E Tremon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0295" calcext:value-type="float">
            <text:p>40.840295</text:p>
          </table:table-cell>
          <table:table-cell office:value-type="float" office:value="-73.880049" calcext:value-type="float">
            <text:p>-73.880049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74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37288" calcext:value-type="float">
            <text:p>40.837288</text:p>
          </table:table-cell>
          <table:table-cell office:value-type="float" office:value="-73.887734" calcext:value-type="float">
            <text:p>-73.887734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Freeman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9993" calcext:value-type="float">
            <text:p>40.829993</text:p>
          </table:table-cell>
          <table:table-cell office:value-type="float" office:value="-73.891865" calcext:value-type="float">
            <text:p>-73.891865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Simpson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4073" calcext:value-type="float">
            <text:p>40.824073</text:p>
          </table:table-cell>
          <table:table-cell office:value-type="float" office:value="-73.893064" calcext:value-type="float">
            <text:p>-73.893064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Intervale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2181" calcext:value-type="float">
            <text:p>40.822181</text:p>
          </table:table-cell>
          <table:table-cell office:value-type="float" office:value="-73.896736" calcext:value-type="float">
            <text:p>-73.896736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19585" calcext:value-type="float">
            <text:p>40.819585</text:p>
          </table:table-cell>
          <table:table-cell office:value-type="float" office:value="-73.90177" calcext:value-type="float">
            <text:p>-73.90177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Jackson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1649" calcext:value-type="float">
            <text:p>40.81649</text:p>
          </table:table-cell>
          <table:table-cell office:value-type="float" office:value="-73.907807" calcext:value-type="float">
            <text:p>-73.907807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3 Av - 149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816109" calcext:value-type="float">
            <text:p>40.816109</text:p>
          </table:table-cell>
          <table:table-cell office:value-type="float" office:value="-73.917757" calcext:value-type="float">
            <text:p>-73.91775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03" calcext:value-type="float">
            <text:p>60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49 St - Grand Concourse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81841" calcext:value-type="float">
            <text:p>40.81841</text:p>
          </table:table-cell>
          <table:table-cell office:value-type="float" office:value="-73.926718" calcext:value-type="float">
            <text:p>-73.926718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Harlem - 148 S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82388" calcext:value-type="float">
            <text:p>40.82388</text:p>
          </table:table-cell>
          <table:table-cell office:value-type="float" office:value="-73.93647" calcext:value-type="float">
            <text:p>-73.93647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820421" calcext:value-type="float">
            <text:p>40.820421</text:p>
          </table:table-cell>
          <table:table-cell office:value-type="float" office:value="-73.936245" calcext:value-type="float">
            <text:p>-73.936245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14229" calcext:value-type="float">
            <text:p>40.814229</text:p>
          </table:table-cell>
          <table:table-cell office:value-type="float" office:value="-73.94077" calcext:value-type="float">
            <text:p>-73.94077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07754" calcext:value-type="float">
            <text:p>40.807754</text:p>
          </table:table-cell>
          <table:table-cell office:value-type="float" office:value="-73.945495" calcext:value-type="float">
            <text:p>-73.945495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02098" calcext:value-type="float">
            <text:p>40.802098</text:p>
          </table:table-cell>
          <table:table-cell office:value-type="float" office:value="-73.949625" calcext:value-type="float">
            <text:p>-73.949625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Central Park North (110 St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99075" calcext:value-type="float">
            <text:p>40.799075</text:p>
          </table:table-cell>
          <table:table-cell office:value-type="float" office:value="-73.951822" calcext:value-type="float">
            <text:p>-73.951822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Eastchester - Dyre Av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Grade</text:p>
          </table:table-cell>
          <table:table-cell office:value-type="float" office:value="40.8883" calcext:value-type="float">
            <text:p>40.8883</text:p>
          </table:table-cell>
          <table:table-cell office:value-type="float" office:value="-73.830834" calcext:value-type="float">
            <text:p>-73.830834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Baychester Av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78663" calcext:value-type="float">
            <text:p>40.878663</text:p>
          </table:table-cell>
          <table:table-cell office:value-type="float" office:value="-73.838591" calcext:value-type="float">
            <text:p>-73.838591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Gun Hill Rd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69526" calcext:value-type="float">
            <text:p>40.869526</text:p>
          </table:table-cell>
          <table:table-cell office:value-type="float" office:value="-73.846384" calcext:value-type="float">
            <text:p>-73.846384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Pelham Pkwy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58985" calcext:value-type="float">
            <text:p>40.858985</text:p>
          </table:table-cell>
          <table:table-cell office:value-type="float" office:value="-73.855359" calcext:value-type="float">
            <text:p>-73.855359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Morris Park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54364" calcext:value-type="float">
            <text:p>40.854364</text:p>
          </table:table-cell>
          <table:table-cell office:value-type="float" office:value="-73.860495" calcext:value-type="float">
            <text:p>-73.860495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Flushing - Main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96" calcext:value-type="float">
            <text:p>40.7596</text:p>
          </table:table-cell>
          <table:table-cell office:value-type="float" office:value="-73.83003" calcext:value-type="float">
            <text:p>-73.83003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Mets - Willets Poin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4622" calcext:value-type="float">
            <text:p>40.754622</text:p>
          </table:table-cell>
          <table:table-cell office:value-type="float" office:value="-73.845625" calcext:value-type="float">
            <text:p>-73.845625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173" calcext:value-type="float">
            <text:p>40.75173</text:p>
          </table:table-cell>
          <table:table-cell office:value-type="float" office:value="-73.855334" calcext:value-type="float">
            <text:p>-73.855334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103 St - Corona Plaza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9865" calcext:value-type="float">
            <text:p>40.749865</text:p>
          </table:table-cell>
          <table:table-cell office:value-type="float" office:value="-73.8627" calcext:value-type="float">
            <text:p>-73.8627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Junction Blvd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9145" calcext:value-type="float">
            <text:p>40.749145</text:p>
          </table:table-cell>
          <table:table-cell office:value-type="float" office:value="-73.869527" calcext:value-type="float">
            <text:p>-73.869527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90 St - Elmhurst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8408" calcext:value-type="float">
            <text:p>40.748408</text:p>
          </table:table-cell>
          <table:table-cell office:value-type="float" office:value="-73.876613" calcext:value-type="float">
            <text:p>-73.876613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82 St - Jackson Hts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7659" calcext:value-type="float">
            <text:p>40.747659</text:p>
          </table:table-cell>
          <table:table-cell office:value-type="float" office:value="-73.883697" calcext:value-type="float">
            <text:p>-73.88369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16" calcext:value-type="float">
            <text:p>61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74 St - Broadway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6848" calcext:value-type="float">
            <text:p>40.746848</text:p>
          </table:table-cell>
          <table:table-cell office:value-type="float" office:value="-73.891394" calcext:value-type="float">
            <text:p>-73.891394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69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6325" calcext:value-type="float">
            <text:p>40.746325</text:p>
          </table:table-cell>
          <table:table-cell office:value-type="float" office:value="-73.896403" calcext:value-type="float">
            <text:p>-73.896403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Woodside - 61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563" calcext:value-type="float">
            <text:p>40.74563</text:p>
          </table:table-cell>
          <table:table-cell office:value-type="float" office:value="-73.902984" calcext:value-type="float">
            <text:p>-73.902984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52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4149" calcext:value-type="float">
            <text:p>40.744149</text:p>
          </table:table-cell>
          <table:table-cell office:value-type="float" office:value="-73.912549" calcext:value-type="float">
            <text:p>-73.912549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46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3132" calcext:value-type="float">
            <text:p>40.743132</text:p>
          </table:table-cell>
          <table:table-cell office:value-type="float" office:value="-73.918435" calcext:value-type="float">
            <text:p>-73.918435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40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3781" calcext:value-type="float">
            <text:p>40.743781</text:p>
          </table:table-cell>
          <table:table-cell office:value-type="float" office:value="-73.924016" calcext:value-type="float">
            <text:p>-73.924016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33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4587" calcext:value-type="float">
            <text:p>40.744587</text:p>
          </table:table-cell>
          <table:table-cell office:value-type="float" office:value="-73.930997" calcext:value-type="float">
            <text:p>-73.930997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Queensboro Plaza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0582" calcext:value-type="float">
            <text:p>40.750582</text:p>
          </table:table-cell>
          <table:table-cell office:value-type="float" office:value="-73.940202" calcext:value-type="float">
            <text:p>-73.940202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Queensboro Pla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0582" calcext:value-type="float">
            <text:p>40.750582</text:p>
          </table:table-cell>
          <table:table-cell office:value-type="float" office:value="-73.940202" calcext:value-type="float">
            <text:p>-73.94020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06" calcext:value-type="float">
            <text:p>60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7023" calcext:value-type="float">
            <text:p>40.747023</text:p>
          </table:table-cell>
          <table:table-cell office:value-type="float" office:value="-73.945264" calcext:value-type="float">
            <text:p>-73.945264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Hunters Point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42216" calcext:value-type="float">
            <text:p>40.742216</text:p>
          </table:table-cell>
          <table:table-cell office:value-type="float" office:value="-73.948916" calcext:value-type="float">
            <text:p>-73.948916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Vernon Blvd - Jackson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42626" calcext:value-type="float">
            <text:p>40.742626</text:p>
          </table:table-cell>
          <table:table-cell office:value-type="float" office:value="-73.953581" calcext:value-type="float">
            <text:p>-73.9535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10" calcext:value-type="float">
            <text:p>61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1431" calcext:value-type="float">
            <text:p>40.751431</text:p>
          </table:table-cell>
          <table:table-cell office:value-type="float" office:value="-73.976041" calcext:value-type="float">
            <text:p>-73.97604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09" calcext:value-type="float">
            <text:p>60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5 Av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3821" calcext:value-type="float">
            <text:p>40.753821</text:p>
          </table:table-cell>
          <table:table-cell office:value-type="float" office:value="-73.981963" calcext:value-type="float">
            <text:p>-73.98196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11" calcext:value-type="float">
            <text:p>61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5477" calcext:value-type="float">
            <text:p>40.755477</text:p>
          </table:table-cell>
          <table:table-cell office:value-type="float" office:value="-73.987691" calcext:value-type="float">
            <text:p>-73.98769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11" calcext:value-type="float">
            <text:p>61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- Shuttle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way</text:p>
          </table:table-cell>
          <table:table-cell office:value-type="float" office:value="40.755983" calcext:value-type="float">
            <text:p>40.755983</text:p>
          </table:table-cell>
          <table:table-cell office:value-type="float" office:value="-73.986229" calcext:value-type="float">
            <text:p>-73.9862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10" calcext:value-type="float">
            <text:p>610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- Shuttle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way</text:p>
          </table:table-cell>
          <table:table-cell office:value-type="float" office:value="40.752769" calcext:value-type="float">
            <text:p>40.752769</text:p>
          </table:table-cell>
          <table:table-cell office:value-type="float" office:value="-73.979189" calcext:value-type="float">
            <text:p>-73.979189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34 St - 11 Av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5882" calcext:value-type="float">
            <text:p>40.755882</text:p>
          </table:table-cell>
          <table:table-cell office:value-type="float" office:value="-74.00191" calcext:value-type="float">
            <text:p>-74.00191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84318" calcext:value-type="float">
            <text:p>40.784318</text:p>
          </table:table-cell>
          <table:table-cell office:value-type="float" office:value="-73.947152" calcext:value-type="float">
            <text:p>-73.947152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77891" calcext:value-type="float">
            <text:p>40.777891</text:p>
          </table:table-cell>
          <table:table-cell office:value-type="float" office:value="-73.951787" calcext:value-type="float">
            <text:p>-73.951787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68799" calcext:value-type="float">
            <text:p>40.768799</text:p>
          </table:table-cell>
          <table:table-cell office:value-type="float" office:value="-73.958424" calcext:value-type="float">
            <text:p>-73.958424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St Georg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643748" calcext:value-type="float">
            <text:p>40.643748</text:p>
          </table:table-cell>
          <table:table-cell office:value-type="float" office:value="-74.073643" calcext:value-type="float">
            <text:p>-74.073643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Tompkins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636949" calcext:value-type="float">
            <text:p>40.636949</text:p>
          </table:table-cell>
          <table:table-cell office:value-type="float" office:value="-74.074835" calcext:value-type="float">
            <text:p>-74.074835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levated</text:p>
          </table:table-cell>
          <table:table-cell office:value-type="float" office:value="40.627915" calcext:value-type="float">
            <text:p>40.627915</text:p>
          </table:table-cell>
          <table:table-cell office:value-type="float" office:value="-74.075162" calcext:value-type="float">
            <text:p>-74.075162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levated</text:p>
          </table:table-cell>
          <table:table-cell office:value-type="float" office:value="40.621319" calcext:value-type="float">
            <text:p>40.621319</text:p>
          </table:table-cell>
          <table:table-cell office:value-type="float" office:value="-74.071402" calcext:value-type="float">
            <text:p>-74.071402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asme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603117" calcext:value-type="float">
            <text:p>40.603117</text:p>
          </table:table-cell>
          <table:table-cell office:value-type="float" office:value="-74.084087" calcext:value-type="float">
            <text:p>-74.084087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Old Tow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96612" calcext:value-type="float">
            <text:p>40.596612</text:p>
          </table:table-cell>
          <table:table-cell office:value-type="float" office:value="-74.087368" calcext:value-type="float">
            <text:p>-74.087368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Dongan Hill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88849" calcext:value-type="float">
            <text:p>40.588849</text:p>
          </table:table-cell>
          <table:table-cell office:value-type="float" office:value="-74.09609" calcext:value-type="float">
            <text:p>-74.09609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Jefferson Av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83591" calcext:value-type="float">
            <text:p>40.583591</text:p>
          </table:table-cell>
          <table:table-cell office:value-type="float" office:value="-74.103338" calcext:value-type="float">
            <text:p>-74.103338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ant Cit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78965" calcext:value-type="float">
            <text:p>40.578965</text:p>
          </table:table-cell>
          <table:table-cell office:value-type="float" office:value="-74.109704" calcext:value-type="float">
            <text:p>-74.109704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New Dor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7348" calcext:value-type="float">
            <text:p>40.57348</text:p>
          </table:table-cell>
          <table:table-cell office:value-type="float" office:value="-74.11721" calcext:value-type="float">
            <text:p>-74.11721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Oakwood Height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6511" calcext:value-type="float">
            <text:p>40.56511</text:p>
          </table:table-cell>
          <table:table-cell office:value-type="float" office:value="-74.12632" calcext:value-type="float">
            <text:p>-74.1263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Bay Terrac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564" calcext:value-type="float">
            <text:p>40.5564</text:p>
          </table:table-cell>
          <table:table-cell office:value-type="float" office:value="-74.136907" calcext:value-type="float">
            <text:p>-74.136907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eat Kill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51231" calcext:value-type="float">
            <text:p>40.551231</text:p>
          </table:table-cell>
          <table:table-cell office:value-type="float" office:value="-74.151399" calcext:value-type="float">
            <text:p>-74.151399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Elting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44601" calcext:value-type="float">
            <text:p>40.544601</text:p>
          </table:table-cell>
          <table:table-cell office:value-type="float" office:value="-74.16457" calcext:value-type="float">
            <text:p>-74.16457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Annada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4046" calcext:value-type="float">
            <text:p>40.54046</text:p>
          </table:table-cell>
          <table:table-cell office:value-type="float" office:value="-74.178217" calcext:value-type="float">
            <text:p>-74.178217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ugueno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33674" calcext:value-type="float">
            <text:p>40.533674</text:p>
          </table:table-cell>
          <table:table-cell office:value-type="float" office:value="-74.191794" calcext:value-type="float">
            <text:p>-74.191794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Prince's Ba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25507" calcext:value-type="float">
            <text:p>40.525507</text:p>
          </table:table-cell>
          <table:table-cell office:value-type="float" office:value="-74.200064" calcext:value-type="float">
            <text:p>-74.200064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Pleasant Plain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2241" calcext:value-type="float">
            <text:p>40.52241</text:p>
          </table:table-cell>
          <table:table-cell office:value-type="float" office:value="-74.217847" calcext:value-type="float">
            <text:p>-74.217847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Richmond Valle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19631" calcext:value-type="float">
            <text:p>40.519631</text:p>
          </table:table-cell>
          <table:table-cell office:value-type="float" office:value="-74.229141" calcext:value-type="float">
            <text:p>-74.229141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Totten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512764" calcext:value-type="float">
            <text:p>40.512764</text:p>
          </table:table-cell>
          <table:table-cell office:value-type="float" office:value="-74.251961" calcext:value-type="float">
            <text:p>-74.251961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Arthur Kil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516578" calcext:value-type="float">
            <text:p>40.516578</text:p>
          </table:table-cell>
          <table:table-cell office:value-type="float" office:value="-74.242096" calcext:value-type="float">
            <text:p>-74.242096</text:p>
          </table:table-cell>
        </table:table-row>
        <table:table-row table:style-name="ro1" table:number-rows-repeated="104807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ation-Lines" table:style-name="ta1">
        <table:table-column table:style-name="co12" table:number-columns-repeated="2" table:default-cell-style-name="Default"/>
        <table:table-row table:style-name="ro1">
          <table:table-cell table:formula="of:=[Stations.C1]" office:value-type="string" office:string-value="GTFS Stop ID" calcext:value-type="string">
            <text:p>GTFS Stop ID</text:p>
          </table:table-cell>
          <table:table-cell table:formula="of:=[Stations.H1]" office:value-type="string" office:string-value="Daytime Routes" calcext:value-type="string">
            <text:p>Daytime Routes</text:p>
          </table:table-cell>
        </table:table-row>
        <table:table-row table:style-name="ro1">
          <table:table-cell table:formula="of:=[Stations.C2]" office:value-type="string" office:string-value="R01" calcext:value-type="string">
            <text:p>R01</text:p>
          </table:table-cell>
          <table:table-cell table:formula="of:=[Stations.H2]" office:value-type="string" office:string-value="N W" calcext:value-type="string">
            <text:p>N W</text:p>
          </table:table-cell>
        </table:table-row>
        <table:table-row table:style-name="ro1">
          <table:table-cell table:formula="of:=[Stations.C3]" office:value-type="string" office:string-value="R03" calcext:value-type="string">
            <text:p>R03</text:p>
          </table:table-cell>
          <table:table-cell table:formula="of:=[Stations.H3]" office:value-type="string" office:string-value="N W" calcext:value-type="string">
            <text:p>N W</text:p>
          </table:table-cell>
        </table:table-row>
        <table:table-row table:style-name="ro1">
          <table:table-cell table:formula="of:=[Stations.C4]" office:value-type="string" office:string-value="R04" calcext:value-type="string">
            <text:p>R04</text:p>
          </table:table-cell>
          <table:table-cell table:formula="of:=[Stations.H4]" office:value-type="string" office:string-value="N W" calcext:value-type="string">
            <text:p>N W</text:p>
          </table:table-cell>
        </table:table-row>
        <table:table-row table:style-name="ro1">
          <table:table-cell table:formula="of:=[Stations.C5]" office:value-type="string" office:string-value="R05" calcext:value-type="string">
            <text:p>R05</text:p>
          </table:table-cell>
          <table:table-cell table:formula="of:=[Stations.H5]" office:value-type="string" office:string-value="N W" calcext:value-type="string">
            <text:p>N W</text:p>
          </table:table-cell>
        </table:table-row>
        <table:table-row table:style-name="ro1">
          <table:table-cell table:formula="of:=[Stations.C6]" office:value-type="string" office:string-value="R06" calcext:value-type="string">
            <text:p>R06</text:p>
          </table:table-cell>
          <table:table-cell table:formula="of:=[Stations.H6]" office:value-type="string" office:string-value="N W" calcext:value-type="string">
            <text:p>N W</text:p>
          </table:table-cell>
        </table:table-row>
        <table:table-row table:style-name="ro1">
          <table:table-cell table:formula="of:=[Stations.C7]" office:value-type="string" office:string-value="R08" calcext:value-type="string">
            <text:p>R08</text:p>
          </table:table-cell>
          <table:table-cell table:formula="of:=[Stations.H7]" office:value-type="string" office:string-value="N W" calcext:value-type="string">
            <text:p>N W</text:p>
          </table:table-cell>
        </table:table-row>
        <table:table-row table:style-name="ro1">
          <table:table-cell table:formula="of:=[Stations.C8]" office:value-type="string" office:string-value="R11" calcext:value-type="string">
            <text:p>R11</text:p>
          </table:table-cell>
          <table:table-cell table:formula="of:=[Stations.H8]" office:value-type="string" office:string-value="N W R" calcext:value-type="string">
            <text:p>N W R</text:p>
          </table:table-cell>
        </table:table-row>
        <table:table-row table:style-name="ro1">
          <table:table-cell table:formula="of:=[Stations.C9]" office:value-type="string" office:string-value="R13" calcext:value-type="string">
            <text:p>R13</text:p>
          </table:table-cell>
          <table:table-cell table:formula="of:=[Stations.H9]" office:value-type="string" office:string-value="N W R" calcext:value-type="string">
            <text:p>N W R</text:p>
          </table:table-cell>
        </table:table-row>
        <table:table-row table:style-name="ro1">
          <table:table-cell table:formula="of:=[Stations.C10]" office:value-type="string" office:string-value="R14" calcext:value-type="string">
            <text:p>R14</text:p>
          </table:table-cell>
          <table:table-cell table:formula="of:=[Stations.H10]" office:value-type="string" office:string-value="N Q R W" calcext:value-type="string">
            <text:p>N Q R W</text:p>
          </table:table-cell>
        </table:table-row>
        <table:table-row table:style-name="ro1">
          <table:table-cell table:formula="of:=[Stations.C11]" office:value-type="string" office:string-value="R15" calcext:value-type="string">
            <text:p>R15</text:p>
          </table:table-cell>
          <table:table-cell table:formula="of:=[Stations.H11]" office:value-type="string" office:string-value="N R W" calcext:value-type="string">
            <text:p>N R W</text:p>
          </table:table-cell>
        </table:table-row>
        <table:table-row table:style-name="ro1">
          <table:table-cell table:formula="of:=[Stations.C12]" office:value-type="string" office:string-value="R16" calcext:value-type="string">
            <text:p>R16</text:p>
          </table:table-cell>
          <table:table-cell table:formula="of:=[Stations.H12]" office:value-type="string" office:string-value="N Q R W" calcext:value-type="string">
            <text:p>N Q R W</text:p>
          </table:table-cell>
        </table:table-row>
        <table:table-row table:style-name="ro1">
          <table:table-cell table:formula="of:=[Stations.C13]" office:value-type="string" office:string-value="R17" calcext:value-type="string">
            <text:p>R17</text:p>
          </table:table-cell>
          <table:table-cell table:formula="of:=[Stations.H13]" office:value-type="string" office:string-value="N Q R W" calcext:value-type="string">
            <text:p>N Q R W</text:p>
          </table:table-cell>
        </table:table-row>
        <table:table-row table:style-name="ro1">
          <table:table-cell table:formula="of:=[Stations.C14]" office:value-type="string" office:string-value="R18" calcext:value-type="string">
            <text:p>R18</text:p>
          </table:table-cell>
          <table:table-cell table:formula="of:=[Stations.H14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15]" office:value-type="string" office:string-value="R19" calcext:value-type="string">
            <text:p>R19</text:p>
          </table:table-cell>
          <table:table-cell table:formula="of:=[Stations.H15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16]" office:value-type="string" office:string-value="R20" calcext:value-type="string">
            <text:p>R20</text:p>
          </table:table-cell>
          <table:table-cell table:formula="of:=[Stations.H16]" office:value-type="string" office:string-value="N Q R W" calcext:value-type="string">
            <text:p>N Q R W</text:p>
          </table:table-cell>
        </table:table-row>
        <table:table-row table:style-name="ro1">
          <table:table-cell table:formula="of:=[Stations.C17]" office:value-type="string" office:string-value="R21" calcext:value-type="string">
            <text:p>R21</text:p>
          </table:table-cell>
          <table:table-cell table:formula="of:=[Stations.H17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18]" office:value-type="string" office:string-value="R22" calcext:value-type="string">
            <text:p>R22</text:p>
          </table:table-cell>
          <table:table-cell table:formula="of:=[Stations.H18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19]" office:value-type="string" office:string-value="R23" calcext:value-type="string">
            <text:p>R23</text:p>
          </table:table-cell>
          <table:table-cell table:formula="of:=[Stations.H19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20]" office:value-type="string" office:string-value="Q01" calcext:value-type="string">
            <text:p>Q01</text:p>
          </table:table-cell>
          <table:table-cell table:formula="of:=[Stations.H20]" office:value-type="string" office:string-value="N Q" calcext:value-type="string">
            <text:p>N Q</text:p>
          </table:table-cell>
        </table:table-row>
        <table:table-row table:style-name="ro1">
          <table:table-cell table:formula="of:=[Stations.C21]" office:value-type="string" office:string-value="R24" calcext:value-type="string">
            <text:p>R24</text:p>
          </table:table-cell>
          <table:table-cell table:formula="of:=[Stations.H21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22]" office:value-type="string" office:string-value="R25" calcext:value-type="string">
            <text:p>R25</text:p>
          </table:table-cell>
          <table:table-cell table:formula="of:=[Stations.H22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23]" office:value-type="string" office:string-value="R26" calcext:value-type="string">
            <text:p>R26</text:p>
          </table:table-cell>
          <table:table-cell table:formula="of:=[Stations.H23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24]" office:value-type="string" office:string-value="R27" calcext:value-type="string">
            <text:p>R27</text:p>
          </table:table-cell>
          <table:table-cell table:formula="of:=[Stations.H24]" office:value-type="string" office:string-value="R W" calcext:value-type="string">
            <text:p>R W</text:p>
          </table:table-cell>
        </table:table-row>
        <table:table-row table:style-name="ro1">
          <table:table-cell table:formula="of:=[Stations.C25]" office:value-type="string" office:string-value="R28" calcext:value-type="string">
            <text:p>R28</text:p>
          </table:table-cell>
          <table:table-cell table:formula="of:=[Stations.H25]" office:value-type="string" office:string-value="R" calcext:value-type="string">
            <text:p>R</text:p>
          </table:table-cell>
        </table:table-row>
        <table:table-row table:style-name="ro1">
          <table:table-cell table:formula="of:=[Stations.C26]" office:value-type="string" office:string-value="R29" calcext:value-type="string">
            <text:p>R29</text:p>
          </table:table-cell>
          <table:table-cell table:formula="of:=[Stations.H26]" office:value-type="string" office:string-value="R" calcext:value-type="string">
            <text:p>R</text:p>
          </table:table-cell>
        </table:table-row>
        <table:table-row table:style-name="ro1">
          <table:table-cell table:formula="of:=[Stations.C27]" office:value-type="string" office:string-value="R30" calcext:value-type="string">
            <text:p>R30</text:p>
          </table:table-cell>
          <table:table-cell table:formula="of:=[Stations.H27]" office:value-type="string" office:string-value="B Q R" calcext:value-type="string">
            <text:p>B Q R</text:p>
          </table:table-cell>
        </table:table-row>
        <table:table-row table:style-name="ro1">
          <table:table-cell table:formula="of:=[Stations.C28]" office:value-type="string" office:string-value="R31" calcext:value-type="string">
            <text:p>R31</text:p>
          </table:table-cell>
          <table:table-cell table:formula="of:=[Stations.H28]" office:value-type="string" office:string-value="D N R" calcext:value-type="string">
            <text:p>D N R</text:p>
          </table:table-cell>
        </table:table-row>
        <table:table-row table:style-name="ro1">
          <table:table-cell table:formula="of:=[Stations.C29]" office:value-type="string" office:string-value="R32" calcext:value-type="string">
            <text:p>R32</text:p>
          </table:table-cell>
          <table:table-cell table:formula="of:=[Stations.H29]" office:value-type="string" office:string-value="R" calcext:value-type="string">
            <text:p>R</text:p>
          </table:table-cell>
        </table:table-row>
        <table:table-row table:style-name="ro1">
          <table:table-cell table:formula="of:=[Stations.C30]" office:value-type="string" office:string-value="R33" calcext:value-type="string">
            <text:p>R33</text:p>
          </table:table-cell>
          <table:table-cell table:formula="of:=[Stations.H30]" office:value-type="string" office:string-value="R" calcext:value-type="string">
            <text:p>R</text:p>
          </table:table-cell>
        </table:table-row>
        <table:table-row table:style-name="ro1">
          <table:table-cell table:formula="of:=[Stations.C31]" office:value-type="string" office:string-value="R34" calcext:value-type="string">
            <text:p>R34</text:p>
          </table:table-cell>
          <table:table-cell table:formula="of:=[Stations.H31]" office:value-type="string" office:string-value="R" calcext:value-type="string">
            <text:p>R</text:p>
          </table:table-cell>
        </table:table-row>
        <table:table-row table:style-name="ro1">
          <table:table-cell table:formula="of:=[Stations.C32]" office:value-type="string" office:string-value="R35" calcext:value-type="string">
            <text:p>R35</text:p>
          </table:table-cell>
          <table:table-cell table:formula="of:=[Stations.H32]" office:value-type="string" office:string-value="R" calcext:value-type="string">
            <text:p>R</text:p>
          </table:table-cell>
        </table:table-row>
        <table:table-row table:style-name="ro1">
          <table:table-cell table:formula="of:=[Stations.C33]" office:value-type="string" office:string-value="R36" calcext:value-type="string">
            <text:p>R36</text:p>
          </table:table-cell>
          <table:table-cell table:formula="of:=[Stations.H33]" office:value-type="string" office:string-value="D N R" calcext:value-type="string">
            <text:p>D N R</text:p>
          </table:table-cell>
        </table:table-row>
        <table:table-row table:style-name="ro1">
          <table:table-cell table:formula="of:=[Stations.C34]" office:value-type="string" office:string-value="R39" calcext:value-type="string">
            <text:p>R39</text:p>
          </table:table-cell>
          <table:table-cell table:formula="of:=[Stations.H34]" office:value-type="string" office:string-value="R" calcext:value-type="string">
            <text:p>R</text:p>
          </table:table-cell>
        </table:table-row>
        <table:table-row table:style-name="ro1">
          <table:table-cell table:formula="of:=[Stations.C35]" office:value-type="string" office:string-value="R40" calcext:value-type="string">
            <text:p>R40</text:p>
          </table:table-cell>
          <table:table-cell table:formula="of:=[Stations.H35]" office:value-type="string" office:string-value="R" calcext:value-type="string">
            <text:p>R</text:p>
          </table:table-cell>
        </table:table-row>
        <table:table-row table:style-name="ro1">
          <table:table-cell table:formula="of:=[Stations.C36]" office:value-type="string" office:string-value="R41" calcext:value-type="string">
            <text:p>R41</text:p>
          </table:table-cell>
          <table:table-cell table:formula="of:=[Stations.H36]" office:value-type="string" office:string-value="N R" calcext:value-type="string">
            <text:p>N R</text:p>
          </table:table-cell>
        </table:table-row>
        <table:table-row table:style-name="ro1">
          <table:table-cell table:formula="of:=[Stations.C37]" office:value-type="string" office:string-value="R42" calcext:value-type="string">
            <text:p>R42</text:p>
          </table:table-cell>
          <table:table-cell table:formula="of:=[Stations.H37]" office:value-type="string" office:string-value="R" calcext:value-type="string">
            <text:p>R</text:p>
          </table:table-cell>
        </table:table-row>
        <table:table-row table:style-name="ro1">
          <table:table-cell table:formula="of:=[Stations.C38]" office:value-type="string" office:string-value="R43" calcext:value-type="string">
            <text:p>R43</text:p>
          </table:table-cell>
          <table:table-cell table:formula="of:=[Stations.H38]" office:value-type="string" office:string-value="R" calcext:value-type="string">
            <text:p>R</text:p>
          </table:table-cell>
        </table:table-row>
        <table:table-row table:style-name="ro1">
          <table:table-cell table:formula="of:=[Stations.C39]" office:value-type="string" office:string-value="R44" calcext:value-type="string">
            <text:p>R44</text:p>
          </table:table-cell>
          <table:table-cell table:formula="of:=[Stations.H39]" office:value-type="string" office:string-value="R" calcext:value-type="string">
            <text:p>R</text:p>
          </table:table-cell>
        </table:table-row>
        <table:table-row table:style-name="ro1">
          <table:table-cell table:formula="of:=[Stations.C40]" office:value-type="string" office:string-value="R45" calcext:value-type="string">
            <text:p>R45</text:p>
          </table:table-cell>
          <table:table-cell table:formula="of:=[Stations.H40]" office:value-type="string" office:string-value="R" calcext:value-type="string">
            <text:p>R</text:p>
          </table:table-cell>
        </table:table-row>
        <table:table-row table:style-name="ro1">
          <table:table-cell table:formula="of:=[Stations.C41]" office:value-type="string" office:string-value="D24" calcext:value-type="string">
            <text:p>D24</text:p>
          </table:table-cell>
          <table:table-cell table:formula="of:=[Stations.H41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42]" office:value-type="string" office:string-value="D25" calcext:value-type="string">
            <text:p>D25</text:p>
          </table:table-cell>
          <table:table-cell table:formula="of:=[Stations.H42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43]" office:value-type="string" office:string-value="D26" calcext:value-type="string">
            <text:p>D26</text:p>
          </table:table-cell>
          <table:table-cell table:formula="of:=[Stations.H43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44]" office:value-type="string" office:string-value="D27" calcext:value-type="string">
            <text:p>D27</text:p>
          </table:table-cell>
          <table:table-cell table:formula="of:=[Stations.H44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45]" office:value-type="string" office:string-value="D28" calcext:value-type="string">
            <text:p>D28</text:p>
          </table:table-cell>
          <table:table-cell table:formula="of:=[Stations.H45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46]" office:value-type="string" office:string-value="D29" calcext:value-type="string">
            <text:p>D29</text:p>
          </table:table-cell>
          <table:table-cell table:formula="of:=[Stations.H46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47]" office:value-type="string" office:string-value="D30" calcext:value-type="string">
            <text:p>D30</text:p>
          </table:table-cell>
          <table:table-cell table:formula="of:=[Stations.H47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48]" office:value-type="string" office:string-value="D31" calcext:value-type="string">
            <text:p>D31</text:p>
          </table:table-cell>
          <table:table-cell table:formula="of:=[Stations.H48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49]" office:value-type="string" office:string-value="D32" calcext:value-type="string">
            <text:p>D32</text:p>
          </table:table-cell>
          <table:table-cell table:formula="of:=[Stations.H49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50]" office:value-type="string" office:string-value="D33" calcext:value-type="string">
            <text:p>D33</text:p>
          </table:table-cell>
          <table:table-cell table:formula="of:=[Stations.H50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51]" office:value-type="string" office:string-value="D34" calcext:value-type="string">
            <text:p>D34</text:p>
          </table:table-cell>
          <table:table-cell table:formula="of:=[Stations.H51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52]" office:value-type="string" office:string-value="D35" calcext:value-type="string">
            <text:p>D35</text:p>
          </table:table-cell>
          <table:table-cell table:formula="of:=[Stations.H52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53]" office:value-type="string" office:string-value="D37" calcext:value-type="string">
            <text:p>D37</text:p>
          </table:table-cell>
          <table:table-cell table:formula="of:=[Stations.H53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54]" office:value-type="string" office:string-value="D38" calcext:value-type="string">
            <text:p>D38</text:p>
          </table:table-cell>
          <table:table-cell table:formula="of:=[Stations.H54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55]" office:value-type="string" office:string-value="D39" calcext:value-type="string">
            <text:p>D39</text:p>
          </table:table-cell>
          <table:table-cell table:formula="of:=[Stations.H55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56]" office:value-type="string" office:string-value="D40" calcext:value-type="string">
            <text:p>D40</text:p>
          </table:table-cell>
          <table:table-cell table:formula="of:=[Stations.H56]" office:value-type="string" office:string-value="B Q" calcext:value-type="string">
            <text:p>B Q</text:p>
          </table:table-cell>
        </table:table-row>
        <table:table-row table:style-name="ro1">
          <table:table-cell table:formula="of:=[Stations.C57]" office:value-type="string" office:string-value="D41" calcext:value-type="string">
            <text:p>D41</text:p>
          </table:table-cell>
          <table:table-cell table:formula="of:=[Stations.H57]" office:value-type="string" office:string-value="Q" calcext:value-type="string">
            <text:p>Q</text:p>
          </table:table-cell>
        </table:table-row>
        <table:table-row table:style-name="ro1">
          <table:table-cell table:formula="of:=[Stations.C58]" office:value-type="string" office:string-value="D42" calcext:value-type="string">
            <text:p>D42</text:p>
          </table:table-cell>
          <table:table-cell table:formula="of:=[Stations.H58]" office:value-type="string" office:string-value="F Q" calcext:value-type="string">
            <text:p>F Q</text:p>
          </table:table-cell>
        </table:table-row>
        <table:table-row table:style-name="ro1">
          <table:table-cell table:formula="of:=[Stations.C59]" office:value-type="string" office:string-value="D43" calcext:value-type="string">
            <text:p>D43</text:p>
          </table:table-cell>
          <table:table-cell table:formula="of:=[Stations.H59]" office:value-type="string" office:string-value="D F N Q" calcext:value-type="string">
            <text:p>D F N Q</text:p>
          </table:table-cell>
        </table:table-row>
        <table:table-row table:style-name="ro1">
          <table:table-cell table:formula="of:=[Stations.C60]" office:value-type="string" office:string-value="B12" calcext:value-type="string">
            <text:p>B12</text:p>
          </table:table-cell>
          <table:table-cell table:formula="of:=[Stations.H60]" office:value-type="string" office:string-value="D" calcext:value-type="string">
            <text:p>D</text:p>
          </table:table-cell>
        </table:table-row>
        <table:table-row table:style-name="ro1">
          <table:table-cell table:formula="of:=[Stations.C61]" office:value-type="string" office:string-value="B13" calcext:value-type="string">
            <text:p>B13</text:p>
          </table:table-cell>
          <table:table-cell table:formula="of:=[Stations.H61]" office:value-type="string" office:string-value="D" calcext:value-type="string">
            <text:p>D</text:p>
          </table:table-cell>
        </table:table-row>
        <table:table-row table:style-name="ro1">
          <table:table-cell table:formula="of:=[Stations.C62]" office:value-type="string" office:string-value="B14" calcext:value-type="string">
            <text:p>B14</text:p>
          </table:table-cell>
          <table:table-cell table:formula="of:=[Stations.H62]" office:value-type="string" office:string-value="D" calcext:value-type="string">
            <text:p>D</text:p>
          </table:table-cell>
        </table:table-row>
        <table:table-row table:style-name="ro1">
          <table:table-cell table:formula="of:=[Stations.C63]" office:value-type="string" office:string-value="B15" calcext:value-type="string">
            <text:p>B15</text:p>
          </table:table-cell>
          <table:table-cell table:formula="of:=[Stations.H63]" office:value-type="string" office:string-value="D" calcext:value-type="string">
            <text:p>D</text:p>
          </table:table-cell>
        </table:table-row>
        <table:table-row table:style-name="ro1">
          <table:table-cell table:formula="of:=[Stations.C64]" office:value-type="string" office:string-value="B16" calcext:value-type="string">
            <text:p>B16</text:p>
          </table:table-cell>
          <table:table-cell table:formula="of:=[Stations.H64]" office:value-type="string" office:string-value="D" calcext:value-type="string">
            <text:p>D</text:p>
          </table:table-cell>
        </table:table-row>
        <table:table-row table:style-name="ro1">
          <table:table-cell table:formula="of:=[Stations.C65]" office:value-type="string" office:string-value="B17" calcext:value-type="string">
            <text:p>B17</text:p>
          </table:table-cell>
          <table:table-cell table:formula="of:=[Stations.H65]" office:value-type="string" office:string-value="D" calcext:value-type="string">
            <text:p>D</text:p>
          </table:table-cell>
        </table:table-row>
        <table:table-row table:style-name="ro1">
          <table:table-cell table:formula="of:=[Stations.C66]" office:value-type="string" office:string-value="B18" calcext:value-type="string">
            <text:p>B18</text:p>
          </table:table-cell>
          <table:table-cell table:formula="of:=[Stations.H66]" office:value-type="string" office:string-value="D" calcext:value-type="string">
            <text:p>D</text:p>
          </table:table-cell>
        </table:table-row>
        <table:table-row table:style-name="ro1">
          <table:table-cell table:formula="of:=[Stations.C67]" office:value-type="string" office:string-value="B19" calcext:value-type="string">
            <text:p>B19</text:p>
          </table:table-cell>
          <table:table-cell table:formula="of:=[Stations.H67]" office:value-type="string" office:string-value="D" calcext:value-type="string">
            <text:p>D</text:p>
          </table:table-cell>
        </table:table-row>
        <table:table-row table:style-name="ro1">
          <table:table-cell table:formula="of:=[Stations.C68]" office:value-type="string" office:string-value="B20" calcext:value-type="string">
            <text:p>B20</text:p>
          </table:table-cell>
          <table:table-cell table:formula="of:=[Stations.H68]" office:value-type="string" office:string-value="D" calcext:value-type="string">
            <text:p>D</text:p>
          </table:table-cell>
        </table:table-row>
        <table:table-row table:style-name="ro1">
          <table:table-cell table:formula="of:=[Stations.C69]" office:value-type="string" office:string-value="B21" calcext:value-type="string">
            <text:p>B21</text:p>
          </table:table-cell>
          <table:table-cell table:formula="of:=[Stations.H69]" office:value-type="string" office:string-value="D" calcext:value-type="string">
            <text:p>D</text:p>
          </table:table-cell>
        </table:table-row>
        <table:table-row table:style-name="ro1">
          <table:table-cell table:formula="of:=[Stations.C70]" office:value-type="string" office:string-value="B22" calcext:value-type="string">
            <text:p>B22</text:p>
          </table:table-cell>
          <table:table-cell table:formula="of:=[Stations.H70]" office:value-type="string" office:string-value="D" calcext:value-type="string">
            <text:p>D</text:p>
          </table:table-cell>
        </table:table-row>
        <table:table-row table:style-name="ro1">
          <table:table-cell table:formula="of:=[Stations.C71]" office:value-type="string" office:string-value="B23" calcext:value-type="string">
            <text:p>B23</text:p>
          </table:table-cell>
          <table:table-cell table:formula="of:=[Stations.H71]" office:value-type="string" office:string-value="D" calcext:value-type="string">
            <text:p>D</text:p>
          </table:table-cell>
        </table:table-row>
        <table:table-row table:style-name="ro1">
          <table:table-cell table:formula="of:=[Stations.C72]" office:value-type="string" office:string-value="N02" calcext:value-type="string">
            <text:p>N02</text:p>
          </table:table-cell>
          <table:table-cell table:formula="of:=[Stations.H72]" office:value-type="string" office:string-value="N" calcext:value-type="string">
            <text:p>N</text:p>
          </table:table-cell>
        </table:table-row>
        <table:table-row table:style-name="ro1">
          <table:table-cell table:formula="of:=[Stations.C73]" office:value-type="string" office:string-value="N03" calcext:value-type="string">
            <text:p>N03</text:p>
          </table:table-cell>
          <table:table-cell table:formula="of:=[Stations.H73]" office:value-type="string" office:string-value="N" calcext:value-type="string">
            <text:p>N</text:p>
          </table:table-cell>
        </table:table-row>
        <table:table-row table:style-name="ro1">
          <table:table-cell table:formula="of:=[Stations.C74]" office:value-type="string" office:string-value="N04" calcext:value-type="string">
            <text:p>N04</text:p>
          </table:table-cell>
          <table:table-cell table:formula="of:=[Stations.H74]" office:value-type="string" office:string-value="N" calcext:value-type="string">
            <text:p>N</text:p>
          </table:table-cell>
        </table:table-row>
        <table:table-row table:style-name="ro1">
          <table:table-cell table:formula="of:=[Stations.C75]" office:value-type="string" office:string-value="N05" calcext:value-type="string">
            <text:p>N05</text:p>
          </table:table-cell>
          <table:table-cell table:formula="of:=[Stations.H75]" office:value-type="string" office:string-value="N" calcext:value-type="string">
            <text:p>N</text:p>
          </table:table-cell>
        </table:table-row>
        <table:table-row table:style-name="ro1">
          <table:table-cell table:formula="of:=[Stations.C76]" office:value-type="string" office:string-value="N06" calcext:value-type="string">
            <text:p>N06</text:p>
          </table:table-cell>
          <table:table-cell table:formula="of:=[Stations.H76]" office:value-type="string" office:string-value="N" calcext:value-type="string">
            <text:p>N</text:p>
          </table:table-cell>
        </table:table-row>
        <table:table-row table:style-name="ro1">
          <table:table-cell table:formula="of:=[Stations.C77]" office:value-type="string" office:string-value="N07" calcext:value-type="string">
            <text:p>N07</text:p>
          </table:table-cell>
          <table:table-cell table:formula="of:=[Stations.H77]" office:value-type="string" office:string-value="N" calcext:value-type="string">
            <text:p>N</text:p>
          </table:table-cell>
        </table:table-row>
        <table:table-row table:style-name="ro1">
          <table:table-cell table:formula="of:=[Stations.C78]" office:value-type="string" office:string-value="N08" calcext:value-type="string">
            <text:p>N08</text:p>
          </table:table-cell>
          <table:table-cell table:formula="of:=[Stations.H78]" office:value-type="string" office:string-value="N" calcext:value-type="string">
            <text:p>N</text:p>
          </table:table-cell>
        </table:table-row>
        <table:table-row table:style-name="ro1">
          <table:table-cell table:formula="of:=[Stations.C79]" office:value-type="string" office:string-value="N09" calcext:value-type="string">
            <text:p>N09</text:p>
          </table:table-cell>
          <table:table-cell table:formula="of:=[Stations.H79]" office:value-type="string" office:string-value="N" calcext:value-type="string">
            <text:p>N</text:p>
          </table:table-cell>
        </table:table-row>
        <table:table-row table:style-name="ro1">
          <table:table-cell table:formula="of:=[Stations.C80]" office:value-type="string" office:string-value="N10" calcext:value-type="string">
            <text:p>N10</text:p>
          </table:table-cell>
          <table:table-cell table:formula="of:=[Stations.H80]" office:value-type="string" office:string-value="N" calcext:value-type="string">
            <text:p>N</text:p>
          </table:table-cell>
        </table:table-row>
        <table:table-row table:style-name="ro1">
          <table:table-cell table:formula="of:=[Stations.C81]" office:value-type="string" office:string-value="J12" calcext:value-type="string">
            <text:p>J12</text:p>
          </table:table-cell>
          <table:table-cell table:formula="of:=[Stations.H81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82]" office:value-type="string" office:string-value="J13" calcext:value-type="string">
            <text:p>J13</text:p>
          </table:table-cell>
          <table:table-cell table:formula="of:=[Stations.H82]" office:value-type="string" office:string-value="J" calcext:value-type="string">
            <text:p>J</text:p>
          </table:table-cell>
        </table:table-row>
        <table:table-row table:style-name="ro1">
          <table:table-cell table:formula="of:=[Stations.C83]" office:value-type="string" office:string-value="J14" calcext:value-type="string">
            <text:p>J14</text:p>
          </table:table-cell>
          <table:table-cell table:formula="of:=[Stations.H83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84]" office:value-type="string" office:string-value="J15" calcext:value-type="string">
            <text:p>J15</text:p>
          </table:table-cell>
          <table:table-cell table:formula="of:=[Stations.H84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85]" office:value-type="string" office:string-value="J16" calcext:value-type="string">
            <text:p>J16</text:p>
          </table:table-cell>
          <table:table-cell table:formula="of:=[Stations.H85]" office:value-type="string" office:string-value="J" calcext:value-type="string">
            <text:p>J</text:p>
          </table:table-cell>
        </table:table-row>
        <table:table-row table:style-name="ro1">
          <table:table-cell table:formula="of:=[Stations.C86]" office:value-type="string" office:string-value="J17" calcext:value-type="string">
            <text:p>J17</text:p>
          </table:table-cell>
          <table:table-cell table:formula="of:=[Stations.H86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87]" office:value-type="string" office:string-value="J19" calcext:value-type="string">
            <text:p>J19</text:p>
          </table:table-cell>
          <table:table-cell table:formula="of:=[Stations.H87]" office:value-type="string" office:string-value="J" calcext:value-type="string">
            <text:p>J</text:p>
          </table:table-cell>
        </table:table-row>
        <table:table-row table:style-name="ro1">
          <table:table-cell table:formula="of:=[Stations.C88]" office:value-type="string" office:string-value="J20" calcext:value-type="string">
            <text:p>J20</text:p>
          </table:table-cell>
          <table:table-cell table:formula="of:=[Stations.H88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89]" office:value-type="string" office:string-value="J21" calcext:value-type="string">
            <text:p>J21</text:p>
          </table:table-cell>
          <table:table-cell table:formula="of:=[Stations.H89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90]" office:value-type="string" office:string-value="J22" calcext:value-type="string">
            <text:p>J22</text:p>
          </table:table-cell>
          <table:table-cell table:formula="of:=[Stations.H90]" office:value-type="string" office:string-value="J" calcext:value-type="string">
            <text:p>J</text:p>
          </table:table-cell>
        </table:table-row>
        <table:table-row table:style-name="ro1">
          <table:table-cell table:formula="of:=[Stations.C91]" office:value-type="string" office:string-value="J23" calcext:value-type="string">
            <text:p>J23</text:p>
          </table:table-cell>
          <table:table-cell table:formula="of:=[Stations.H91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92]" office:value-type="string" office:string-value="J24" calcext:value-type="string">
            <text:p>J24</text:p>
          </table:table-cell>
          <table:table-cell table:formula="of:=[Stations.H92]" office:value-type="string" office:string-value="J" calcext:value-type="string">
            <text:p>J</text:p>
          </table:table-cell>
        </table:table-row>
        <table:table-row table:style-name="ro1">
          <table:table-cell table:formula="of:=[Stations.C93]" office:value-type="string" office:string-value="J27" calcext:value-type="string">
            <text:p>J27</text:p>
          </table:table-cell>
          <table:table-cell table:formula="of:=[Stations.H93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94]" office:value-type="string" office:string-value="J28" calcext:value-type="string">
            <text:p>J28</text:p>
          </table:table-cell>
          <table:table-cell table:formula="of:=[Stations.H94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95]" office:value-type="string" office:string-value="J29" calcext:value-type="string">
            <text:p>J29</text:p>
          </table:table-cell>
          <table:table-cell table:formula="of:=[Stations.H95]" office:value-type="string" office:string-value="J" calcext:value-type="string">
            <text:p>J</text:p>
          </table:table-cell>
        </table:table-row>
        <table:table-row table:style-name="ro1">
          <table:table-cell table:formula="of:=[Stations.C96]" office:value-type="string" office:string-value="J30" calcext:value-type="string">
            <text:p>J30</text:p>
          </table:table-cell>
          <table:table-cell table:formula="of:=[Stations.H96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97]" office:value-type="string" office:string-value="J31" calcext:value-type="string">
            <text:p>J31</text:p>
          </table:table-cell>
          <table:table-cell table:formula="of:=[Stations.H97]" office:value-type="string" office:string-value="J" calcext:value-type="string">
            <text:p>J</text:p>
          </table:table-cell>
        </table:table-row>
        <table:table-row table:style-name="ro1">
          <table:table-cell table:formula="of:=[Stations.C98]" office:value-type="string" office:string-value="M11" calcext:value-type="string">
            <text:p>M11</text:p>
          </table:table-cell>
          <table:table-cell table:formula="of:=[Stations.H98]" office:value-type="string" office:string-value="J M Z" calcext:value-type="string">
            <text:p>J M Z</text:p>
          </table:table-cell>
        </table:table-row>
        <table:table-row table:style-name="ro1">
          <table:table-cell table:formula="of:=[Stations.C99]" office:value-type="string" office:string-value="M12" calcext:value-type="string">
            <text:p>M12</text:p>
          </table:table-cell>
          <table:table-cell table:formula="of:=[Stations.H99]" office:value-type="string" office:string-value="J M" calcext:value-type="string">
            <text:p>J M</text:p>
          </table:table-cell>
        </table:table-row>
        <table:table-row table:style-name="ro1">
          <table:table-cell table:formula="of:=[Stations.C100]" office:value-type="string" office:string-value="M13" calcext:value-type="string">
            <text:p>M13</text:p>
          </table:table-cell>
          <table:table-cell table:formula="of:=[Stations.H100]" office:value-type="string" office:string-value="J M" calcext:value-type="string">
            <text:p>J M</text:p>
          </table:table-cell>
        </table:table-row>
        <table:table-row table:style-name="ro1">
          <table:table-cell table:formula="of:=[Stations.C101]" office:value-type="string" office:string-value="M14" calcext:value-type="string">
            <text:p>M14</text:p>
          </table:table-cell>
          <table:table-cell table:formula="of:=[Stations.H101]" office:value-type="string" office:string-value="J M" calcext:value-type="string">
            <text:p>J M</text:p>
          </table:table-cell>
        </table:table-row>
        <table:table-row table:style-name="ro1">
          <table:table-cell table:formula="of:=[Stations.C102]" office:value-type="string" office:string-value="M16" calcext:value-type="string">
            <text:p>M16</text:p>
          </table:table-cell>
          <table:table-cell table:formula="of:=[Stations.H102]" office:value-type="string" office:string-value="J M Z" calcext:value-type="string">
            <text:p>J M Z</text:p>
          </table:table-cell>
        </table:table-row>
        <table:table-row table:style-name="ro1">
          <table:table-cell table:formula="of:=[Stations.C103]" office:value-type="string" office:string-value="M18" calcext:value-type="string">
            <text:p>M18</text:p>
          </table:table-cell>
          <table:table-cell table:formula="of:=[Stations.H103]" office:value-type="string" office:string-value="J M Z" calcext:value-type="string">
            <text:p>J M Z</text:p>
          </table:table-cell>
        </table:table-row>
        <table:table-row table:style-name="ro1">
          <table:table-cell table:formula="of:=[Stations.C104]" office:value-type="string" office:string-value="M19" calcext:value-type="string">
            <text:p>M19</text:p>
          </table:table-cell>
          <table:table-cell table:formula="of:=[Stations.H104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105]" office:value-type="string" office:string-value="M20" calcext:value-type="string">
            <text:p>M20</text:p>
          </table:table-cell>
          <table:table-cell table:formula="of:=[Stations.H105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106]" office:value-type="string" office:string-value="M21" calcext:value-type="string">
            <text:p>M21</text:p>
          </table:table-cell>
          <table:table-cell table:formula="of:=[Stations.H106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107]" office:value-type="string" office:string-value="M22" calcext:value-type="string">
            <text:p>M22</text:p>
          </table:table-cell>
          <table:table-cell table:formula="of:=[Stations.H107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108]" office:value-type="string" office:string-value="M23" calcext:value-type="string">
            <text:p>M23</text:p>
          </table:table-cell>
          <table:table-cell table:formula="of:=[Stations.H108]" office:value-type="string" office:string-value="J Z" calcext:value-type="string">
            <text:p>J Z</text:p>
          </table:table-cell>
        </table:table-row>
        <table:table-row table:style-name="ro1">
          <table:table-cell table:formula="of:=[Stations.C109]" office:value-type="string" office:string-value="M01" calcext:value-type="string">
            <text:p>M01</text:p>
          </table:table-cell>
          <table:table-cell table:formula="of:=[Stations.H109]" office:value-type="string" office:string-value="M" calcext:value-type="string">
            <text:p>M</text:p>
          </table:table-cell>
        </table:table-row>
        <table:table-row table:style-name="ro1">
          <table:table-cell table:formula="of:=[Stations.C110]" office:value-type="string" office:string-value="M04" calcext:value-type="string">
            <text:p>M04</text:p>
          </table:table-cell>
          <table:table-cell table:formula="of:=[Stations.H110]" office:value-type="string" office:string-value="M" calcext:value-type="string">
            <text:p>M</text:p>
          </table:table-cell>
        </table:table-row>
        <table:table-row table:style-name="ro1">
          <table:table-cell table:formula="of:=[Stations.C111]" office:value-type="string" office:string-value="M05" calcext:value-type="string">
            <text:p>M05</text:p>
          </table:table-cell>
          <table:table-cell table:formula="of:=[Stations.H111]" office:value-type="string" office:string-value="M" calcext:value-type="string">
            <text:p>M</text:p>
          </table:table-cell>
        </table:table-row>
        <table:table-row table:style-name="ro1">
          <table:table-cell table:formula="of:=[Stations.C112]" office:value-type="string" office:string-value="M06" calcext:value-type="string">
            <text:p>M06</text:p>
          </table:table-cell>
          <table:table-cell table:formula="of:=[Stations.H112]" office:value-type="string" office:string-value="M" calcext:value-type="string">
            <text:p>M</text:p>
          </table:table-cell>
        </table:table-row>
        <table:table-row table:style-name="ro1">
          <table:table-cell table:formula="of:=[Stations.C113]" office:value-type="string" office:string-value="M08" calcext:value-type="string">
            <text:p>M08</text:p>
          </table:table-cell>
          <table:table-cell table:formula="of:=[Stations.H113]" office:value-type="string" office:string-value="M" calcext:value-type="string">
            <text:p>M</text:p>
          </table:table-cell>
        </table:table-row>
        <table:table-row table:style-name="ro1">
          <table:table-cell table:formula="of:=[Stations.C114]" office:value-type="string" office:string-value="M09" calcext:value-type="string">
            <text:p>M09</text:p>
          </table:table-cell>
          <table:table-cell table:formula="of:=[Stations.H114]" office:value-type="string" office:string-value="M" calcext:value-type="string">
            <text:p>M</text:p>
          </table:table-cell>
        </table:table-row>
        <table:table-row table:style-name="ro1">
          <table:table-cell table:formula="of:=[Stations.C115]" office:value-type="string" office:string-value="M10" calcext:value-type="string">
            <text:p>M10</text:p>
          </table:table-cell>
          <table:table-cell table:formula="of:=[Stations.H115]" office:value-type="string" office:string-value="M" calcext:value-type="string">
            <text:p>M</text:p>
          </table:table-cell>
        </table:table-row>
        <table:table-row table:style-name="ro1">
          <table:table-cell table:formula="of:=[Stations.C116]" office:value-type="string" office:string-value="L01" calcext:value-type="string">
            <text:p>L01</text:p>
          </table:table-cell>
          <table:table-cell table:formula="of:=[Stations.H116]" office:value-type="string" office:string-value="L" calcext:value-type="string">
            <text:p>L</text:p>
          </table:table-cell>
        </table:table-row>
        <table:table-row table:style-name="ro1">
          <table:table-cell table:formula="of:=[Stations.C117]" office:value-type="string" office:string-value="L02" calcext:value-type="string">
            <text:p>L02</text:p>
          </table:table-cell>
          <table:table-cell table:formula="of:=[Stations.H117]" office:value-type="string" office:string-value="L" calcext:value-type="string">
            <text:p>L</text:p>
          </table:table-cell>
        </table:table-row>
        <table:table-row table:style-name="ro1">
          <table:table-cell table:formula="of:=[Stations.C118]" office:value-type="string" office:string-value="L03" calcext:value-type="string">
            <text:p>L03</text:p>
          </table:table-cell>
          <table:table-cell table:formula="of:=[Stations.H118]" office:value-type="string" office:string-value="L" calcext:value-type="string">
            <text:p>L</text:p>
          </table:table-cell>
        </table:table-row>
        <table:table-row table:style-name="ro1">
          <table:table-cell table:formula="of:=[Stations.C119]" office:value-type="string" office:string-value="L05" calcext:value-type="string">
            <text:p>L05</text:p>
          </table:table-cell>
          <table:table-cell table:formula="of:=[Stations.H119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0]" office:value-type="string" office:string-value="L06" calcext:value-type="string">
            <text:p>L06</text:p>
          </table:table-cell>
          <table:table-cell table:formula="of:=[Stations.H120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1]" office:value-type="string" office:string-value="L08" calcext:value-type="string">
            <text:p>L08</text:p>
          </table:table-cell>
          <table:table-cell table:formula="of:=[Stations.H121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2]" office:value-type="string" office:string-value="L10" calcext:value-type="string">
            <text:p>L10</text:p>
          </table:table-cell>
          <table:table-cell table:formula="of:=[Stations.H122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3]" office:value-type="string" office:string-value="L11" calcext:value-type="string">
            <text:p>L11</text:p>
          </table:table-cell>
          <table:table-cell table:formula="of:=[Stations.H123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4]" office:value-type="string" office:string-value="L12" calcext:value-type="string">
            <text:p>L12</text:p>
          </table:table-cell>
          <table:table-cell table:formula="of:=[Stations.H124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5]" office:value-type="string" office:string-value="L13" calcext:value-type="string">
            <text:p>L13</text:p>
          </table:table-cell>
          <table:table-cell table:formula="of:=[Stations.H125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6]" office:value-type="string" office:string-value="L14" calcext:value-type="string">
            <text:p>L14</text:p>
          </table:table-cell>
          <table:table-cell table:formula="of:=[Stations.H126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7]" office:value-type="string" office:string-value="L15" calcext:value-type="string">
            <text:p>L15</text:p>
          </table:table-cell>
          <table:table-cell table:formula="of:=[Stations.H127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8]" office:value-type="string" office:string-value="L16" calcext:value-type="string">
            <text:p>L16</text:p>
          </table:table-cell>
          <table:table-cell table:formula="of:=[Stations.H128]" office:value-type="string" office:string-value="L" calcext:value-type="string">
            <text:p>L</text:p>
          </table:table-cell>
        </table:table-row>
        <table:table-row table:style-name="ro1">
          <table:table-cell table:formula="of:=[Stations.C129]" office:value-type="string" office:string-value="L17" calcext:value-type="string">
            <text:p>L17</text:p>
          </table:table-cell>
          <table:table-cell table:formula="of:=[Stations.H129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0]" office:value-type="string" office:string-value="L19" calcext:value-type="string">
            <text:p>L19</text:p>
          </table:table-cell>
          <table:table-cell table:formula="of:=[Stations.H130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1]" office:value-type="string" office:string-value="L20" calcext:value-type="string">
            <text:p>L20</text:p>
          </table:table-cell>
          <table:table-cell table:formula="of:=[Stations.H131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2]" office:value-type="string" office:string-value="L21" calcext:value-type="string">
            <text:p>L21</text:p>
          </table:table-cell>
          <table:table-cell table:formula="of:=[Stations.H132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3]" office:value-type="string" office:string-value="L22" calcext:value-type="string">
            <text:p>L22</text:p>
          </table:table-cell>
          <table:table-cell table:formula="of:=[Stations.H133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4]" office:value-type="string" office:string-value="L24" calcext:value-type="string">
            <text:p>L24</text:p>
          </table:table-cell>
          <table:table-cell table:formula="of:=[Stations.H134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5]" office:value-type="string" office:string-value="L25" calcext:value-type="string">
            <text:p>L25</text:p>
          </table:table-cell>
          <table:table-cell table:formula="of:=[Stations.H135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6]" office:value-type="string" office:string-value="L26" calcext:value-type="string">
            <text:p>L26</text:p>
          </table:table-cell>
          <table:table-cell table:formula="of:=[Stations.H136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7]" office:value-type="string" office:string-value="L27" calcext:value-type="string">
            <text:p>L27</text:p>
          </table:table-cell>
          <table:table-cell table:formula="of:=[Stations.H137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8]" office:value-type="string" office:string-value="L28" calcext:value-type="string">
            <text:p>L28</text:p>
          </table:table-cell>
          <table:table-cell table:formula="of:=[Stations.H138]" office:value-type="string" office:string-value="L" calcext:value-type="string">
            <text:p>L</text:p>
          </table:table-cell>
        </table:table-row>
        <table:table-row table:style-name="ro1">
          <table:table-cell table:formula="of:=[Stations.C139]" office:value-type="string" office:string-value="L29" calcext:value-type="string">
            <text:p>L29</text:p>
          </table:table-cell>
          <table:table-cell table:formula="of:=[Stations.H139]" office:value-type="string" office:string-value="L" calcext:value-type="string">
            <text:p>L</text:p>
          </table:table-cell>
        </table:table-row>
        <table:table-row table:style-name="ro1">
          <table:table-cell table:formula="of:=[Stations.C140]" office:value-type="string" office:string-value="S01" calcext:value-type="string">
            <text:p>S01</text:p>
          </table:table-cell>
          <table:table-cell table:formula="of:=[Stations.H140]" office:value-type="string" office:string-value="S" calcext:value-type="string">
            <text:p>S</text:p>
          </table:table-cell>
        </table:table-row>
        <table:table-row table:style-name="ro1">
          <table:table-cell table:formula="of:=[Stations.C141]" office:value-type="string" office:string-value="S03" calcext:value-type="string">
            <text:p>S03</text:p>
          </table:table-cell>
          <table:table-cell table:formula="of:=[Stations.H141]" office:value-type="string" office:string-value="S" calcext:value-type="string">
            <text:p>S</text:p>
          </table:table-cell>
        </table:table-row>
        <table:table-row table:style-name="ro1">
          <table:table-cell table:formula="of:=[Stations.C142]" office:value-type="string" office:string-value="S04" calcext:value-type="string">
            <text:p>S04</text:p>
          </table:table-cell>
          <table:table-cell table:formula="of:=[Stations.H142]" office:value-type="string" office:string-value="S" calcext:value-type="string">
            <text:p>S</text:p>
          </table:table-cell>
        </table:table-row>
        <table:table-row table:style-name="ro1">
          <table:table-cell table:formula="of:=[Stations.C143]" office:value-type="string" office:string-value="A02" calcext:value-type="string">
            <text:p>A02</text:p>
          </table:table-cell>
          <table:table-cell table:formula="of:=[Stations.H143]" office:value-type="string" office:string-value="A" calcext:value-type="string">
            <text:p>A</text:p>
          </table:table-cell>
        </table:table-row>
        <table:table-row table:style-name="ro1">
          <table:table-cell table:formula="of:=[Stations.C144]" office:value-type="string" office:string-value="A03" calcext:value-type="string">
            <text:p>A03</text:p>
          </table:table-cell>
          <table:table-cell table:formula="of:=[Stations.H144]" office:value-type="string" office:string-value="A" calcext:value-type="string">
            <text:p>A</text:p>
          </table:table-cell>
        </table:table-row>
        <table:table-row table:style-name="ro1">
          <table:table-cell table:formula="of:=[Stations.C145]" office:value-type="string" office:string-value="A05" calcext:value-type="string">
            <text:p>A05</text:p>
          </table:table-cell>
          <table:table-cell table:formula="of:=[Stations.H145]" office:value-type="string" office:string-value="A" calcext:value-type="string">
            <text:p>A</text:p>
          </table:table-cell>
        </table:table-row>
        <table:table-row table:style-name="ro1">
          <table:table-cell table:formula="of:=[Stations.C146]" office:value-type="string" office:string-value="A06" calcext:value-type="string">
            <text:p>A06</text:p>
          </table:table-cell>
          <table:table-cell table:formula="of:=[Stations.H146]" office:value-type="string" office:string-value="A" calcext:value-type="string">
            <text:p>A</text:p>
          </table:table-cell>
        </table:table-row>
        <table:table-row table:style-name="ro1">
          <table:table-cell table:formula="of:=[Stations.C147]" office:value-type="string" office:string-value="A07" calcext:value-type="string">
            <text:p>A07</text:p>
          </table:table-cell>
          <table:table-cell table:formula="of:=[Stations.H147]" office:value-type="string" office:string-value="A" calcext:value-type="string">
            <text:p>A</text:p>
          </table:table-cell>
        </table:table-row>
        <table:table-row table:style-name="ro1">
          <table:table-cell table:formula="of:=[Stations.C148]" office:value-type="string" office:string-value="A09" calcext:value-type="string">
            <text:p>A09</text:p>
          </table:table-cell>
          <table:table-cell table:formula="of:=[Stations.H148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49]" office:value-type="string" office:string-value="A10" calcext:value-type="string">
            <text:p>A10</text:p>
          </table:table-cell>
          <table:table-cell table:formula="of:=[Stations.H149]" office:value-type="string" office:string-value="C" calcext:value-type="string">
            <text:p>C</text:p>
          </table:table-cell>
        </table:table-row>
        <table:table-row table:style-name="ro1">
          <table:table-cell table:formula="of:=[Stations.C150]" office:value-type="string" office:string-value="A11" calcext:value-type="string">
            <text:p>A11</text:p>
          </table:table-cell>
          <table:table-cell table:formula="of:=[Stations.H150]" office:value-type="string" office:string-value="C" calcext:value-type="string">
            <text:p>C</text:p>
          </table:table-cell>
        </table:table-row>
        <table:table-row table:style-name="ro1">
          <table:table-cell table:formula="of:=[Stations.C151]" office:value-type="string" office:string-value="A12" calcext:value-type="string">
            <text:p>A12</text:p>
          </table:table-cell>
          <table:table-cell table:formula="of:=[Stations.H151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52]" office:value-type="string" office:string-value="D13" calcext:value-type="string">
            <text:p>D13</text:p>
          </table:table-cell>
          <table:table-cell table:formula="of:=[Stations.H152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153]" office:value-type="string" office:string-value="A14" calcext:value-type="string">
            <text:p>A14</text:p>
          </table:table-cell>
          <table:table-cell table:formula="of:=[Stations.H153]" office:value-type="string" office:string-value="B C" calcext:value-type="string">
            <text:p>B C</text:p>
          </table:table-cell>
        </table:table-row>
        <table:table-row table:style-name="ro1">
          <table:table-cell table:formula="of:=[Stations.C154]" office:value-type="string" office:string-value="A15" calcext:value-type="string">
            <text:p>A15</text:p>
          </table:table-cell>
          <table:table-cell table:formula="of:=[Stations.H154]" office:value-type="string" office:string-value="A B C D" calcext:value-type="string">
            <text:p>A B C D</text:p>
          </table:table-cell>
        </table:table-row>
        <table:table-row table:style-name="ro1">
          <table:table-cell table:formula="of:=[Stations.C155]" office:value-type="string" office:string-value="A16" calcext:value-type="string">
            <text:p>A16</text:p>
          </table:table-cell>
          <table:table-cell table:formula="of:=[Stations.H155]" office:value-type="string" office:string-value="B C" calcext:value-type="string">
            <text:p>B C</text:p>
          </table:table-cell>
        </table:table-row>
        <table:table-row table:style-name="ro1">
          <table:table-cell table:formula="of:=[Stations.C156]" office:value-type="string" office:string-value="A17" calcext:value-type="string">
            <text:p>A17</text:p>
          </table:table-cell>
          <table:table-cell table:formula="of:=[Stations.H156]" office:value-type="string" office:string-value="B C" calcext:value-type="string">
            <text:p>B C</text:p>
          </table:table-cell>
        </table:table-row>
        <table:table-row table:style-name="ro1">
          <table:table-cell table:formula="of:=[Stations.C157]" office:value-type="string" office:string-value="A18" calcext:value-type="string">
            <text:p>A18</text:p>
          </table:table-cell>
          <table:table-cell table:formula="of:=[Stations.H157]" office:value-type="string" office:string-value="B C" calcext:value-type="string">
            <text:p>B C</text:p>
          </table:table-cell>
        </table:table-row>
        <table:table-row table:style-name="ro1">
          <table:table-cell table:formula="of:=[Stations.C158]" office:value-type="string" office:string-value="A19" calcext:value-type="string">
            <text:p>A19</text:p>
          </table:table-cell>
          <table:table-cell table:formula="of:=[Stations.H158]" office:value-type="string" office:string-value="B C" calcext:value-type="string">
            <text:p>B C</text:p>
          </table:table-cell>
        </table:table-row>
        <table:table-row table:style-name="ro1">
          <table:table-cell table:formula="of:=[Stations.C159]" office:value-type="string" office:string-value="A20" calcext:value-type="string">
            <text:p>A20</text:p>
          </table:table-cell>
          <table:table-cell table:formula="of:=[Stations.H159]" office:value-type="string" office:string-value="B C" calcext:value-type="string">
            <text:p>B C</text:p>
          </table:table-cell>
        </table:table-row>
        <table:table-row table:style-name="ro1">
          <table:table-cell table:formula="of:=[Stations.C160]" office:value-type="string" office:string-value="A21" calcext:value-type="string">
            <text:p>A21</text:p>
          </table:table-cell>
          <table:table-cell table:formula="of:=[Stations.H160]" office:value-type="string" office:string-value="B C" calcext:value-type="string">
            <text:p>B C</text:p>
          </table:table-cell>
        </table:table-row>
        <table:table-row table:style-name="ro1">
          <table:table-cell table:formula="of:=[Stations.C161]" office:value-type="string" office:string-value="A22" calcext:value-type="string">
            <text:p>A22</text:p>
          </table:table-cell>
          <table:table-cell table:formula="of:=[Stations.H161]" office:value-type="string" office:string-value="B C" calcext:value-type="string">
            <text:p>B C</text:p>
          </table:table-cell>
        </table:table-row>
        <table:table-row table:style-name="ro1">
          <table:table-cell table:formula="of:=[Stations.C162]" office:value-type="string" office:string-value="A24" calcext:value-type="string">
            <text:p>A24</text:p>
          </table:table-cell>
          <table:table-cell table:formula="of:=[Stations.H162]" office:value-type="string" office:string-value="A B C D" calcext:value-type="string">
            <text:p>A B C D</text:p>
          </table:table-cell>
        </table:table-row>
        <table:table-row table:style-name="ro1">
          <table:table-cell table:formula="of:=[Stations.C163]" office:value-type="string" office:string-value="A25" calcext:value-type="string">
            <text:p>A25</text:p>
          </table:table-cell>
          <table:table-cell table:formula="of:=[Stations.H163]" office:value-type="string" office:string-value="C E" calcext:value-type="string">
            <text:p>C E</text:p>
          </table:table-cell>
        </table:table-row>
        <table:table-row table:style-name="ro1">
          <table:table-cell table:formula="of:=[Stations.C164]" office:value-type="string" office:string-value="A27" calcext:value-type="string">
            <text:p>A27</text:p>
          </table:table-cell>
          <table:table-cell table:formula="of:=[Stations.H164]" office:value-type="string" office:string-value="A C E" calcext:value-type="string">
            <text:p>A C E</text:p>
          </table:table-cell>
        </table:table-row>
        <table:table-row table:style-name="ro1">
          <table:table-cell table:formula="of:=[Stations.C165]" office:value-type="string" office:string-value="A28" calcext:value-type="string">
            <text:p>A28</text:p>
          </table:table-cell>
          <table:table-cell table:formula="of:=[Stations.H165]" office:value-type="string" office:string-value="A C E" calcext:value-type="string">
            <text:p>A C E</text:p>
          </table:table-cell>
        </table:table-row>
        <table:table-row table:style-name="ro1">
          <table:table-cell table:formula="of:=[Stations.C166]" office:value-type="string" office:string-value="A30" calcext:value-type="string">
            <text:p>A30</text:p>
          </table:table-cell>
          <table:table-cell table:formula="of:=[Stations.H166]" office:value-type="string" office:string-value="C E" calcext:value-type="string">
            <text:p>C E</text:p>
          </table:table-cell>
        </table:table-row>
        <table:table-row table:style-name="ro1">
          <table:table-cell table:formula="of:=[Stations.C167]" office:value-type="string" office:string-value="A31" calcext:value-type="string">
            <text:p>A31</text:p>
          </table:table-cell>
          <table:table-cell table:formula="of:=[Stations.H167]" office:value-type="string" office:string-value="A C E" calcext:value-type="string">
            <text:p>A C E</text:p>
          </table:table-cell>
        </table:table-row>
        <table:table-row table:style-name="ro1">
          <table:table-cell table:formula="of:=[Stations.C168]" office:value-type="string" office:string-value="A32" calcext:value-type="string">
            <text:p>A32</text:p>
          </table:table-cell>
          <table:table-cell table:formula="of:=[Stations.H168]" office:value-type="string" office:string-value="A C E" calcext:value-type="string">
            <text:p>A C E</text:p>
          </table:table-cell>
        </table:table-row>
        <table:table-row table:style-name="ro1">
          <table:table-cell table:formula="of:=[Stations.C169]" office:value-type="string" office:string-value="D20" calcext:value-type="string">
            <text:p>D20</text:p>
          </table:table-cell>
          <table:table-cell table:formula="of:=[Stations.H169]" office:value-type="string" office:string-value="B D F M" calcext:value-type="string">
            <text:p>B D F M</text:p>
          </table:table-cell>
        </table:table-row>
        <table:table-row table:style-name="ro1">
          <table:table-cell table:formula="of:=[Stations.C170]" office:value-type="string" office:string-value="A33" calcext:value-type="string">
            <text:p>A33</text:p>
          </table:table-cell>
          <table:table-cell table:formula="of:=[Stations.H170]" office:value-type="string" office:string-value="C E" calcext:value-type="string">
            <text:p>C E</text:p>
          </table:table-cell>
        </table:table-row>
        <table:table-row table:style-name="ro1">
          <table:table-cell table:formula="of:=[Stations.C171]" office:value-type="string" office:string-value="A34" calcext:value-type="string">
            <text:p>A34</text:p>
          </table:table-cell>
          <table:table-cell table:formula="of:=[Stations.H171]" office:value-type="string" office:string-value="A C E" calcext:value-type="string">
            <text:p>A C E</text:p>
          </table:table-cell>
        </table:table-row>
        <table:table-row table:style-name="ro1">
          <table:table-cell table:formula="of:=[Stations.C172]" office:value-type="string" office:string-value="A36" calcext:value-type="string">
            <text:p>A36</text:p>
          </table:table-cell>
          <table:table-cell table:formula="of:=[Stations.H172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73]" office:value-type="string" office:string-value="E01" calcext:value-type="string">
            <text:p>E01</text:p>
          </table:table-cell>
          <table:table-cell table:formula="of:=[Stations.H173]" office:value-type="string" office:string-value="E" calcext:value-type="string">
            <text:p>E</text:p>
          </table:table-cell>
        </table:table-row>
        <table:table-row table:style-name="ro1">
          <table:table-cell table:formula="of:=[Stations.C174]" office:value-type="string" office:string-value="A38" calcext:value-type="string">
            <text:p>A38</text:p>
          </table:table-cell>
          <table:table-cell table:formula="of:=[Stations.H174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75]" office:value-type="string" office:string-value="A40" calcext:value-type="string">
            <text:p>A40</text:p>
          </table:table-cell>
          <table:table-cell table:formula="of:=[Stations.H175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76]" office:value-type="string" office:string-value="A41" calcext:value-type="string">
            <text:p>A41</text:p>
          </table:table-cell>
          <table:table-cell table:formula="of:=[Stations.H176]" office:value-type="string" office:string-value="A C F" calcext:value-type="string">
            <text:p>A C F</text:p>
          </table:table-cell>
        </table:table-row>
        <table:table-row table:style-name="ro1">
          <table:table-cell table:formula="of:=[Stations.C177]" office:value-type="string" office:string-value="A42" calcext:value-type="string">
            <text:p>A42</text:p>
          </table:table-cell>
          <table:table-cell table:formula="of:=[Stations.H177]" office:value-type="string" office:string-value="A C G" calcext:value-type="string">
            <text:p>A C G</text:p>
          </table:table-cell>
        </table:table-row>
        <table:table-row table:style-name="ro1">
          <table:table-cell table:formula="of:=[Stations.C178]" office:value-type="string" office:string-value="A43" calcext:value-type="string">
            <text:p>A43</text:p>
          </table:table-cell>
          <table:table-cell table:formula="of:=[Stations.H178]" office:value-type="string" office:string-value="C" calcext:value-type="string">
            <text:p>C</text:p>
          </table:table-cell>
        </table:table-row>
        <table:table-row table:style-name="ro1">
          <table:table-cell table:formula="of:=[Stations.C179]" office:value-type="string" office:string-value="A44" calcext:value-type="string">
            <text:p>A44</text:p>
          </table:table-cell>
          <table:table-cell table:formula="of:=[Stations.H179]" office:value-type="string" office:string-value="C" calcext:value-type="string">
            <text:p>C</text:p>
          </table:table-cell>
        </table:table-row>
        <table:table-row table:style-name="ro1">
          <table:table-cell table:formula="of:=[Stations.C180]" office:value-type="string" office:string-value="A45" calcext:value-type="string">
            <text:p>A45</text:p>
          </table:table-cell>
          <table:table-cell table:formula="of:=[Stations.H180]" office:value-type="string" office:string-value="C" calcext:value-type="string">
            <text:p>C</text:p>
          </table:table-cell>
        </table:table-row>
        <table:table-row table:style-name="ro1">
          <table:table-cell table:formula="of:=[Stations.C181]" office:value-type="string" office:string-value="A46" calcext:value-type="string">
            <text:p>A46</text:p>
          </table:table-cell>
          <table:table-cell table:formula="of:=[Stations.H181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82]" office:value-type="string" office:string-value="A47" calcext:value-type="string">
            <text:p>A47</text:p>
          </table:table-cell>
          <table:table-cell table:formula="of:=[Stations.H182]" office:value-type="string" office:string-value="C" calcext:value-type="string">
            <text:p>C</text:p>
          </table:table-cell>
        </table:table-row>
        <table:table-row table:style-name="ro1">
          <table:table-cell table:formula="of:=[Stations.C183]" office:value-type="string" office:string-value="A48" calcext:value-type="string">
            <text:p>A48</text:p>
          </table:table-cell>
          <table:table-cell table:formula="of:=[Stations.H183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84]" office:value-type="string" office:string-value="A49" calcext:value-type="string">
            <text:p>A49</text:p>
          </table:table-cell>
          <table:table-cell table:formula="of:=[Stations.H184]" office:value-type="string" office:string-value="C" calcext:value-type="string">
            <text:p>C</text:p>
          </table:table-cell>
        </table:table-row>
        <table:table-row table:style-name="ro1">
          <table:table-cell table:formula="of:=[Stations.C185]" office:value-type="string" office:string-value="A50" calcext:value-type="string">
            <text:p>A50</text:p>
          </table:table-cell>
          <table:table-cell table:formula="of:=[Stations.H185]" office:value-type="string" office:string-value="C" calcext:value-type="string">
            <text:p>C</text:p>
          </table:table-cell>
        </table:table-row>
        <table:table-row table:style-name="ro1">
          <table:table-cell table:formula="of:=[Stations.C186]" office:value-type="string" office:string-value="A51" calcext:value-type="string">
            <text:p>A51</text:p>
          </table:table-cell>
          <table:table-cell table:formula="of:=[Stations.H186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87]" office:value-type="string" office:string-value="A52" calcext:value-type="string">
            <text:p>A52</text:p>
          </table:table-cell>
          <table:table-cell table:formula="of:=[Stations.H187]" office:value-type="string" office:string-value="C" calcext:value-type="string">
            <text:p>C</text:p>
          </table:table-cell>
        </table:table-row>
        <table:table-row table:style-name="ro1">
          <table:table-cell table:formula="of:=[Stations.C188]" office:value-type="string" office:string-value="A53" calcext:value-type="string">
            <text:p>A53</text:p>
          </table:table-cell>
          <table:table-cell table:formula="of:=[Stations.H188]" office:value-type="string" office:string-value="C" calcext:value-type="string">
            <text:p>C</text:p>
          </table:table-cell>
        </table:table-row>
        <table:table-row table:style-name="ro1">
          <table:table-cell table:formula="of:=[Stations.C189]" office:value-type="string" office:string-value="A54" calcext:value-type="string">
            <text:p>A54</text:p>
          </table:table-cell>
          <table:table-cell table:formula="of:=[Stations.H189]" office:value-type="string" office:string-value="C" calcext:value-type="string">
            <text:p>C</text:p>
          </table:table-cell>
        </table:table-row>
        <table:table-row table:style-name="ro1">
          <table:table-cell table:formula="of:=[Stations.C190]" office:value-type="string" office:string-value="A55" calcext:value-type="string">
            <text:p>A55</text:p>
          </table:table-cell>
          <table:table-cell table:formula="of:=[Stations.H190]" office:value-type="string" office:string-value="A C" calcext:value-type="string">
            <text:p>A C</text:p>
          </table:table-cell>
        </table:table-row>
        <table:table-row table:style-name="ro1">
          <table:table-cell table:formula="of:=[Stations.C191]" office:value-type="string" office:string-value="A57" calcext:value-type="string">
            <text:p>A57</text:p>
          </table:table-cell>
          <table:table-cell table:formula="of:=[Stations.H191]" office:value-type="string" office:string-value="A" calcext:value-type="string">
            <text:p>A</text:p>
          </table:table-cell>
        </table:table-row>
        <table:table-row table:style-name="ro1">
          <table:table-cell table:formula="of:=[Stations.C192]" office:value-type="string" office:string-value="A59" calcext:value-type="string">
            <text:p>A59</text:p>
          </table:table-cell>
          <table:table-cell table:formula="of:=[Stations.H192]" office:value-type="string" office:string-value="A" calcext:value-type="string">
            <text:p>A</text:p>
          </table:table-cell>
        </table:table-row>
        <table:table-row table:style-name="ro1">
          <table:table-cell table:formula="of:=[Stations.C193]" office:value-type="string" office:string-value="A60" calcext:value-type="string">
            <text:p>A60</text:p>
          </table:table-cell>
          <table:table-cell table:formula="of:=[Stations.H193]" office:value-type="string" office:string-value="A" calcext:value-type="string">
            <text:p>A</text:p>
          </table:table-cell>
        </table:table-row>
        <table:table-row table:style-name="ro1">
          <table:table-cell table:formula="of:=[Stations.C194]" office:value-type="string" office:string-value="A61" calcext:value-type="string">
            <text:p>A61</text:p>
          </table:table-cell>
          <table:table-cell table:formula="of:=[Stations.H194]" office:value-type="string" office:string-value="A" calcext:value-type="string">
            <text:p>A</text:p>
          </table:table-cell>
        </table:table-row>
        <table:table-row table:style-name="ro1">
          <table:table-cell table:formula="of:=[Stations.C195]" office:value-type="string" office:string-value="A63" calcext:value-type="string">
            <text:p>A63</text:p>
          </table:table-cell>
          <table:table-cell table:formula="of:=[Stations.H195]" office:value-type="string" office:string-value="A" calcext:value-type="string">
            <text:p>A</text:p>
          </table:table-cell>
        </table:table-row>
        <table:table-row table:style-name="ro1">
          <table:table-cell table:formula="of:=[Stations.C196]" office:value-type="string" office:string-value="A64" calcext:value-type="string">
            <text:p>A64</text:p>
          </table:table-cell>
          <table:table-cell table:formula="of:=[Stations.H196]" office:value-type="string" office:string-value="A" calcext:value-type="string">
            <text:p>A</text:p>
          </table:table-cell>
        </table:table-row>
        <table:table-row table:style-name="ro1">
          <table:table-cell table:formula="of:=[Stations.C197]" office:value-type="string" office:string-value="A65" calcext:value-type="string">
            <text:p>A65</text:p>
          </table:table-cell>
          <table:table-cell table:formula="of:=[Stations.H197]" office:value-type="string" office:string-value="A" calcext:value-type="string">
            <text:p>A</text:p>
          </table:table-cell>
        </table:table-row>
        <table:table-row table:style-name="ro1">
          <table:table-cell table:formula="of:=[Stations.C198]" office:value-type="string" office:string-value="H01" calcext:value-type="string">
            <text:p>H01</text:p>
          </table:table-cell>
          <table:table-cell table:formula="of:=[Stations.H198]" office:value-type="string" office:string-value="A" calcext:value-type="string">
            <text:p>A</text:p>
          </table:table-cell>
        </table:table-row>
        <table:table-row table:style-name="ro1">
          <table:table-cell table:formula="of:=[Stations.C199]" office:value-type="string" office:string-value="H02" calcext:value-type="string">
            <text:p>H02</text:p>
          </table:table-cell>
          <table:table-cell table:formula="of:=[Stations.H199]" office:value-type="string" office:string-value="A" calcext:value-type="string">
            <text:p>A</text:p>
          </table:table-cell>
        </table:table-row>
        <table:table-row table:style-name="ro1">
          <table:table-cell table:formula="of:=[Stations.C200]" office:value-type="string" office:string-value="H03" calcext:value-type="string">
            <text:p>H03</text:p>
          </table:table-cell>
          <table:table-cell table:formula="of:=[Stations.H200]" office:value-type="string" office:string-value="A" calcext:value-type="string">
            <text:p>A</text:p>
          </table:table-cell>
        </table:table-row>
        <table:table-row table:style-name="ro1">
          <table:table-cell table:formula="of:=[Stations.C201]" office:value-type="string" office:string-value="H04" calcext:value-type="string">
            <text:p>H04</text:p>
          </table:table-cell>
          <table:table-cell table:formula="of:=[Stations.H201]" office:value-type="string" office:string-value="A S" calcext:value-type="string">
            <text:p>A S</text:p>
          </table:table-cell>
        </table:table-row>
        <table:table-row table:style-name="ro1">
          <table:table-cell table:formula="of:=[Stations.C202]" office:value-type="string" office:string-value="H19" calcext:value-type="string">
            <text:p>H19</text:p>
          </table:table-cell>
          <table:table-cell table:formula="of:=[Stations.H202]" office:value-type="string" office:string-value="A S" calcext:value-type="string">
            <text:p>A S</text:p>
          </table:table-cell>
        </table:table-row>
        <table:table-row table:style-name="ro1">
          <table:table-cell table:formula="of:=[Stations.C203]" office:value-type="string" office:string-value="H12" calcext:value-type="string">
            <text:p>H12</text:p>
          </table:table-cell>
          <table:table-cell table:formula="of:=[Stations.H203]" office:value-type="string" office:string-value="A S" calcext:value-type="string">
            <text:p>A S</text:p>
          </table:table-cell>
        </table:table-row>
        <table:table-row table:style-name="ro1">
          <table:table-cell table:formula="of:=[Stations.C204]" office:value-type="string" office:string-value="H13" calcext:value-type="string">
            <text:p>H13</text:p>
          </table:table-cell>
          <table:table-cell table:formula="of:=[Stations.H204]" office:value-type="string" office:string-value="A S" calcext:value-type="string">
            <text:p>A S</text:p>
          </table:table-cell>
        </table:table-row>
        <table:table-row table:style-name="ro1">
          <table:table-cell table:formula="of:=[Stations.C205]" office:value-type="string" office:string-value="H14" calcext:value-type="string">
            <text:p>H14</text:p>
          </table:table-cell>
          <table:table-cell table:formula="of:=[Stations.H205]" office:value-type="string" office:string-value="A S" calcext:value-type="string">
            <text:p>A S</text:p>
          </table:table-cell>
        </table:table-row>
        <table:table-row table:style-name="ro1">
          <table:table-cell table:formula="of:=[Stations.C206]" office:value-type="string" office:string-value="H15" calcext:value-type="string">
            <text:p>H15</text:p>
          </table:table-cell>
          <table:table-cell table:formula="of:=[Stations.H206]" office:value-type="string" office:string-value="A S" calcext:value-type="string">
            <text:p>A S</text:p>
          </table:table-cell>
        </table:table-row>
        <table:table-row table:style-name="ro1">
          <table:table-cell table:formula="of:=[Stations.C207]" office:value-type="string" office:string-value="H06" calcext:value-type="string">
            <text:p>H06</text:p>
          </table:table-cell>
          <table:table-cell table:formula="of:=[Stations.H207]" office:value-type="string" office:string-value="A" calcext:value-type="string">
            <text:p>A</text:p>
          </table:table-cell>
        </table:table-row>
        <table:table-row table:style-name="ro1">
          <table:table-cell table:formula="of:=[Stations.C208]" office:value-type="string" office:string-value="H07" calcext:value-type="string">
            <text:p>H07</text:p>
          </table:table-cell>
          <table:table-cell table:formula="of:=[Stations.H208]" office:value-type="string" office:string-value="A" calcext:value-type="string">
            <text:p>A</text:p>
          </table:table-cell>
        </table:table-row>
        <table:table-row table:style-name="ro1">
          <table:table-cell table:formula="of:=[Stations.C209]" office:value-type="string" office:string-value="H08" calcext:value-type="string">
            <text:p>H08</text:p>
          </table:table-cell>
          <table:table-cell table:formula="of:=[Stations.H209]" office:value-type="string" office:string-value="A" calcext:value-type="string">
            <text:p>A</text:p>
          </table:table-cell>
        </table:table-row>
        <table:table-row table:style-name="ro1">
          <table:table-cell table:formula="of:=[Stations.C210]" office:value-type="string" office:string-value="H09" calcext:value-type="string">
            <text:p>H09</text:p>
          </table:table-cell>
          <table:table-cell table:formula="of:=[Stations.H210]" office:value-type="string" office:string-value="A" calcext:value-type="string">
            <text:p>A</text:p>
          </table:table-cell>
        </table:table-row>
        <table:table-row table:style-name="ro1">
          <table:table-cell table:formula="of:=[Stations.C211]" office:value-type="string" office:string-value="H10" calcext:value-type="string">
            <text:p>H10</text:p>
          </table:table-cell>
          <table:table-cell table:formula="of:=[Stations.H211]" office:value-type="string" office:string-value="A" calcext:value-type="string">
            <text:p>A</text:p>
          </table:table-cell>
        </table:table-row>
        <table:table-row table:style-name="ro1">
          <table:table-cell table:formula="of:=[Stations.C212]" office:value-type="string" office:string-value="H11" calcext:value-type="string">
            <text:p>H11</text:p>
          </table:table-cell>
          <table:table-cell table:formula="of:=[Stations.H212]" office:value-type="string" office:string-value="A" calcext:value-type="string">
            <text:p>A</text:p>
          </table:table-cell>
        </table:table-row>
        <table:table-row table:style-name="ro1">
          <table:table-cell table:formula="of:=[Stations.C213]" office:value-type="string" office:string-value="D01" calcext:value-type="string">
            <text:p>D01</text:p>
          </table:table-cell>
          <table:table-cell table:formula="of:=[Stations.H213]" office:value-type="string" office:string-value="D" calcext:value-type="string">
            <text:p>D</text:p>
          </table:table-cell>
        </table:table-row>
        <table:table-row table:style-name="ro1">
          <table:table-cell table:formula="of:=[Stations.C214]" office:value-type="string" office:string-value="D03" calcext:value-type="string">
            <text:p>D03</text:p>
          </table:table-cell>
          <table:table-cell table:formula="of:=[Stations.H214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15]" office:value-type="string" office:string-value="D04" calcext:value-type="string">
            <text:p>D04</text:p>
          </table:table-cell>
          <table:table-cell table:formula="of:=[Stations.H215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16]" office:value-type="string" office:string-value="D05" calcext:value-type="string">
            <text:p>D05</text:p>
          </table:table-cell>
          <table:table-cell table:formula="of:=[Stations.H216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17]" office:value-type="string" office:string-value="D06" calcext:value-type="string">
            <text:p>D06</text:p>
          </table:table-cell>
          <table:table-cell table:formula="of:=[Stations.H217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18]" office:value-type="string" office:string-value="D07" calcext:value-type="string">
            <text:p>D07</text:p>
          </table:table-cell>
          <table:table-cell table:formula="of:=[Stations.H218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19]" office:value-type="string" office:string-value="D08" calcext:value-type="string">
            <text:p>D08</text:p>
          </table:table-cell>
          <table:table-cell table:formula="of:=[Stations.H219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20]" office:value-type="string" office:string-value="D09" calcext:value-type="string">
            <text:p>D09</text:p>
          </table:table-cell>
          <table:table-cell table:formula="of:=[Stations.H220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21]" office:value-type="string" office:string-value="D10" calcext:value-type="string">
            <text:p>D10</text:p>
          </table:table-cell>
          <table:table-cell table:formula="of:=[Stations.H221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22]" office:value-type="string" office:string-value="D11" calcext:value-type="string">
            <text:p>D11</text:p>
          </table:table-cell>
          <table:table-cell table:formula="of:=[Stations.H222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23]" office:value-type="string" office:string-value="D12" calcext:value-type="string">
            <text:p>D12</text:p>
          </table:table-cell>
          <table:table-cell table:formula="of:=[Stations.H223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24]" office:value-type="string" office:string-value="B04" calcext:value-type="string">
            <text:p>B04</text:p>
          </table:table-cell>
          <table:table-cell table:formula="of:=[Stations.H224]" office:value-type="string" office:string-value="F" calcext:value-type="string">
            <text:p>F</text:p>
          </table:table-cell>
        </table:table-row>
        <table:table-row table:style-name="ro1">
          <table:table-cell table:formula="of:=[Stations.C225]" office:value-type="string" office:string-value="B06" calcext:value-type="string">
            <text:p>B06</text:p>
          </table:table-cell>
          <table:table-cell table:formula="of:=[Stations.H225]" office:value-type="string" office:string-value="F" calcext:value-type="string">
            <text:p>F</text:p>
          </table:table-cell>
        </table:table-row>
        <table:table-row table:style-name="ro1">
          <table:table-cell table:formula="of:=[Stations.C226]" office:value-type="string" office:string-value="B08" calcext:value-type="string">
            <text:p>B08</text:p>
          </table:table-cell>
          <table:table-cell table:formula="of:=[Stations.H226]" office:value-type="string" office:string-value="F Q" calcext:value-type="string">
            <text:p>F Q</text:p>
          </table:table-cell>
        </table:table-row>
        <table:table-row table:style-name="ro1">
          <table:table-cell table:formula="of:=[Stations.C227]" office:value-type="string" office:string-value="B10" calcext:value-type="string">
            <text:p>B10</text:p>
          </table:table-cell>
          <table:table-cell table:formula="of:=[Stations.H227]" office:value-type="string" office:string-value="F" calcext:value-type="string">
            <text:p>F</text:p>
          </table:table-cell>
        </table:table-row>
        <table:table-row table:style-name="ro1">
          <table:table-cell table:formula="of:=[Stations.C228]" office:value-type="string" office:string-value="D15" calcext:value-type="string">
            <text:p>D15</text:p>
          </table:table-cell>
          <table:table-cell table:formula="of:=[Stations.H228]" office:value-type="string" office:string-value="B D F M" calcext:value-type="string">
            <text:p>B D F M</text:p>
          </table:table-cell>
        </table:table-row>
        <table:table-row table:style-name="ro1">
          <table:table-cell table:formula="of:=[Stations.C229]" office:value-type="string" office:string-value="D16" calcext:value-type="string">
            <text:p>D16</text:p>
          </table:table-cell>
          <table:table-cell table:formula="of:=[Stations.H229]" office:value-type="string" office:string-value="B D F M" calcext:value-type="string">
            <text:p>B D F M</text:p>
          </table:table-cell>
        </table:table-row>
        <table:table-row table:style-name="ro1">
          <table:table-cell table:formula="of:=[Stations.C230]" office:value-type="string" office:string-value="D17" calcext:value-type="string">
            <text:p>D17</text:p>
          </table:table-cell>
          <table:table-cell table:formula="of:=[Stations.H230]" office:value-type="string" office:string-value="B D F M" calcext:value-type="string">
            <text:p>B D F M</text:p>
          </table:table-cell>
        </table:table-row>
        <table:table-row table:style-name="ro1">
          <table:table-cell table:formula="of:=[Stations.C231]" office:value-type="string" office:string-value="D18" calcext:value-type="string">
            <text:p>D18</text:p>
          </table:table-cell>
          <table:table-cell table:formula="of:=[Stations.H231]" office:value-type="string" office:string-value="F M" calcext:value-type="string">
            <text:p>F M</text:p>
          </table:table-cell>
        </table:table-row>
        <table:table-row table:style-name="ro1">
          <table:table-cell table:formula="of:=[Stations.C232]" office:value-type="string" office:string-value="D19" calcext:value-type="string">
            <text:p>D19</text:p>
          </table:table-cell>
          <table:table-cell table:formula="of:=[Stations.H232]" office:value-type="string" office:string-value="F M" calcext:value-type="string">
            <text:p>F M</text:p>
          </table:table-cell>
        </table:table-row>
        <table:table-row table:style-name="ro1">
          <table:table-cell table:formula="of:=[Stations.C233]" office:value-type="string" office:string-value="D21" calcext:value-type="string">
            <text:p>D21</text:p>
          </table:table-cell>
          <table:table-cell table:formula="of:=[Stations.H233]" office:value-type="string" office:string-value="B D F M" calcext:value-type="string">
            <text:p>B D F M</text:p>
          </table:table-cell>
        </table:table-row>
        <table:table-row table:style-name="ro1">
          <table:table-cell table:formula="of:=[Stations.C234]" office:value-type="string" office:string-value="D22" calcext:value-type="string">
            <text:p>D22</text:p>
          </table:table-cell>
          <table:table-cell table:formula="of:=[Stations.H234]" office:value-type="string" office:string-value="B D" calcext:value-type="string">
            <text:p>B D</text:p>
          </table:table-cell>
        </table:table-row>
        <table:table-row table:style-name="ro1">
          <table:table-cell table:formula="of:=[Stations.C235]" office:value-type="string" office:string-value="F14" calcext:value-type="string">
            <text:p>F14</text:p>
          </table:table-cell>
          <table:table-cell table:formula="of:=[Stations.H235]" office:value-type="string" office:string-value="F" calcext:value-type="string">
            <text:p>F</text:p>
          </table:table-cell>
        </table:table-row>
        <table:table-row table:style-name="ro1">
          <table:table-cell table:formula="of:=[Stations.C236]" office:value-type="string" office:string-value="F15" calcext:value-type="string">
            <text:p>F15</text:p>
          </table:table-cell>
          <table:table-cell table:formula="of:=[Stations.H236]" office:value-type="string" office:string-value="F" calcext:value-type="string">
            <text:p>F</text:p>
          </table:table-cell>
        </table:table-row>
        <table:table-row table:style-name="ro1">
          <table:table-cell table:formula="of:=[Stations.C237]" office:value-type="string" office:string-value="F16" calcext:value-type="string">
            <text:p>F16</text:p>
          </table:table-cell>
          <table:table-cell table:formula="of:=[Stations.H237]" office:value-type="string" office:string-value="F" calcext:value-type="string">
            <text:p>F</text:p>
          </table:table-cell>
        </table:table-row>
        <table:table-row table:style-name="ro1">
          <table:table-cell table:formula="of:=[Stations.C238]" office:value-type="string" office:string-value="F18" calcext:value-type="string">
            <text:p>F18</text:p>
          </table:table-cell>
          <table:table-cell table:formula="of:=[Stations.H238]" office:value-type="string" office:string-value="F" calcext:value-type="string">
            <text:p>F</text:p>
          </table:table-cell>
        </table:table-row>
        <table:table-row table:style-name="ro1">
          <table:table-cell table:formula="of:=[Stations.C239]" office:value-type="string" office:string-value="F20" calcext:value-type="string">
            <text:p>F20</text:p>
          </table:table-cell>
          <table:table-cell table:formula="of:=[Stations.H239]" office:value-type="string" office:string-value="F G" calcext:value-type="string">
            <text:p>F G</text:p>
          </table:table-cell>
        </table:table-row>
        <table:table-row table:style-name="ro1">
          <table:table-cell table:formula="of:=[Stations.C240]" office:value-type="string" office:string-value="F21" calcext:value-type="string">
            <text:p>F21</text:p>
          </table:table-cell>
          <table:table-cell table:formula="of:=[Stations.H240]" office:value-type="string" office:string-value="F G" calcext:value-type="string">
            <text:p>F G</text:p>
          </table:table-cell>
        </table:table-row>
        <table:table-row table:style-name="ro1">
          <table:table-cell table:formula="of:=[Stations.C241]" office:value-type="string" office:string-value="F22" calcext:value-type="string">
            <text:p>F22</text:p>
          </table:table-cell>
          <table:table-cell table:formula="of:=[Stations.H241]" office:value-type="string" office:string-value="F G" calcext:value-type="string">
            <text:p>F G</text:p>
          </table:table-cell>
        </table:table-row>
        <table:table-row table:style-name="ro1">
          <table:table-cell table:formula="of:=[Stations.C242]" office:value-type="string" office:string-value="F23" calcext:value-type="string">
            <text:p>F23</text:p>
          </table:table-cell>
          <table:table-cell table:formula="of:=[Stations.H242]" office:value-type="string" office:string-value="F G" calcext:value-type="string">
            <text:p>F G</text:p>
          </table:table-cell>
        </table:table-row>
        <table:table-row table:style-name="ro1">
          <table:table-cell table:formula="of:=[Stations.C243]" office:value-type="string" office:string-value="F24" calcext:value-type="string">
            <text:p>F24</text:p>
          </table:table-cell>
          <table:table-cell table:formula="of:=[Stations.H243]" office:value-type="string" office:string-value="F G" calcext:value-type="string">
            <text:p>F G</text:p>
          </table:table-cell>
        </table:table-row>
        <table:table-row table:style-name="ro1">
          <table:table-cell table:formula="of:=[Stations.C244]" office:value-type="string" office:string-value="F25" calcext:value-type="string">
            <text:p>F25</text:p>
          </table:table-cell>
          <table:table-cell table:formula="of:=[Stations.H244]" office:value-type="string" office:string-value="F G" calcext:value-type="string">
            <text:p>F G</text:p>
          </table:table-cell>
        </table:table-row>
        <table:table-row table:style-name="ro1">
          <table:table-cell table:formula="of:=[Stations.C245]" office:value-type="string" office:string-value="F26" calcext:value-type="string">
            <text:p>F26</text:p>
          </table:table-cell>
          <table:table-cell table:formula="of:=[Stations.H245]" office:value-type="string" office:string-value="F G" calcext:value-type="string">
            <text:p>F G</text:p>
          </table:table-cell>
        </table:table-row>
        <table:table-row table:style-name="ro1">
          <table:table-cell table:formula="of:=[Stations.C246]" office:value-type="string" office:string-value="F27" calcext:value-type="string">
            <text:p>F27</text:p>
          </table:table-cell>
          <table:table-cell table:formula="of:=[Stations.H246]" office:value-type="string" office:string-value="F" calcext:value-type="string">
            <text:p>F</text:p>
          </table:table-cell>
        </table:table-row>
        <table:table-row table:style-name="ro1">
          <table:table-cell table:formula="of:=[Stations.C247]" office:value-type="string" office:string-value="F29" calcext:value-type="string">
            <text:p>F29</text:p>
          </table:table-cell>
          <table:table-cell table:formula="of:=[Stations.H247]" office:value-type="string" office:string-value="F" calcext:value-type="string">
            <text:p>F</text:p>
          </table:table-cell>
        </table:table-row>
        <table:table-row table:style-name="ro1">
          <table:table-cell table:formula="of:=[Stations.C248]" office:value-type="string" office:string-value="F30" calcext:value-type="string">
            <text:p>F30</text:p>
          </table:table-cell>
          <table:table-cell table:formula="of:=[Stations.H248]" office:value-type="string" office:string-value="F" calcext:value-type="string">
            <text:p>F</text:p>
          </table:table-cell>
        </table:table-row>
        <table:table-row table:style-name="ro1">
          <table:table-cell table:formula="of:=[Stations.C249]" office:value-type="string" office:string-value="F31" calcext:value-type="string">
            <text:p>F31</text:p>
          </table:table-cell>
          <table:table-cell table:formula="of:=[Stations.H249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0]" office:value-type="string" office:string-value="F32" calcext:value-type="string">
            <text:p>F32</text:p>
          </table:table-cell>
          <table:table-cell table:formula="of:=[Stations.H250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1]" office:value-type="string" office:string-value="F33" calcext:value-type="string">
            <text:p>F33</text:p>
          </table:table-cell>
          <table:table-cell table:formula="of:=[Stations.H251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2]" office:value-type="string" office:string-value="F34" calcext:value-type="string">
            <text:p>F34</text:p>
          </table:table-cell>
          <table:table-cell table:formula="of:=[Stations.H252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3]" office:value-type="string" office:string-value="F35" calcext:value-type="string">
            <text:p>F35</text:p>
          </table:table-cell>
          <table:table-cell table:formula="of:=[Stations.H253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4]" office:value-type="string" office:string-value="F36" calcext:value-type="string">
            <text:p>F36</text:p>
          </table:table-cell>
          <table:table-cell table:formula="of:=[Stations.H254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5]" office:value-type="string" office:string-value="F38" calcext:value-type="string">
            <text:p>F38</text:p>
          </table:table-cell>
          <table:table-cell table:formula="of:=[Stations.H255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6]" office:value-type="string" office:string-value="F39" calcext:value-type="string">
            <text:p>F39</text:p>
          </table:table-cell>
          <table:table-cell table:formula="of:=[Stations.H256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7]" office:value-type="string" office:string-value="F01" calcext:value-type="string">
            <text:p>F01</text:p>
          </table:table-cell>
          <table:table-cell table:formula="of:=[Stations.H257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8]" office:value-type="string" office:string-value="F02" calcext:value-type="string">
            <text:p>F02</text:p>
          </table:table-cell>
          <table:table-cell table:formula="of:=[Stations.H258]" office:value-type="string" office:string-value="F" calcext:value-type="string">
            <text:p>F</text:p>
          </table:table-cell>
        </table:table-row>
        <table:table-row table:style-name="ro1">
          <table:table-cell table:formula="of:=[Stations.C259]" office:value-type="string" office:string-value="F03" calcext:value-type="string">
            <text:p>F03</text:p>
          </table:table-cell>
          <table:table-cell table:formula="of:=[Stations.H259]" office:value-type="string" office:string-value="F" calcext:value-type="string">
            <text:p>F</text:p>
          </table:table-cell>
        </table:table-row>
        <table:table-row table:style-name="ro1">
          <table:table-cell table:formula="of:=[Stations.C260]" office:value-type="string" office:string-value="F04" calcext:value-type="string">
            <text:p>F04</text:p>
          </table:table-cell>
          <table:table-cell table:formula="of:=[Stations.H260]" office:value-type="string" office:string-value="F" calcext:value-type="string">
            <text:p>F</text:p>
          </table:table-cell>
        </table:table-row>
        <table:table-row table:style-name="ro1">
          <table:table-cell table:formula="of:=[Stations.C261]" office:value-type="string" office:string-value="F05" calcext:value-type="string">
            <text:p>F05</text:p>
          </table:table-cell>
          <table:table-cell table:formula="of:=[Stations.H261]" office:value-type="string" office:string-value="E F" calcext:value-type="string">
            <text:p>E F</text:p>
          </table:table-cell>
        </table:table-row>
        <table:table-row table:style-name="ro1">
          <table:table-cell table:formula="of:=[Stations.C262]" office:value-type="string" office:string-value="F06" calcext:value-type="string">
            <text:p>F06</text:p>
          </table:table-cell>
          <table:table-cell table:formula="of:=[Stations.H262]" office:value-type="string" office:string-value="E F" calcext:value-type="string">
            <text:p>E F</text:p>
          </table:table-cell>
        </table:table-row>
        <table:table-row table:style-name="ro1">
          <table:table-cell table:formula="of:=[Stations.C263]" office:value-type="string" office:string-value="F07" calcext:value-type="string">
            <text:p>F07</text:p>
          </table:table-cell>
          <table:table-cell table:formula="of:=[Stations.H263]" office:value-type="string" office:string-value="E F" calcext:value-type="string">
            <text:p>E F</text:p>
          </table:table-cell>
        </table:table-row>
        <table:table-row table:style-name="ro1">
          <table:table-cell table:formula="of:=[Stations.C264]" office:value-type="string" office:string-value="G08" calcext:value-type="string">
            <text:p>G08</text:p>
          </table:table-cell>
          <table:table-cell table:formula="of:=[Stations.H264]" office:value-type="string" office:string-value="E F M R" calcext:value-type="string">
            <text:p>E F M R</text:p>
          </table:table-cell>
        </table:table-row>
        <table:table-row table:style-name="ro1">
          <table:table-cell table:formula="of:=[Stations.C265]" office:value-type="string" office:string-value="G09" calcext:value-type="string">
            <text:p>G09</text:p>
          </table:table-cell>
          <table:table-cell table:formula="of:=[Stations.H265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66]" office:value-type="string" office:string-value="G10" calcext:value-type="string">
            <text:p>G10</text:p>
          </table:table-cell>
          <table:table-cell table:formula="of:=[Stations.H266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67]" office:value-type="string" office:string-value="G11" calcext:value-type="string">
            <text:p>G11</text:p>
          </table:table-cell>
          <table:table-cell table:formula="of:=[Stations.H267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68]" office:value-type="string" office:string-value="G12" calcext:value-type="string">
            <text:p>G12</text:p>
          </table:table-cell>
          <table:table-cell table:formula="of:=[Stations.H268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69]" office:value-type="string" office:string-value="G13" calcext:value-type="string">
            <text:p>G13</text:p>
          </table:table-cell>
          <table:table-cell table:formula="of:=[Stations.H269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70]" office:value-type="string" office:string-value="G14" calcext:value-type="string">
            <text:p>G14</text:p>
          </table:table-cell>
          <table:table-cell table:formula="of:=[Stations.H270]" office:value-type="string" office:string-value="E F M R" calcext:value-type="string">
            <text:p>E F M R</text:p>
          </table:table-cell>
        </table:table-row>
        <table:table-row table:style-name="ro1">
          <table:table-cell table:formula="of:=[Stations.C271]" office:value-type="string" office:string-value="G15" calcext:value-type="string">
            <text:p>G15</text:p>
          </table:table-cell>
          <table:table-cell table:formula="of:=[Stations.H271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72]" office:value-type="string" office:string-value="G16" calcext:value-type="string">
            <text:p>G16</text:p>
          </table:table-cell>
          <table:table-cell table:formula="of:=[Stations.H272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73]" office:value-type="string" office:string-value="G18" calcext:value-type="string">
            <text:p>G18</text:p>
          </table:table-cell>
          <table:table-cell table:formula="of:=[Stations.H273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74]" office:value-type="string" office:string-value="G19" calcext:value-type="string">
            <text:p>G19</text:p>
          </table:table-cell>
          <table:table-cell table:formula="of:=[Stations.H274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75]" office:value-type="string" office:string-value="G20" calcext:value-type="string">
            <text:p>G20</text:p>
          </table:table-cell>
          <table:table-cell table:formula="of:=[Stations.H275]" office:value-type="string" office:string-value="M R" calcext:value-type="string">
            <text:p>M R</text:p>
          </table:table-cell>
        </table:table-row>
        <table:table-row table:style-name="ro1">
          <table:table-cell table:formula="of:=[Stations.C276]" office:value-type="string" office:string-value="G21" calcext:value-type="string">
            <text:p>G21</text:p>
          </table:table-cell>
          <table:table-cell table:formula="of:=[Stations.H276]" office:value-type="string" office:string-value="E M R" calcext:value-type="string">
            <text:p>E M R</text:p>
          </table:table-cell>
        </table:table-row>
        <table:table-row table:style-name="ro1">
          <table:table-cell table:formula="of:=[Stations.C277]" office:value-type="string" office:string-value="F09" calcext:value-type="string">
            <text:p>F09</text:p>
          </table:table-cell>
          <table:table-cell table:formula="of:=[Stations.H277]" office:value-type="string" office:string-value="E M" calcext:value-type="string">
            <text:p>E M</text:p>
          </table:table-cell>
        </table:table-row>
        <table:table-row table:style-name="ro1">
          <table:table-cell table:formula="of:=[Stations.C278]" office:value-type="string" office:string-value="F11" calcext:value-type="string">
            <text:p>F11</text:p>
          </table:table-cell>
          <table:table-cell table:formula="of:=[Stations.H278]" office:value-type="string" office:string-value="E M" calcext:value-type="string">
            <text:p>E M</text:p>
          </table:table-cell>
        </table:table-row>
        <table:table-row table:style-name="ro1">
          <table:table-cell table:formula="of:=[Stations.C279]" office:value-type="string" office:string-value="F12" calcext:value-type="string">
            <text:p>F12</text:p>
          </table:table-cell>
          <table:table-cell table:formula="of:=[Stations.H279]" office:value-type="string" office:string-value="E M" calcext:value-type="string">
            <text:p>E M</text:p>
          </table:table-cell>
        </table:table-row>
        <table:table-row table:style-name="ro1">
          <table:table-cell table:formula="of:=[Stations.C280]" office:value-type="string" office:string-value="D14" calcext:value-type="string">
            <text:p>D14</text:p>
          </table:table-cell>
          <table:table-cell table:formula="of:=[Stations.H280]" office:value-type="string" office:string-value="B D E" calcext:value-type="string">
            <text:p>B D E</text:p>
          </table:table-cell>
        </table:table-row>
        <table:table-row table:style-name="ro1">
          <table:table-cell table:formula="of:=[Stations.C281]" office:value-type="string" office:string-value="G05" calcext:value-type="string">
            <text:p>G05</text:p>
          </table:table-cell>
          <table:table-cell table:formula="of:=[Stations.H281]" office:value-type="string" office:string-value="E J Z" calcext:value-type="string">
            <text:p>E J Z</text:p>
          </table:table-cell>
        </table:table-row>
        <table:table-row table:style-name="ro1">
          <table:table-cell table:formula="of:=[Stations.C282]" office:value-type="string" office:string-value="G06" calcext:value-type="string">
            <text:p>G06</text:p>
          </table:table-cell>
          <table:table-cell table:formula="of:=[Stations.H282]" office:value-type="string" office:string-value="E J Z" calcext:value-type="string">
            <text:p>E J Z</text:p>
          </table:table-cell>
        </table:table-row>
        <table:table-row table:style-name="ro1">
          <table:table-cell table:formula="of:=[Stations.C283]" office:value-type="string" office:string-value="G07" calcext:value-type="string">
            <text:p>G07</text:p>
          </table:table-cell>
          <table:table-cell table:formula="of:=[Stations.H283]" office:value-type="string" office:string-value="E" calcext:value-type="string">
            <text:p>E</text:p>
          </table:table-cell>
        </table:table-row>
        <table:table-row table:style-name="ro1">
          <table:table-cell table:formula="of:=[Stations.C284]" office:value-type="string" office:string-value="G22" calcext:value-type="string">
            <text:p>G22</text:p>
          </table:table-cell>
          <table:table-cell table:formula="of:=[Stations.H284]" office:value-type="string" office:string-value="G" calcext:value-type="string">
            <text:p>G</text:p>
          </table:table-cell>
        </table:table-row>
        <table:table-row table:style-name="ro1">
          <table:table-cell table:formula="of:=[Stations.C285]" office:value-type="string" office:string-value="G24" calcext:value-type="string">
            <text:p>G24</text:p>
          </table:table-cell>
          <table:table-cell table:formula="of:=[Stations.H285]" office:value-type="string" office:string-value="G" calcext:value-type="string">
            <text:p>G</text:p>
          </table:table-cell>
        </table:table-row>
        <table:table-row table:style-name="ro1">
          <table:table-cell table:formula="of:=[Stations.C286]" office:value-type="string" office:string-value="G26" calcext:value-type="string">
            <text:p>G26</text:p>
          </table:table-cell>
          <table:table-cell table:formula="of:=[Stations.H286]" office:value-type="string" office:string-value="G" calcext:value-type="string">
            <text:p>G</text:p>
          </table:table-cell>
        </table:table-row>
        <table:table-row table:style-name="ro1">
          <table:table-cell table:formula="of:=[Stations.C287]" office:value-type="string" office:string-value="G28" calcext:value-type="string">
            <text:p>G28</text:p>
          </table:table-cell>
          <table:table-cell table:formula="of:=[Stations.H287]" office:value-type="string" office:string-value="G" calcext:value-type="string">
            <text:p>G</text:p>
          </table:table-cell>
        </table:table-row>
        <table:table-row table:style-name="ro1">
          <table:table-cell table:formula="of:=[Stations.C288]" office:value-type="string" office:string-value="G29" calcext:value-type="string">
            <text:p>G29</text:p>
          </table:table-cell>
          <table:table-cell table:formula="of:=[Stations.H288]" office:value-type="string" office:string-value="G" calcext:value-type="string">
            <text:p>G</text:p>
          </table:table-cell>
        </table:table-row>
        <table:table-row table:style-name="ro1">
          <table:table-cell table:formula="of:=[Stations.C289]" office:value-type="string" office:string-value="G30" calcext:value-type="string">
            <text:p>G30</text:p>
          </table:table-cell>
          <table:table-cell table:formula="of:=[Stations.H289]" office:value-type="string" office:string-value="G" calcext:value-type="string">
            <text:p>G</text:p>
          </table:table-cell>
        </table:table-row>
        <table:table-row table:style-name="ro1">
          <table:table-cell table:formula="of:=[Stations.C290]" office:value-type="string" office:string-value="G31" calcext:value-type="string">
            <text:p>G31</text:p>
          </table:table-cell>
          <table:table-cell table:formula="of:=[Stations.H290]" office:value-type="string" office:string-value="G" calcext:value-type="string">
            <text:p>G</text:p>
          </table:table-cell>
        </table:table-row>
        <table:table-row table:style-name="ro1">
          <table:table-cell table:formula="of:=[Stations.C291]" office:value-type="string" office:string-value="G32" calcext:value-type="string">
            <text:p>G32</text:p>
          </table:table-cell>
          <table:table-cell table:formula="of:=[Stations.H291]" office:value-type="string" office:string-value="G" calcext:value-type="string">
            <text:p>G</text:p>
          </table:table-cell>
        </table:table-row>
        <table:table-row table:style-name="ro1">
          <table:table-cell table:formula="of:=[Stations.C292]" office:value-type="string" office:string-value="G33" calcext:value-type="string">
            <text:p>G33</text:p>
          </table:table-cell>
          <table:table-cell table:formula="of:=[Stations.H292]" office:value-type="string" office:string-value="G" calcext:value-type="string">
            <text:p>G</text:p>
          </table:table-cell>
        </table:table-row>
        <table:table-row table:style-name="ro1">
          <table:table-cell table:formula="of:=[Stations.C293]" office:value-type="string" office:string-value="G34" calcext:value-type="string">
            <text:p>G34</text:p>
          </table:table-cell>
          <table:table-cell table:formula="of:=[Stations.H293]" office:value-type="string" office:string-value="G" calcext:value-type="string">
            <text:p>G</text:p>
          </table:table-cell>
        </table:table-row>
        <table:table-row table:style-name="ro1">
          <table:table-cell table:formula="of:=[Stations.C294]" office:value-type="string" office:string-value="G35" calcext:value-type="string">
            <text:p>G35</text:p>
          </table:table-cell>
          <table:table-cell table:formula="of:=[Stations.H294]" office:value-type="string" office:string-value="G" calcext:value-type="string">
            <text:p>G</text:p>
          </table:table-cell>
        </table:table-row>
        <table:table-row table:style-name="ro1">
          <table:table-cell table:formula="of:=[Stations.C295]" office:value-type="string" office:string-value="G36" calcext:value-type="string">
            <text:p>G36</text:p>
          </table:table-cell>
          <table:table-cell table:formula="of:=[Stations.H295]" office:value-type="string" office:string-value="G" calcext:value-type="string">
            <text:p>G</text:p>
          </table:table-cell>
        </table:table-row>
        <table:table-row table:style-name="ro1">
          <table:table-cell table:formula="of:=[Stations.C296]" office:value-type="float" office:value="101" calcext:value-type="float">
            <text:p>101</text:p>
          </table:table-cell>
          <table:table-cell table:formula="of:=[Stations.H296]" office:value-type="float" office:value="1" calcext:value-type="float">
            <text:p>1</text:p>
          </table:table-cell>
        </table:table-row>
        <table:table-row table:style-name="ro1">
          <table:table-cell table:formula="of:=[Stations.C297]" office:value-type="float" office:value="103" calcext:value-type="float">
            <text:p>103</text:p>
          </table:table-cell>
          <table:table-cell table:formula="of:=[Stations.H297]" office:value-type="float" office:value="1" calcext:value-type="float">
            <text:p>1</text:p>
          </table:table-cell>
        </table:table-row>
        <table:table-row table:style-name="ro1">
          <table:table-cell table:formula="of:=[Stations.C298]" office:value-type="float" office:value="104" calcext:value-type="float">
            <text:p>104</text:p>
          </table:table-cell>
          <table:table-cell table:formula="of:=[Stations.H298]" office:value-type="float" office:value="1" calcext:value-type="float">
            <text:p>1</text:p>
          </table:table-cell>
        </table:table-row>
        <table:table-row table:style-name="ro1">
          <table:table-cell table:formula="of:=[Stations.C299]" office:value-type="float" office:value="106" calcext:value-type="float">
            <text:p>106</text:p>
          </table:table-cell>
          <table:table-cell table:formula="of:=[Stations.H299]" office:value-type="float" office:value="1" calcext:value-type="float">
            <text:p>1</text:p>
          </table:table-cell>
        </table:table-row>
        <table:table-row table:style-name="ro1">
          <table:table-cell table:formula="of:=[Stations.C300]" office:value-type="float" office:value="107" calcext:value-type="float">
            <text:p>107</text:p>
          </table:table-cell>
          <table:table-cell table:formula="of:=[Stations.H300]" office:value-type="float" office:value="1" calcext:value-type="float">
            <text:p>1</text:p>
          </table:table-cell>
        </table:table-row>
        <table:table-row table:style-name="ro1">
          <table:table-cell table:formula="of:=[Stations.C301]" office:value-type="float" office:value="108" calcext:value-type="float">
            <text:p>108</text:p>
          </table:table-cell>
          <table:table-cell table:formula="of:=[Stations.H301]" office:value-type="float" office:value="1" calcext:value-type="float">
            <text:p>1</text:p>
          </table:table-cell>
        </table:table-row>
        <table:table-row table:style-name="ro1">
          <table:table-cell table:formula="of:=[Stations.C302]" office:value-type="float" office:value="109" calcext:value-type="float">
            <text:p>109</text:p>
          </table:table-cell>
          <table:table-cell table:formula="of:=[Stations.H302]" office:value-type="float" office:value="1" calcext:value-type="float">
            <text:p>1</text:p>
          </table:table-cell>
        </table:table-row>
        <table:table-row table:style-name="ro1">
          <table:table-cell table:formula="of:=[Stations.C303]" office:value-type="float" office:value="110" calcext:value-type="float">
            <text:p>110</text:p>
          </table:table-cell>
          <table:table-cell table:formula="of:=[Stations.H303]" office:value-type="float" office:value="1" calcext:value-type="float">
            <text:p>1</text:p>
          </table:table-cell>
        </table:table-row>
        <table:table-row table:style-name="ro1">
          <table:table-cell table:formula="of:=[Stations.C304]" office:value-type="float" office:value="111" calcext:value-type="float">
            <text:p>111</text:p>
          </table:table-cell>
          <table:table-cell table:formula="of:=[Stations.H304]" office:value-type="float" office:value="1" calcext:value-type="float">
            <text:p>1</text:p>
          </table:table-cell>
        </table:table-row>
        <table:table-row table:style-name="ro1">
          <table:table-cell table:formula="of:=[Stations.C305]" office:value-type="float" office:value="112" calcext:value-type="float">
            <text:p>112</text:p>
          </table:table-cell>
          <table:table-cell table:formula="of:=[Stations.H305]" office:value-type="float" office:value="1" calcext:value-type="float">
            <text:p>1</text:p>
          </table:table-cell>
        </table:table-row>
        <table:table-row table:style-name="ro1">
          <table:table-cell table:formula="of:=[Stations.C306]" office:value-type="float" office:value="113" calcext:value-type="float">
            <text:p>113</text:p>
          </table:table-cell>
          <table:table-cell table:formula="of:=[Stations.H306]" office:value-type="float" office:value="1" calcext:value-type="float">
            <text:p>1</text:p>
          </table:table-cell>
        </table:table-row>
        <table:table-row table:style-name="ro1">
          <table:table-cell table:formula="of:=[Stations.C307]" office:value-type="float" office:value="114" calcext:value-type="float">
            <text:p>114</text:p>
          </table:table-cell>
          <table:table-cell table:formula="of:=[Stations.H307]" office:value-type="float" office:value="1" calcext:value-type="float">
            <text:p>1</text:p>
          </table:table-cell>
        </table:table-row>
        <table:table-row table:style-name="ro1">
          <table:table-cell table:formula="of:=[Stations.C308]" office:value-type="float" office:value="115" calcext:value-type="float">
            <text:p>115</text:p>
          </table:table-cell>
          <table:table-cell table:formula="of:=[Stations.H308]" office:value-type="float" office:value="1" calcext:value-type="float">
            <text:p>1</text:p>
          </table:table-cell>
        </table:table-row>
        <table:table-row table:style-name="ro1">
          <table:table-cell table:formula="of:=[Stations.C309]" office:value-type="float" office:value="116" calcext:value-type="float">
            <text:p>116</text:p>
          </table:table-cell>
          <table:table-cell table:formula="of:=[Stations.H309]" office:value-type="float" office:value="1" calcext:value-type="float">
            <text:p>1</text:p>
          </table:table-cell>
        </table:table-row>
        <table:table-row table:style-name="ro1">
          <table:table-cell table:formula="of:=[Stations.C310]" office:value-type="float" office:value="117" calcext:value-type="float">
            <text:p>117</text:p>
          </table:table-cell>
          <table:table-cell table:formula="of:=[Stations.H310]" office:value-type="float" office:value="1" calcext:value-type="float">
            <text:p>1</text:p>
          </table:table-cell>
        </table:table-row>
        <table:table-row table:style-name="ro1">
          <table:table-cell table:formula="of:=[Stations.C311]" office:value-type="float" office:value="118" calcext:value-type="float">
            <text:p>118</text:p>
          </table:table-cell>
          <table:table-cell table:formula="of:=[Stations.H311]" office:value-type="float" office:value="1" calcext:value-type="float">
            <text:p>1</text:p>
          </table:table-cell>
        </table:table-row>
        <table:table-row table:style-name="ro1">
          <table:table-cell table:formula="of:=[Stations.C312]" office:value-type="float" office:value="119" calcext:value-type="float">
            <text:p>119</text:p>
          </table:table-cell>
          <table:table-cell table:formula="of:=[Stations.H312]" office:value-type="float" office:value="1" calcext:value-type="float">
            <text:p>1</text:p>
          </table:table-cell>
        </table:table-row>
        <table:table-row table:style-name="ro1">
          <table:table-cell table:formula="of:=[Stations.C313]" office:value-type="float" office:value="120" calcext:value-type="float">
            <text:p>120</text:p>
          </table:table-cell>
          <table:table-cell table:formula="of:=[Stations.H313]" office:value-type="string" office:string-value="1 2 3" calcext:value-type="string">
            <text:p>1 2 3</text:p>
          </table:table-cell>
        </table:table-row>
        <table:table-row table:style-name="ro1">
          <table:table-cell table:formula="of:=[Stations.C314]" office:value-type="float" office:value="121" calcext:value-type="float">
            <text:p>121</text:p>
          </table:table-cell>
          <table:table-cell table:formula="of:=[Stations.H314]" office:value-type="float" office:value="1" calcext:value-type="float">
            <text:p>1</text:p>
          </table:table-cell>
        </table:table-row>
        <table:table-row table:style-name="ro1">
          <table:table-cell table:formula="of:=[Stations.C315]" office:value-type="float" office:value="122" calcext:value-type="float">
            <text:p>122</text:p>
          </table:table-cell>
          <table:table-cell table:formula="of:=[Stations.H315]" office:value-type="float" office:value="1" calcext:value-type="float">
            <text:p>1</text:p>
          </table:table-cell>
        </table:table-row>
        <table:table-row table:style-name="ro1">
          <table:table-cell table:formula="of:=[Stations.C316]" office:value-type="float" office:value="123" calcext:value-type="float">
            <text:p>123</text:p>
          </table:table-cell>
          <table:table-cell table:formula="of:=[Stations.H316]" office:value-type="string" office:string-value="1 2 3" calcext:value-type="string">
            <text:p>1 2 3</text:p>
          </table:table-cell>
        </table:table-row>
        <table:table-row table:style-name="ro1">
          <table:table-cell table:formula="of:=[Stations.C317]" office:value-type="float" office:value="124" calcext:value-type="float">
            <text:p>124</text:p>
          </table:table-cell>
          <table:table-cell table:formula="of:=[Stations.H317]" office:value-type="float" office:value="1" calcext:value-type="float">
            <text:p>1</text:p>
          </table:table-cell>
        </table:table-row>
        <table:table-row table:style-name="ro1">
          <table:table-cell table:formula="of:=[Stations.C318]" office:value-type="float" office:value="125" calcext:value-type="float">
            <text:p>125</text:p>
          </table:table-cell>
          <table:table-cell table:formula="of:=[Stations.H318]" office:value-type="float" office:value="1" calcext:value-type="float">
            <text:p>1</text:p>
          </table:table-cell>
        </table:table-row>
        <table:table-row table:style-name="ro1">
          <table:table-cell table:formula="of:=[Stations.C319]" office:value-type="float" office:value="126" calcext:value-type="float">
            <text:p>126</text:p>
          </table:table-cell>
          <table:table-cell table:formula="of:=[Stations.H319]" office:value-type="float" office:value="1" calcext:value-type="float">
            <text:p>1</text:p>
          </table:table-cell>
        </table:table-row>
        <table:table-row table:style-name="ro1">
          <table:table-cell table:formula="of:=[Stations.C320]" office:value-type="float" office:value="127" calcext:value-type="float">
            <text:p>127</text:p>
          </table:table-cell>
          <table:table-cell table:formula="of:=[Stations.H320]" office:value-type="string" office:string-value="1 2 3" calcext:value-type="string">
            <text:p>1 2 3</text:p>
          </table:table-cell>
        </table:table-row>
        <table:table-row table:style-name="ro1">
          <table:table-cell table:formula="of:=[Stations.C321]" office:value-type="float" office:value="128" calcext:value-type="float">
            <text:p>128</text:p>
          </table:table-cell>
          <table:table-cell table:formula="of:=[Stations.H321]" office:value-type="string" office:string-value="1 2 3" calcext:value-type="string">
            <text:p>1 2 3</text:p>
          </table:table-cell>
        </table:table-row>
        <table:table-row table:style-name="ro1">
          <table:table-cell table:formula="of:=[Stations.C322]" office:value-type="float" office:value="129" calcext:value-type="float">
            <text:p>129</text:p>
          </table:table-cell>
          <table:table-cell table:formula="of:=[Stations.H322]" office:value-type="float" office:value="1" calcext:value-type="float">
            <text:p>1</text:p>
          </table:table-cell>
        </table:table-row>
        <table:table-row table:style-name="ro1">
          <table:table-cell table:formula="of:=[Stations.C323]" office:value-type="float" office:value="130" calcext:value-type="float">
            <text:p>130</text:p>
          </table:table-cell>
          <table:table-cell table:formula="of:=[Stations.H323]" office:value-type="float" office:value="1" calcext:value-type="float">
            <text:p>1</text:p>
          </table:table-cell>
        </table:table-row>
        <table:table-row table:style-name="ro1">
          <table:table-cell table:formula="of:=[Stations.C324]" office:value-type="float" office:value="131" calcext:value-type="float">
            <text:p>131</text:p>
          </table:table-cell>
          <table:table-cell table:formula="of:=[Stations.H324]" office:value-type="float" office:value="1" calcext:value-type="float">
            <text:p>1</text:p>
          </table:table-cell>
        </table:table-row>
        <table:table-row table:style-name="ro1">
          <table:table-cell table:formula="of:=[Stations.C325]" office:value-type="float" office:value="132" calcext:value-type="float">
            <text:p>132</text:p>
          </table:table-cell>
          <table:table-cell table:formula="of:=[Stations.H325]" office:value-type="string" office:string-value="1 2 3" calcext:value-type="string">
            <text:p>1 2 3</text:p>
          </table:table-cell>
        </table:table-row>
        <table:table-row table:style-name="ro1">
          <table:table-cell table:formula="of:=[Stations.C326]" office:value-type="float" office:value="133" calcext:value-type="float">
            <text:p>133</text:p>
          </table:table-cell>
          <table:table-cell table:formula="of:=[Stations.H326]" office:value-type="float" office:value="1" calcext:value-type="float">
            <text:p>1</text:p>
          </table:table-cell>
        </table:table-row>
        <table:table-row table:style-name="ro1">
          <table:table-cell table:formula="of:=[Stations.C327]" office:value-type="float" office:value="134" calcext:value-type="float">
            <text:p>134</text:p>
          </table:table-cell>
          <table:table-cell table:formula="of:=[Stations.H327]" office:value-type="float" office:value="1" calcext:value-type="float">
            <text:p>1</text:p>
          </table:table-cell>
        </table:table-row>
        <table:table-row table:style-name="ro1">
          <table:table-cell table:formula="of:=[Stations.C328]" office:value-type="float" office:value="135" calcext:value-type="float">
            <text:p>135</text:p>
          </table:table-cell>
          <table:table-cell table:formula="of:=[Stations.H328]" office:value-type="float" office:value="1" calcext:value-type="float">
            <text:p>1</text:p>
          </table:table-cell>
        </table:table-row>
        <table:table-row table:style-name="ro1">
          <table:table-cell table:formula="of:=[Stations.C329]" office:value-type="float" office:value="136" calcext:value-type="float">
            <text:p>136</text:p>
          </table:table-cell>
          <table:table-cell table:formula="of:=[Stations.H329]" office:value-type="float" office:value="1" calcext:value-type="float">
            <text:p>1</text:p>
          </table:table-cell>
        </table:table-row>
        <table:table-row table:style-name="ro1">
          <table:table-cell table:formula="of:=[Stations.C330]" office:value-type="float" office:value="137" calcext:value-type="float">
            <text:p>137</text:p>
          </table:table-cell>
          <table:table-cell table:formula="of:=[Stations.H330]" office:value-type="string" office:string-value="1 2 3" calcext:value-type="string">
            <text:p>1 2 3</text:p>
          </table:table-cell>
        </table:table-row>
        <table:table-row table:style-name="ro1">
          <table:table-cell table:formula="of:=[Stations.C331]" office:value-type="float" office:value="138" calcext:value-type="float">
            <text:p>138</text:p>
          </table:table-cell>
          <table:table-cell table:formula="of:=[Stations.H331]" office:value-type="float" office:value="1" calcext:value-type="float">
            <text:p>1</text:p>
          </table:table-cell>
        </table:table-row>
        <table:table-row table:style-name="ro1">
          <table:table-cell table:formula="of:=[Stations.C332]" office:value-type="float" office:value="139" calcext:value-type="float">
            <text:p>139</text:p>
          </table:table-cell>
          <table:table-cell table:formula="of:=[Stations.H332]" office:value-type="float" office:value="1" calcext:value-type="float">
            <text:p>1</text:p>
          </table:table-cell>
        </table:table-row>
        <table:table-row table:style-name="ro1">
          <table:table-cell table:formula="of:=[Stations.C333]" office:value-type="float" office:value="142" calcext:value-type="float">
            <text:p>142</text:p>
          </table:table-cell>
          <table:table-cell table:formula="of:=[Stations.H333]" office:value-type="float" office:value="1" calcext:value-type="float">
            <text:p>1</text:p>
          </table:table-cell>
        </table:table-row>
        <table:table-row table:style-name="ro1">
          <table:table-cell table:formula="of:=[Stations.C334]" office:value-type="float" office:value="228" calcext:value-type="float">
            <text:p>228</text:p>
          </table:table-cell>
          <table:table-cell table:formula="of:=[Stations.H334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35]" office:value-type="float" office:value="229" calcext:value-type="float">
            <text:p>229</text:p>
          </table:table-cell>
          <table:table-cell table:formula="of:=[Stations.H335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36]" office:value-type="float" office:value="230" calcext:value-type="float">
            <text:p>230</text:p>
          </table:table-cell>
          <table:table-cell table:formula="of:=[Stations.H336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37]" office:value-type="float" office:value="231" calcext:value-type="float">
            <text:p>231</text:p>
          </table:table-cell>
          <table:table-cell table:formula="of:=[Stations.H337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38]" office:value-type="float" office:value="232" calcext:value-type="float">
            <text:p>232</text:p>
          </table:table-cell>
          <table:table-cell table:formula="of:=[Stations.H338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39]" office:value-type="float" office:value="233" calcext:value-type="float">
            <text:p>233</text:p>
          </table:table-cell>
          <table:table-cell table:formula="of:=[Stations.H339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40]" office:value-type="float" office:value="234" calcext:value-type="float">
            <text:p>234</text:p>
          </table:table-cell>
          <table:table-cell table:formula="of:=[Stations.H340]" office:value-type="string" office:string-value="2 3 4 5" calcext:value-type="string">
            <text:p>2 3 4 5</text:p>
          </table:table-cell>
        </table:table-row>
        <table:table-row table:style-name="ro1">
          <table:table-cell table:formula="of:=[Stations.C341]" office:value-type="float" office:value="235" calcext:value-type="float">
            <text:p>235</text:p>
          </table:table-cell>
          <table:table-cell table:formula="of:=[Stations.H341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42]" office:value-type="float" office:value="236" calcext:value-type="float">
            <text:p>236</text:p>
          </table:table-cell>
          <table:table-cell table:formula="of:=[Stations.H342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43]" office:value-type="float" office:value="237" calcext:value-type="float">
            <text:p>237</text:p>
          </table:table-cell>
          <table:table-cell table:formula="of:=[Stations.H343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44]" office:value-type="float" office:value="238" calcext:value-type="float">
            <text:p>238</text:p>
          </table:table-cell>
          <table:table-cell table:formula="of:=[Stations.H344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345]" office:value-type="float" office:value="239" calcext:value-type="float">
            <text:p>239</text:p>
          </table:table-cell>
          <table:table-cell table:formula="of:=[Stations.H345]" office:value-type="string" office:string-value="2 3 4 5" calcext:value-type="string">
            <text:p>2 3 4 5</text:p>
          </table:table-cell>
        </table:table-row>
        <table:table-row table:style-name="ro1">
          <table:table-cell table:formula="of:=[Stations.C346]" office:value-type="float" office:value="248" calcext:value-type="float">
            <text:p>248</text:p>
          </table:table-cell>
          <table:table-cell table:formula="of:=[Stations.H346]" office:value-type="float" office:value="3" calcext:value-type="float">
            <text:p>3</text:p>
          </table:table-cell>
        </table:table-row>
        <table:table-row table:style-name="ro1">
          <table:table-cell table:formula="of:=[Stations.C347]" office:value-type="float" office:value="249" calcext:value-type="float">
            <text:p>249</text:p>
          </table:table-cell>
          <table:table-cell table:formula="of:=[Stations.H347]" office:value-type="float" office:value="3" calcext:value-type="float">
            <text:p>3</text:p>
          </table:table-cell>
        </table:table-row>
        <table:table-row table:style-name="ro1">
          <table:table-cell table:formula="of:=[Stations.C348]" office:value-type="float" office:value="250" calcext:value-type="float">
            <text:p>250</text:p>
          </table:table-cell>
          <table:table-cell table:formula="of:=[Stations.H348]" office:value-type="string" office:string-value="3 4" calcext:value-type="string">
            <text:p>3 4</text:p>
          </table:table-cell>
        </table:table-row>
        <table:table-row table:style-name="ro1">
          <table:table-cell table:formula="of:=[Stations.C349]" office:value-type="float" office:value="251" calcext:value-type="float">
            <text:p>251</text:p>
          </table:table-cell>
          <table:table-cell table:formula="of:=[Stations.H349]" office:value-type="float" office:value="3" calcext:value-type="float">
            <text:p>3</text:p>
          </table:table-cell>
        </table:table-row>
        <table:table-row table:style-name="ro1">
          <table:table-cell table:formula="of:=[Stations.C350]" office:value-type="float" office:value="252" calcext:value-type="float">
            <text:p>252</text:p>
          </table:table-cell>
          <table:table-cell table:formula="of:=[Stations.H350]" office:value-type="float" office:value="3" calcext:value-type="float">
            <text:p>3</text:p>
          </table:table-cell>
        </table:table-row>
        <table:table-row table:style-name="ro1">
          <table:table-cell table:formula="of:=[Stations.C351]" office:value-type="float" office:value="253" calcext:value-type="float">
            <text:p>253</text:p>
          </table:table-cell>
          <table:table-cell table:formula="of:=[Stations.H351]" office:value-type="float" office:value="3" calcext:value-type="float">
            <text:p>3</text:p>
          </table:table-cell>
        </table:table-row>
        <table:table-row table:style-name="ro1">
          <table:table-cell table:formula="of:=[Stations.C352]" office:value-type="float" office:value="254" calcext:value-type="float">
            <text:p>254</text:p>
          </table:table-cell>
          <table:table-cell table:formula="of:=[Stations.H352]" office:value-type="float" office:value="3" calcext:value-type="float">
            <text:p>3</text:p>
          </table:table-cell>
        </table:table-row>
        <table:table-row table:style-name="ro1">
          <table:table-cell table:formula="of:=[Stations.C353]" office:value-type="float" office:value="255" calcext:value-type="float">
            <text:p>255</text:p>
          </table:table-cell>
          <table:table-cell table:formula="of:=[Stations.H353]" office:value-type="float" office:value="3" calcext:value-type="float">
            <text:p>3</text:p>
          </table:table-cell>
        </table:table-row>
        <table:table-row table:style-name="ro1">
          <table:table-cell table:formula="of:=[Stations.C354]" office:value-type="float" office:value="256" calcext:value-type="float">
            <text:p>256</text:p>
          </table:table-cell>
          <table:table-cell table:formula="of:=[Stations.H354]" office:value-type="float" office:value="3" calcext:value-type="float">
            <text:p>3</text:p>
          </table:table-cell>
        </table:table-row>
        <table:table-row table:style-name="ro1">
          <table:table-cell table:formula="of:=[Stations.C355]" office:value-type="float" office:value="257" calcext:value-type="float">
            <text:p>257</text:p>
          </table:table-cell>
          <table:table-cell table:formula="of:=[Stations.H355]" office:value-type="float" office:value="3" calcext:value-type="float">
            <text:p>3</text:p>
          </table:table-cell>
        </table:table-row>
        <table:table-row table:style-name="ro1">
          <table:table-cell table:formula="of:=[Stations.C356]" office:value-type="float" office:value="241" calcext:value-type="float">
            <text:p>241</text:p>
          </table:table-cell>
          <table:table-cell table:formula="of:=[Stations.H356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357]" office:value-type="float" office:value="242" calcext:value-type="float">
            <text:p>242</text:p>
          </table:table-cell>
          <table:table-cell table:formula="of:=[Stations.H357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358]" office:value-type="float" office:value="243" calcext:value-type="float">
            <text:p>243</text:p>
          </table:table-cell>
          <table:table-cell table:formula="of:=[Stations.H358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359]" office:value-type="float" office:value="244" calcext:value-type="float">
            <text:p>244</text:p>
          </table:table-cell>
          <table:table-cell table:formula="of:=[Stations.H359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360]" office:value-type="float" office:value="245" calcext:value-type="float">
            <text:p>245</text:p>
          </table:table-cell>
          <table:table-cell table:formula="of:=[Stations.H360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361]" office:value-type="float" office:value="246" calcext:value-type="float">
            <text:p>246</text:p>
          </table:table-cell>
          <table:table-cell table:formula="of:=[Stations.H361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362]" office:value-type="float" office:value="247" calcext:value-type="float">
            <text:p>247</text:p>
          </table:table-cell>
          <table:table-cell table:formula="of:=[Stations.H362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363]" office:value-type="float" office:value="601" calcext:value-type="float">
            <text:p>601</text:p>
          </table:table-cell>
          <table:table-cell table:formula="of:=[Stations.H363]" office:value-type="float" office:value="6" calcext:value-type="float">
            <text:p>6</text:p>
          </table:table-cell>
        </table:table-row>
        <table:table-row table:style-name="ro1">
          <table:table-cell table:formula="of:=[Stations.C364]" office:value-type="float" office:value="602" calcext:value-type="float">
            <text:p>602</text:p>
          </table:table-cell>
          <table:table-cell table:formula="of:=[Stations.H364]" office:value-type="float" office:value="6" calcext:value-type="float">
            <text:p>6</text:p>
          </table:table-cell>
        </table:table-row>
        <table:table-row table:style-name="ro1">
          <table:table-cell table:formula="of:=[Stations.C365]" office:value-type="float" office:value="603" calcext:value-type="float">
            <text:p>603</text:p>
          </table:table-cell>
          <table:table-cell table:formula="of:=[Stations.H365]" office:value-type="float" office:value="6" calcext:value-type="float">
            <text:p>6</text:p>
          </table:table-cell>
        </table:table-row>
        <table:table-row table:style-name="ro1">
          <table:table-cell table:formula="of:=[Stations.C366]" office:value-type="float" office:value="604" calcext:value-type="float">
            <text:p>604</text:p>
          </table:table-cell>
          <table:table-cell table:formula="of:=[Stations.H366]" office:value-type="float" office:value="6" calcext:value-type="float">
            <text:p>6</text:p>
          </table:table-cell>
        </table:table-row>
        <table:table-row table:style-name="ro1">
          <table:table-cell table:formula="of:=[Stations.C367]" office:value-type="float" office:value="606" calcext:value-type="float">
            <text:p>606</text:p>
          </table:table-cell>
          <table:table-cell table:formula="of:=[Stations.H367]" office:value-type="float" office:value="6" calcext:value-type="float">
            <text:p>6</text:p>
          </table:table-cell>
        </table:table-row>
        <table:table-row table:style-name="ro1">
          <table:table-cell table:formula="of:=[Stations.C368]" office:value-type="float" office:value="607" calcext:value-type="float">
            <text:p>607</text:p>
          </table:table-cell>
          <table:table-cell table:formula="of:=[Stations.H368]" office:value-type="float" office:value="6" calcext:value-type="float">
            <text:p>6</text:p>
          </table:table-cell>
        </table:table-row>
        <table:table-row table:style-name="ro1">
          <table:table-cell table:formula="of:=[Stations.C369]" office:value-type="float" office:value="608" calcext:value-type="float">
            <text:p>608</text:p>
          </table:table-cell>
          <table:table-cell table:formula="of:=[Stations.H369]" office:value-type="float" office:value="6" calcext:value-type="float">
            <text:p>6</text:p>
          </table:table-cell>
        </table:table-row>
        <table:table-row table:style-name="ro1">
          <table:table-cell table:formula="of:=[Stations.C370]" office:value-type="float" office:value="609" calcext:value-type="float">
            <text:p>609</text:p>
          </table:table-cell>
          <table:table-cell table:formula="of:=[Stations.H370]" office:value-type="float" office:value="6" calcext:value-type="float">
            <text:p>6</text:p>
          </table:table-cell>
        </table:table-row>
        <table:table-row table:style-name="ro1">
          <table:table-cell table:formula="of:=[Stations.C371]" office:value-type="float" office:value="610" calcext:value-type="float">
            <text:p>610</text:p>
          </table:table-cell>
          <table:table-cell table:formula="of:=[Stations.H371]" office:value-type="float" office:value="6" calcext:value-type="float">
            <text:p>6</text:p>
          </table:table-cell>
        </table:table-row>
        <table:table-row table:style-name="ro1">
          <table:table-cell table:formula="of:=[Stations.C372]" office:value-type="float" office:value="611" calcext:value-type="float">
            <text:p>611</text:p>
          </table:table-cell>
          <table:table-cell table:formula="of:=[Stations.H372]" office:value-type="float" office:value="6" calcext:value-type="float">
            <text:p>6</text:p>
          </table:table-cell>
        </table:table-row>
        <table:table-row table:style-name="ro1">
          <table:table-cell table:formula="of:=[Stations.C373]" office:value-type="float" office:value="612" calcext:value-type="float">
            <text:p>612</text:p>
          </table:table-cell>
          <table:table-cell table:formula="of:=[Stations.H373]" office:value-type="float" office:value="6" calcext:value-type="float">
            <text:p>6</text:p>
          </table:table-cell>
        </table:table-row>
        <table:table-row table:style-name="ro1">
          <table:table-cell table:formula="of:=[Stations.C374]" office:value-type="float" office:value="613" calcext:value-type="float">
            <text:p>613</text:p>
          </table:table-cell>
          <table:table-cell table:formula="of:=[Stations.H374]" office:value-type="float" office:value="6" calcext:value-type="float">
            <text:p>6</text:p>
          </table:table-cell>
        </table:table-row>
        <table:table-row table:style-name="ro1">
          <table:table-cell table:formula="of:=[Stations.C375]" office:value-type="float" office:value="614" calcext:value-type="float">
            <text:p>614</text:p>
          </table:table-cell>
          <table:table-cell table:formula="of:=[Stations.H375]" office:value-type="float" office:value="6" calcext:value-type="float">
            <text:p>6</text:p>
          </table:table-cell>
        </table:table-row>
        <table:table-row table:style-name="ro1">
          <table:table-cell table:formula="of:=[Stations.C376]" office:value-type="float" office:value="615" calcext:value-type="float">
            <text:p>615</text:p>
          </table:table-cell>
          <table:table-cell table:formula="of:=[Stations.H376]" office:value-type="float" office:value="6" calcext:value-type="float">
            <text:p>6</text:p>
          </table:table-cell>
        </table:table-row>
        <table:table-row table:style-name="ro1">
          <table:table-cell table:formula="of:=[Stations.C377]" office:value-type="float" office:value="616" calcext:value-type="float">
            <text:p>616</text:p>
          </table:table-cell>
          <table:table-cell table:formula="of:=[Stations.H377]" office:value-type="float" office:value="6" calcext:value-type="float">
            <text:p>6</text:p>
          </table:table-cell>
        </table:table-row>
        <table:table-row table:style-name="ro1">
          <table:table-cell table:formula="of:=[Stations.C378]" office:value-type="float" office:value="617" calcext:value-type="float">
            <text:p>617</text:p>
          </table:table-cell>
          <table:table-cell table:formula="of:=[Stations.H378]" office:value-type="float" office:value="6" calcext:value-type="float">
            <text:p>6</text:p>
          </table:table-cell>
        </table:table-row>
        <table:table-row table:style-name="ro1">
          <table:table-cell table:formula="of:=[Stations.C379]" office:value-type="float" office:value="618" calcext:value-type="float">
            <text:p>618</text:p>
          </table:table-cell>
          <table:table-cell table:formula="of:=[Stations.H379]" office:value-type="float" office:value="6" calcext:value-type="float">
            <text:p>6</text:p>
          </table:table-cell>
        </table:table-row>
        <table:table-row table:style-name="ro1">
          <table:table-cell table:formula="of:=[Stations.C380]" office:value-type="float" office:value="619" calcext:value-type="float">
            <text:p>619</text:p>
          </table:table-cell>
          <table:table-cell table:formula="of:=[Stations.H380]" office:value-type="float" office:value="6" calcext:value-type="float">
            <text:p>6</text:p>
          </table:table-cell>
        </table:table-row>
        <table:table-row table:style-name="ro1">
          <table:table-cell table:formula="of:=[Stations.C381]" office:value-type="float" office:value="401" calcext:value-type="float">
            <text:p>401</text:p>
          </table:table-cell>
          <table:table-cell table:formula="of:=[Stations.H381]" office:value-type="float" office:value="4" calcext:value-type="float">
            <text:p>4</text:p>
          </table:table-cell>
        </table:table-row>
        <table:table-row table:style-name="ro1">
          <table:table-cell table:formula="of:=[Stations.C382]" office:value-type="float" office:value="402" calcext:value-type="float">
            <text:p>402</text:p>
          </table:table-cell>
          <table:table-cell table:formula="of:=[Stations.H382]" office:value-type="float" office:value="4" calcext:value-type="float">
            <text:p>4</text:p>
          </table:table-cell>
        </table:table-row>
        <table:table-row table:style-name="ro1">
          <table:table-cell table:formula="of:=[Stations.C383]" office:value-type="float" office:value="405" calcext:value-type="float">
            <text:p>405</text:p>
          </table:table-cell>
          <table:table-cell table:formula="of:=[Stations.H383]" office:value-type="float" office:value="4" calcext:value-type="float">
            <text:p>4</text:p>
          </table:table-cell>
        </table:table-row>
        <table:table-row table:style-name="ro1">
          <table:table-cell table:formula="of:=[Stations.C384]" office:value-type="float" office:value="406" calcext:value-type="float">
            <text:p>406</text:p>
          </table:table-cell>
          <table:table-cell table:formula="of:=[Stations.H384]" office:value-type="float" office:value="4" calcext:value-type="float">
            <text:p>4</text:p>
          </table:table-cell>
        </table:table-row>
        <table:table-row table:style-name="ro1">
          <table:table-cell table:formula="of:=[Stations.C385]" office:value-type="float" office:value="407" calcext:value-type="float">
            <text:p>407</text:p>
          </table:table-cell>
          <table:table-cell table:formula="of:=[Stations.H385]" office:value-type="float" office:value="4" calcext:value-type="float">
            <text:p>4</text:p>
          </table:table-cell>
        </table:table-row>
        <table:table-row table:style-name="ro1">
          <table:table-cell table:formula="of:=[Stations.C386]" office:value-type="float" office:value="408" calcext:value-type="float">
            <text:p>408</text:p>
          </table:table-cell>
          <table:table-cell table:formula="of:=[Stations.H386]" office:value-type="float" office:value="4" calcext:value-type="float">
            <text:p>4</text:p>
          </table:table-cell>
        </table:table-row>
        <table:table-row table:style-name="ro1">
          <table:table-cell table:formula="of:=[Stations.C387]" office:value-type="float" office:value="409" calcext:value-type="float">
            <text:p>409</text:p>
          </table:table-cell>
          <table:table-cell table:formula="of:=[Stations.H387]" office:value-type="float" office:value="4" calcext:value-type="float">
            <text:p>4</text:p>
          </table:table-cell>
        </table:table-row>
        <table:table-row table:style-name="ro1">
          <table:table-cell table:formula="of:=[Stations.C388]" office:value-type="float" office:value="410" calcext:value-type="float">
            <text:p>410</text:p>
          </table:table-cell>
          <table:table-cell table:formula="of:=[Stations.H388]" office:value-type="float" office:value="4" calcext:value-type="float">
            <text:p>4</text:p>
          </table:table-cell>
        </table:table-row>
        <table:table-row table:style-name="ro1">
          <table:table-cell table:formula="of:=[Stations.C389]" office:value-type="float" office:value="411" calcext:value-type="float">
            <text:p>411</text:p>
          </table:table-cell>
          <table:table-cell table:formula="of:=[Stations.H389]" office:value-type="float" office:value="4" calcext:value-type="float">
            <text:p>4</text:p>
          </table:table-cell>
        </table:table-row>
        <table:table-row table:style-name="ro1">
          <table:table-cell table:formula="of:=[Stations.C390]" office:value-type="float" office:value="412" calcext:value-type="float">
            <text:p>412</text:p>
          </table:table-cell>
          <table:table-cell table:formula="of:=[Stations.H390]" office:value-type="float" office:value="4" calcext:value-type="float">
            <text:p>4</text:p>
          </table:table-cell>
        </table:table-row>
        <table:table-row table:style-name="ro1">
          <table:table-cell table:formula="of:=[Stations.C391]" office:value-type="float" office:value="413" calcext:value-type="float">
            <text:p>413</text:p>
          </table:table-cell>
          <table:table-cell table:formula="of:=[Stations.H391]" office:value-type="float" office:value="4" calcext:value-type="float">
            <text:p>4</text:p>
          </table:table-cell>
        </table:table-row>
        <table:table-row table:style-name="ro1">
          <table:table-cell table:formula="of:=[Stations.C392]" office:value-type="float" office:value="414" calcext:value-type="float">
            <text:p>414</text:p>
          </table:table-cell>
          <table:table-cell table:formula="of:=[Stations.H392]" office:value-type="float" office:value="4" calcext:value-type="float">
            <text:p>4</text:p>
          </table:table-cell>
        </table:table-row>
        <table:table-row table:style-name="ro1">
          <table:table-cell table:formula="of:=[Stations.C393]" office:value-type="float" office:value="415" calcext:value-type="float">
            <text:p>415</text:p>
          </table:table-cell>
          <table:table-cell table:formula="of:=[Stations.H393]" office:value-type="float" office:value="4" calcext:value-type="float">
            <text:p>4</text:p>
          </table:table-cell>
        </table:table-row>
        <table:table-row table:style-name="ro1">
          <table:table-cell table:formula="of:=[Stations.C394]" office:value-type="float" office:value="416" calcext:value-type="float">
            <text:p>416</text:p>
          </table:table-cell>
          <table:table-cell table:formula="of:=[Stations.H394]" office:value-type="string" office:string-value="4 5" calcext:value-type="string">
            <text:p>4 5</text:p>
          </table:table-cell>
        </table:table-row>
        <table:table-row table:style-name="ro1">
          <table:table-cell table:formula="of:=[Stations.C395]" office:value-type="float" office:value="621" calcext:value-type="float">
            <text:p>621</text:p>
          </table:table-cell>
          <table:table-cell table:formula="of:=[Stations.H395]" office:value-type="string" office:string-value="4 5 6" calcext:value-type="string">
            <text:p>4 5 6</text:p>
          </table:table-cell>
        </table:table-row>
        <table:table-row table:style-name="ro1">
          <table:table-cell table:formula="of:=[Stations.C396]" office:value-type="float" office:value="622" calcext:value-type="float">
            <text:p>622</text:p>
          </table:table-cell>
          <table:table-cell table:formula="of:=[Stations.H396]" office:value-type="float" office:value="6" calcext:value-type="float">
            <text:p>6</text:p>
          </table:table-cell>
        </table:table-row>
        <table:table-row table:style-name="ro1">
          <table:table-cell table:formula="of:=[Stations.C397]" office:value-type="float" office:value="623" calcext:value-type="float">
            <text:p>623</text:p>
          </table:table-cell>
          <table:table-cell table:formula="of:=[Stations.H397]" office:value-type="float" office:value="6" calcext:value-type="float">
            <text:p>6</text:p>
          </table:table-cell>
        </table:table-row>
        <table:table-row table:style-name="ro1">
          <table:table-cell table:formula="of:=[Stations.C398]" office:value-type="float" office:value="624" calcext:value-type="float">
            <text:p>624</text:p>
          </table:table-cell>
          <table:table-cell table:formula="of:=[Stations.H398]" office:value-type="float" office:value="6" calcext:value-type="float">
            <text:p>6</text:p>
          </table:table-cell>
        </table:table-row>
        <table:table-row table:style-name="ro1">
          <table:table-cell table:formula="of:=[Stations.C399]" office:value-type="float" office:value="625" calcext:value-type="float">
            <text:p>625</text:p>
          </table:table-cell>
          <table:table-cell table:formula="of:=[Stations.H399]" office:value-type="float" office:value="6" calcext:value-type="float">
            <text:p>6</text:p>
          </table:table-cell>
        </table:table-row>
        <table:table-row table:style-name="ro1">
          <table:table-cell table:formula="of:=[Stations.C400]" office:value-type="float" office:value="626" calcext:value-type="float">
            <text:p>626</text:p>
          </table:table-cell>
          <table:table-cell table:formula="of:=[Stations.H400]" office:value-type="string" office:string-value="4 5 6" calcext:value-type="string">
            <text:p>4 5 6</text:p>
          </table:table-cell>
        </table:table-row>
        <table:table-row table:style-name="ro1">
          <table:table-cell table:formula="of:=[Stations.C401]" office:value-type="float" office:value="627" calcext:value-type="float">
            <text:p>627</text:p>
          </table:table-cell>
          <table:table-cell table:formula="of:=[Stations.H401]" office:value-type="float" office:value="6" calcext:value-type="float">
            <text:p>6</text:p>
          </table:table-cell>
        </table:table-row>
        <table:table-row table:style-name="ro1">
          <table:table-cell table:formula="of:=[Stations.C402]" office:value-type="float" office:value="628" calcext:value-type="float">
            <text:p>628</text:p>
          </table:table-cell>
          <table:table-cell table:formula="of:=[Stations.H402]" office:value-type="float" office:value="6" calcext:value-type="float">
            <text:p>6</text:p>
          </table:table-cell>
        </table:table-row>
        <table:table-row table:style-name="ro1">
          <table:table-cell table:formula="of:=[Stations.C403]" office:value-type="float" office:value="629" calcext:value-type="float">
            <text:p>629</text:p>
          </table:table-cell>
          <table:table-cell table:formula="of:=[Stations.H403]" office:value-type="string" office:string-value="4 5 6" calcext:value-type="string">
            <text:p>4 5 6</text:p>
          </table:table-cell>
        </table:table-row>
        <table:table-row table:style-name="ro1">
          <table:table-cell table:formula="of:=[Stations.C404]" office:value-type="float" office:value="630" calcext:value-type="float">
            <text:p>630</text:p>
          </table:table-cell>
          <table:table-cell table:formula="of:=[Stations.H404]" office:value-type="float" office:value="6" calcext:value-type="float">
            <text:p>6</text:p>
          </table:table-cell>
        </table:table-row>
        <table:table-row table:style-name="ro1">
          <table:table-cell table:formula="of:=[Stations.C405]" office:value-type="float" office:value="631" calcext:value-type="float">
            <text:p>631</text:p>
          </table:table-cell>
          <table:table-cell table:formula="of:=[Stations.H405]" office:value-type="string" office:string-value="4 5 6" calcext:value-type="string">
            <text:p>4 5 6</text:p>
          </table:table-cell>
        </table:table-row>
        <table:table-row table:style-name="ro1">
          <table:table-cell table:formula="of:=[Stations.C406]" office:value-type="float" office:value="632" calcext:value-type="float">
            <text:p>632</text:p>
          </table:table-cell>
          <table:table-cell table:formula="of:=[Stations.H406]" office:value-type="float" office:value="6" calcext:value-type="float">
            <text:p>6</text:p>
          </table:table-cell>
        </table:table-row>
        <table:table-row table:style-name="ro1">
          <table:table-cell table:formula="of:=[Stations.C407]" office:value-type="float" office:value="633" calcext:value-type="float">
            <text:p>633</text:p>
          </table:table-cell>
          <table:table-cell table:formula="of:=[Stations.H407]" office:value-type="float" office:value="6" calcext:value-type="float">
            <text:p>6</text:p>
          </table:table-cell>
        </table:table-row>
        <table:table-row table:style-name="ro1">
          <table:table-cell table:formula="of:=[Stations.C408]" office:value-type="float" office:value="634" calcext:value-type="float">
            <text:p>634</text:p>
          </table:table-cell>
          <table:table-cell table:formula="of:=[Stations.H408]" office:value-type="float" office:value="6" calcext:value-type="float">
            <text:p>6</text:p>
          </table:table-cell>
        </table:table-row>
        <table:table-row table:style-name="ro1">
          <table:table-cell table:formula="of:=[Stations.C409]" office:value-type="float" office:value="635" calcext:value-type="float">
            <text:p>635</text:p>
          </table:table-cell>
          <table:table-cell table:formula="of:=[Stations.H409]" office:value-type="string" office:string-value="4 5 6" calcext:value-type="string">
            <text:p>4 5 6</text:p>
          </table:table-cell>
        </table:table-row>
        <table:table-row table:style-name="ro1">
          <table:table-cell table:formula="of:=[Stations.C410]" office:value-type="float" office:value="636" calcext:value-type="float">
            <text:p>636</text:p>
          </table:table-cell>
          <table:table-cell table:formula="of:=[Stations.H410]" office:value-type="float" office:value="6" calcext:value-type="float">
            <text:p>6</text:p>
          </table:table-cell>
        </table:table-row>
        <table:table-row table:style-name="ro1">
          <table:table-cell table:formula="of:=[Stations.C411]" office:value-type="float" office:value="637" calcext:value-type="float">
            <text:p>637</text:p>
          </table:table-cell>
          <table:table-cell table:formula="of:=[Stations.H411]" office:value-type="float" office:value="6" calcext:value-type="float">
            <text:p>6</text:p>
          </table:table-cell>
        </table:table-row>
        <table:table-row table:style-name="ro1">
          <table:table-cell table:formula="of:=[Stations.C412]" office:value-type="float" office:value="638" calcext:value-type="float">
            <text:p>638</text:p>
          </table:table-cell>
          <table:table-cell table:formula="of:=[Stations.H412]" office:value-type="float" office:value="6" calcext:value-type="float">
            <text:p>6</text:p>
          </table:table-cell>
        </table:table-row>
        <table:table-row table:style-name="ro1">
          <table:table-cell table:formula="of:=[Stations.C413]" office:value-type="float" office:value="639" calcext:value-type="float">
            <text:p>639</text:p>
          </table:table-cell>
          <table:table-cell table:formula="of:=[Stations.H413]" office:value-type="float" office:value="6" calcext:value-type="float">
            <text:p>6</text:p>
          </table:table-cell>
        </table:table-row>
        <table:table-row table:style-name="ro1">
          <table:table-cell table:formula="of:=[Stations.C414]" office:value-type="float" office:value="640" calcext:value-type="float">
            <text:p>640</text:p>
          </table:table-cell>
          <table:table-cell table:formula="of:=[Stations.H414]" office:value-type="string" office:string-value="4 5 6" calcext:value-type="string">
            <text:p>4 5 6</text:p>
          </table:table-cell>
        </table:table-row>
        <table:table-row table:style-name="ro1">
          <table:table-cell table:formula="of:=[Stations.C415]" office:value-type="float" office:value="418" calcext:value-type="float">
            <text:p>418</text:p>
          </table:table-cell>
          <table:table-cell table:formula="of:=[Stations.H415]" office:value-type="string" office:string-value="4 5" calcext:value-type="string">
            <text:p>4 5</text:p>
          </table:table-cell>
        </table:table-row>
        <table:table-row table:style-name="ro1">
          <table:table-cell table:formula="of:=[Stations.C416]" office:value-type="float" office:value="419" calcext:value-type="float">
            <text:p>419</text:p>
          </table:table-cell>
          <table:table-cell table:formula="of:=[Stations.H416]" office:value-type="string" office:string-value="4 5" calcext:value-type="string">
            <text:p>4 5</text:p>
          </table:table-cell>
        </table:table-row>
        <table:table-row table:style-name="ro1">
          <table:table-cell table:formula="of:=[Stations.C417]" office:value-type="float" office:value="420" calcext:value-type="float">
            <text:p>420</text:p>
          </table:table-cell>
          <table:table-cell table:formula="of:=[Stations.H417]" office:value-type="string" office:string-value="4 5" calcext:value-type="string">
            <text:p>4 5</text:p>
          </table:table-cell>
        </table:table-row>
        <table:table-row table:style-name="ro1">
          <table:table-cell table:formula="of:=[Stations.C418]" office:value-type="float" office:value="423" calcext:value-type="float">
            <text:p>423</text:p>
          </table:table-cell>
          <table:table-cell table:formula="of:=[Stations.H418]" office:value-type="string" office:string-value="4 5" calcext:value-type="string">
            <text:p>4 5</text:p>
          </table:table-cell>
        </table:table-row>
        <table:table-row table:style-name="ro1">
          <table:table-cell table:formula="of:=[Stations.C419]" office:value-type="float" office:value="201" calcext:value-type="float">
            <text:p>201</text:p>
          </table:table-cell>
          <table:table-cell table:formula="of:=[Stations.H419]" office:value-type="float" office:value="2" calcext:value-type="float">
            <text:p>2</text:p>
          </table:table-cell>
        </table:table-row>
        <table:table-row table:style-name="ro1">
          <table:table-cell table:formula="of:=[Stations.C420]" office:value-type="float" office:value="204" calcext:value-type="float">
            <text:p>204</text:p>
          </table:table-cell>
          <table:table-cell table:formula="of:=[Stations.H420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1]" office:value-type="float" office:value="205" calcext:value-type="float">
            <text:p>205</text:p>
          </table:table-cell>
          <table:table-cell table:formula="of:=[Stations.H421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2]" office:value-type="float" office:value="206" calcext:value-type="float">
            <text:p>206</text:p>
          </table:table-cell>
          <table:table-cell table:formula="of:=[Stations.H422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3]" office:value-type="float" office:value="207" calcext:value-type="float">
            <text:p>207</text:p>
          </table:table-cell>
          <table:table-cell table:formula="of:=[Stations.H423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4]" office:value-type="float" office:value="208" calcext:value-type="float">
            <text:p>208</text:p>
          </table:table-cell>
          <table:table-cell table:formula="of:=[Stations.H424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5]" office:value-type="float" office:value="209" calcext:value-type="float">
            <text:p>209</text:p>
          </table:table-cell>
          <table:table-cell table:formula="of:=[Stations.H425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6]" office:value-type="float" office:value="210" calcext:value-type="float">
            <text:p>210</text:p>
          </table:table-cell>
          <table:table-cell table:formula="of:=[Stations.H426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7]" office:value-type="float" office:value="211" calcext:value-type="float">
            <text:p>211</text:p>
          </table:table-cell>
          <table:table-cell table:formula="of:=[Stations.H427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8]" office:value-type="float" office:value="212" calcext:value-type="float">
            <text:p>212</text:p>
          </table:table-cell>
          <table:table-cell table:formula="of:=[Stations.H428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29]" office:value-type="float" office:value="213" calcext:value-type="float">
            <text:p>213</text:p>
          </table:table-cell>
          <table:table-cell table:formula="of:=[Stations.H429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0]" office:value-type="float" office:value="214" calcext:value-type="float">
            <text:p>214</text:p>
          </table:table-cell>
          <table:table-cell table:formula="of:=[Stations.H430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1]" office:value-type="float" office:value="215" calcext:value-type="float">
            <text:p>215</text:p>
          </table:table-cell>
          <table:table-cell table:formula="of:=[Stations.H431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2]" office:value-type="float" office:value="216" calcext:value-type="float">
            <text:p>216</text:p>
          </table:table-cell>
          <table:table-cell table:formula="of:=[Stations.H432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3]" office:value-type="float" office:value="217" calcext:value-type="float">
            <text:p>217</text:p>
          </table:table-cell>
          <table:table-cell table:formula="of:=[Stations.H433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4]" office:value-type="float" office:value="218" calcext:value-type="float">
            <text:p>218</text:p>
          </table:table-cell>
          <table:table-cell table:formula="of:=[Stations.H434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5]" office:value-type="float" office:value="219" calcext:value-type="float">
            <text:p>219</text:p>
          </table:table-cell>
          <table:table-cell table:formula="of:=[Stations.H435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6]" office:value-type="float" office:value="220" calcext:value-type="float">
            <text:p>220</text:p>
          </table:table-cell>
          <table:table-cell table:formula="of:=[Stations.H436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7]" office:value-type="float" office:value="221" calcext:value-type="float">
            <text:p>221</text:p>
          </table:table-cell>
          <table:table-cell table:formula="of:=[Stations.H437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8]" office:value-type="float" office:value="222" calcext:value-type="float">
            <text:p>222</text:p>
          </table:table-cell>
          <table:table-cell table:formula="of:=[Stations.H438]" office:value-type="string" office:string-value="2 5" calcext:value-type="string">
            <text:p>2 5</text:p>
          </table:table-cell>
        </table:table-row>
        <table:table-row table:style-name="ro1">
          <table:table-cell table:formula="of:=[Stations.C439]" office:value-type="float" office:value="301" calcext:value-type="float">
            <text:p>301</text:p>
          </table:table-cell>
          <table:table-cell table:formula="of:=[Stations.H439]" office:value-type="float" office:value="3" calcext:value-type="float">
            <text:p>3</text:p>
          </table:table-cell>
        </table:table-row>
        <table:table-row table:style-name="ro1">
          <table:table-cell table:formula="of:=[Stations.C440]" office:value-type="float" office:value="302" calcext:value-type="float">
            <text:p>302</text:p>
          </table:table-cell>
          <table:table-cell table:formula="of:=[Stations.H440]" office:value-type="float" office:value="3" calcext:value-type="float">
            <text:p>3</text:p>
          </table:table-cell>
        </table:table-row>
        <table:table-row table:style-name="ro1">
          <table:table-cell table:formula="of:=[Stations.C441]" office:value-type="float" office:value="224" calcext:value-type="float">
            <text:p>224</text:p>
          </table:table-cell>
          <table:table-cell table:formula="of:=[Stations.H441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442]" office:value-type="float" office:value="225" calcext:value-type="float">
            <text:p>225</text:p>
          </table:table-cell>
          <table:table-cell table:formula="of:=[Stations.H442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443]" office:value-type="float" office:value="226" calcext:value-type="float">
            <text:p>226</text:p>
          </table:table-cell>
          <table:table-cell table:formula="of:=[Stations.H443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444]" office:value-type="float" office:value="227" calcext:value-type="float">
            <text:p>227</text:p>
          </table:table-cell>
          <table:table-cell table:formula="of:=[Stations.H444]" office:value-type="string" office:string-value="2 3" calcext:value-type="string">
            <text:p>2 3</text:p>
          </table:table-cell>
        </table:table-row>
        <table:table-row table:style-name="ro1">
          <table:table-cell table:formula="of:=[Stations.C445]" office:value-type="float" office:value="501" calcext:value-type="float">
            <text:p>501</text:p>
          </table:table-cell>
          <table:table-cell table:formula="of:=[Stations.H445]" office:value-type="float" office:value="5" calcext:value-type="float">
            <text:p>5</text:p>
          </table:table-cell>
        </table:table-row>
        <table:table-row table:style-name="ro1">
          <table:table-cell table:formula="of:=[Stations.C446]" office:value-type="float" office:value="502" calcext:value-type="float">
            <text:p>502</text:p>
          </table:table-cell>
          <table:table-cell table:formula="of:=[Stations.H446]" office:value-type="float" office:value="5" calcext:value-type="float">
            <text:p>5</text:p>
          </table:table-cell>
        </table:table-row>
        <table:table-row table:style-name="ro1">
          <table:table-cell table:formula="of:=[Stations.C447]" office:value-type="float" office:value="503" calcext:value-type="float">
            <text:p>503</text:p>
          </table:table-cell>
          <table:table-cell table:formula="of:=[Stations.H447]" office:value-type="float" office:value="5" calcext:value-type="float">
            <text:p>5</text:p>
          </table:table-cell>
        </table:table-row>
        <table:table-row table:style-name="ro1">
          <table:table-cell table:formula="of:=[Stations.C448]" office:value-type="float" office:value="504" calcext:value-type="float">
            <text:p>504</text:p>
          </table:table-cell>
          <table:table-cell table:formula="of:=[Stations.H448]" office:value-type="float" office:value="5" calcext:value-type="float">
            <text:p>5</text:p>
          </table:table-cell>
        </table:table-row>
        <table:table-row table:style-name="ro1">
          <table:table-cell table:formula="of:=[Stations.C449]" office:value-type="float" office:value="505" calcext:value-type="float">
            <text:p>505</text:p>
          </table:table-cell>
          <table:table-cell table:formula="of:=[Stations.H449]" office:value-type="float" office:value="5" calcext:value-type="float">
            <text:p>5</text:p>
          </table:table-cell>
        </table:table-row>
        <table:table-row table:style-name="ro1">
          <table:table-cell table:formula="of:=[Stations.C450]" office:value-type="float" office:value="701" calcext:value-type="float">
            <text:p>701</text:p>
          </table:table-cell>
          <table:table-cell table:formula="of:=[Stations.H450]" office:value-type="float" office:value="7" calcext:value-type="float">
            <text:p>7</text:p>
          </table:table-cell>
        </table:table-row>
        <table:table-row table:style-name="ro1">
          <table:table-cell table:formula="of:=[Stations.C451]" office:value-type="float" office:value="702" calcext:value-type="float">
            <text:p>702</text:p>
          </table:table-cell>
          <table:table-cell table:formula="of:=[Stations.H451]" office:value-type="float" office:value="7" calcext:value-type="float">
            <text:p>7</text:p>
          </table:table-cell>
        </table:table-row>
        <table:table-row table:style-name="ro1">
          <table:table-cell table:formula="of:=[Stations.C452]" office:value-type="float" office:value="705" calcext:value-type="float">
            <text:p>705</text:p>
          </table:table-cell>
          <table:table-cell table:formula="of:=[Stations.H452]" office:value-type="float" office:value="7" calcext:value-type="float">
            <text:p>7</text:p>
          </table:table-cell>
        </table:table-row>
        <table:table-row table:style-name="ro1">
          <table:table-cell table:formula="of:=[Stations.C453]" office:value-type="float" office:value="706" calcext:value-type="float">
            <text:p>706</text:p>
          </table:table-cell>
          <table:table-cell table:formula="of:=[Stations.H453]" office:value-type="float" office:value="7" calcext:value-type="float">
            <text:p>7</text:p>
          </table:table-cell>
        </table:table-row>
        <table:table-row table:style-name="ro1">
          <table:table-cell table:formula="of:=[Stations.C454]" office:value-type="float" office:value="707" calcext:value-type="float">
            <text:p>707</text:p>
          </table:table-cell>
          <table:table-cell table:formula="of:=[Stations.H454]" office:value-type="float" office:value="7" calcext:value-type="float">
            <text:p>7</text:p>
          </table:table-cell>
        </table:table-row>
        <table:table-row table:style-name="ro1">
          <table:table-cell table:formula="of:=[Stations.C455]" office:value-type="float" office:value="708" calcext:value-type="float">
            <text:p>708</text:p>
          </table:table-cell>
          <table:table-cell table:formula="of:=[Stations.H455]" office:value-type="float" office:value="7" calcext:value-type="float">
            <text:p>7</text:p>
          </table:table-cell>
        </table:table-row>
        <table:table-row table:style-name="ro1">
          <table:table-cell table:formula="of:=[Stations.C456]" office:value-type="float" office:value="709" calcext:value-type="float">
            <text:p>709</text:p>
          </table:table-cell>
          <table:table-cell table:formula="of:=[Stations.H456]" office:value-type="float" office:value="7" calcext:value-type="float">
            <text:p>7</text:p>
          </table:table-cell>
        </table:table-row>
        <table:table-row table:style-name="ro1">
          <table:table-cell table:formula="of:=[Stations.C457]" office:value-type="float" office:value="710" calcext:value-type="float">
            <text:p>710</text:p>
          </table:table-cell>
          <table:table-cell table:formula="of:=[Stations.H457]" office:value-type="float" office:value="7" calcext:value-type="float">
            <text:p>7</text:p>
          </table:table-cell>
        </table:table-row>
        <table:table-row table:style-name="ro1">
          <table:table-cell table:formula="of:=[Stations.C458]" office:value-type="float" office:value="711" calcext:value-type="float">
            <text:p>711</text:p>
          </table:table-cell>
          <table:table-cell table:formula="of:=[Stations.H458]" office:value-type="float" office:value="7" calcext:value-type="float">
            <text:p>7</text:p>
          </table:table-cell>
        </table:table-row>
        <table:table-row table:style-name="ro1">
          <table:table-cell table:formula="of:=[Stations.C459]" office:value-type="float" office:value="712" calcext:value-type="float">
            <text:p>712</text:p>
          </table:table-cell>
          <table:table-cell table:formula="of:=[Stations.H459]" office:value-type="float" office:value="7" calcext:value-type="float">
            <text:p>7</text:p>
          </table:table-cell>
        </table:table-row>
        <table:table-row table:style-name="ro1">
          <table:table-cell table:formula="of:=[Stations.C460]" office:value-type="float" office:value="713" calcext:value-type="float">
            <text:p>713</text:p>
          </table:table-cell>
          <table:table-cell table:formula="of:=[Stations.H460]" office:value-type="float" office:value="7" calcext:value-type="float">
            <text:p>7</text:p>
          </table:table-cell>
        </table:table-row>
        <table:table-row table:style-name="ro1">
          <table:table-cell table:formula="of:=[Stations.C461]" office:value-type="float" office:value="714" calcext:value-type="float">
            <text:p>714</text:p>
          </table:table-cell>
          <table:table-cell table:formula="of:=[Stations.H461]" office:value-type="float" office:value="7" calcext:value-type="float">
            <text:p>7</text:p>
          </table:table-cell>
        </table:table-row>
        <table:table-row table:style-name="ro1">
          <table:table-cell table:formula="of:=[Stations.C462]" office:value-type="float" office:value="715" calcext:value-type="float">
            <text:p>715</text:p>
          </table:table-cell>
          <table:table-cell table:formula="of:=[Stations.H462]" office:value-type="float" office:value="7" calcext:value-type="float">
            <text:p>7</text:p>
          </table:table-cell>
        </table:table-row>
        <table:table-row table:style-name="ro1">
          <table:table-cell table:formula="of:=[Stations.C463]" office:value-type="float" office:value="716" calcext:value-type="float">
            <text:p>716</text:p>
          </table:table-cell>
          <table:table-cell table:formula="of:=[Stations.H463]" office:value-type="float" office:value="7" calcext:value-type="float">
            <text:p>7</text:p>
          </table:table-cell>
        </table:table-row>
        <table:table-row table:style-name="ro1">
          <table:table-cell table:formula="of:=[Stations.C464]" office:value-type="float" office:value="718" calcext:value-type="float">
            <text:p>718</text:p>
          </table:table-cell>
          <table:table-cell table:formula="of:=[Stations.H464]" office:value-type="float" office:value="7" calcext:value-type="float">
            <text:p>7</text:p>
          </table:table-cell>
        </table:table-row>
        <table:table-row table:style-name="ro1">
          <table:table-cell table:formula="of:=[Stations.C465]" office:value-type="string" office:string-value="R09" calcext:value-type="string">
            <text:p>R09</text:p>
          </table:table-cell>
          <table:table-cell table:formula="of:=[Stations.H465]" office:value-type="string" office:string-value="N W" calcext:value-type="string">
            <text:p>N W</text:p>
          </table:table-cell>
        </table:table-row>
        <table:table-row table:style-name="ro1">
          <table:table-cell table:formula="of:=[Stations.C466]" office:value-type="float" office:value="719" calcext:value-type="float">
            <text:p>719</text:p>
          </table:table-cell>
          <table:table-cell table:formula="of:=[Stations.H466]" office:value-type="float" office:value="7" calcext:value-type="float">
            <text:p>7</text:p>
          </table:table-cell>
        </table:table-row>
        <table:table-row table:style-name="ro1">
          <table:table-cell table:formula="of:=[Stations.C467]" office:value-type="float" office:value="720" calcext:value-type="float">
            <text:p>720</text:p>
          </table:table-cell>
          <table:table-cell table:formula="of:=[Stations.H467]" office:value-type="float" office:value="7" calcext:value-type="float">
            <text:p>7</text:p>
          </table:table-cell>
        </table:table-row>
        <table:table-row table:style-name="ro1">
          <table:table-cell table:formula="of:=[Stations.C468]" office:value-type="float" office:value="721" calcext:value-type="float">
            <text:p>721</text:p>
          </table:table-cell>
          <table:table-cell table:formula="of:=[Stations.H468]" office:value-type="float" office:value="7" calcext:value-type="float">
            <text:p>7</text:p>
          </table:table-cell>
        </table:table-row>
        <table:table-row table:style-name="ro1">
          <table:table-cell table:formula="of:=[Stations.C469]" office:value-type="float" office:value="723" calcext:value-type="float">
            <text:p>723</text:p>
          </table:table-cell>
          <table:table-cell table:formula="of:=[Stations.H469]" office:value-type="float" office:value="7" calcext:value-type="float">
            <text:p>7</text:p>
          </table:table-cell>
        </table:table-row>
        <table:table-row table:style-name="ro1">
          <table:table-cell table:formula="of:=[Stations.C470]" office:value-type="float" office:value="724" calcext:value-type="float">
            <text:p>724</text:p>
          </table:table-cell>
          <table:table-cell table:formula="of:=[Stations.H470]" office:value-type="float" office:value="7" calcext:value-type="float">
            <text:p>7</text:p>
          </table:table-cell>
        </table:table-row>
        <table:table-row table:style-name="ro1">
          <table:table-cell table:formula="of:=[Stations.C471]" office:value-type="float" office:value="725" calcext:value-type="float">
            <text:p>725</text:p>
          </table:table-cell>
          <table:table-cell table:formula="of:=[Stations.H471]" office:value-type="float" office:value="7" calcext:value-type="float">
            <text:p>7</text:p>
          </table:table-cell>
        </table:table-row>
        <table:table-row table:style-name="ro1">
          <table:table-cell table:formula="of:=[Stations.C472]" office:value-type="float" office:value="902" calcext:value-type="float">
            <text:p>902</text:p>
          </table:table-cell>
          <table:table-cell table:formula="of:=[Stations.H472]" office:value-type="string" office:string-value="S" calcext:value-type="string">
            <text:p>S</text:p>
          </table:table-cell>
        </table:table-row>
        <table:table-row table:style-name="ro1">
          <table:table-cell table:formula="of:=[Stations.C473]" office:value-type="float" office:value="901" calcext:value-type="float">
            <text:p>901</text:p>
          </table:table-cell>
          <table:table-cell table:formula="of:=[Stations.H473]" office:value-type="string" office:string-value="S" calcext:value-type="string">
            <text:p>S</text:p>
          </table:table-cell>
        </table:table-row>
        <table:table-row table:style-name="ro1">
          <table:table-cell table:formula="of:=[Stations.C474]" office:value-type="float" office:value="726" calcext:value-type="float">
            <text:p>726</text:p>
          </table:table-cell>
          <table:table-cell table:formula="of:=[Stations.H474]" office:value-type="float" office:value="7" calcext:value-type="float">
            <text:p>7</text:p>
          </table:table-cell>
        </table:table-row>
        <table:table-row table:style-name="ro1">
          <table:table-cell table:formula="of:=[Stations.C475]" office:value-type="string" office:string-value="Q05" calcext:value-type="string">
            <text:p>Q05</text:p>
          </table:table-cell>
          <table:table-cell table:formula="of:=[Stations.H475]" office:value-type="string" office:string-value="Q" calcext:value-type="string">
            <text:p>Q</text:p>
          </table:table-cell>
        </table:table-row>
        <table:table-row table:style-name="ro1">
          <table:table-cell table:formula="of:=[Stations.C476]" office:value-type="string" office:string-value="Q04" calcext:value-type="string">
            <text:p>Q04</text:p>
          </table:table-cell>
          <table:table-cell table:formula="of:=[Stations.H476]" office:value-type="string" office:string-value="Q" calcext:value-type="string">
            <text:p>Q</text:p>
          </table:table-cell>
        </table:table-row>
        <table:table-row table:style-name="ro1">
          <table:table-cell table:formula="of:=[Stations.C477]" office:value-type="string" office:string-value="Q03" calcext:value-type="string">
            <text:p>Q03</text:p>
          </table:table-cell>
          <table:table-cell table:formula="of:=[Stations.H477]" office:value-type="string" office:string-value="Q" calcext:value-type="string">
            <text:p>Q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formula="of:=[Stations.C502]" office:value-type="float" office:value="0" calcext:value-type="float">
            <text:p>0</text:p>
          </table:table-cell>
          <table:table-cell table:formula="of:=[Stations.H50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21:33:28.636688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MacOSX_X86_64 LibreOffice_project/2b7f1e640c46ceb28adf43ee075a6e8b8439ed10</meta:generator>
    <dc:date>2019-01-13T21:35:20.948404666</dc:date>
    <meta:editing-duration>PT2H37M30S</meta:editing-duration>
    <meta:editing-cycles>2</meta:editing-cycles>
    <meta:document-statistic meta:table-count="2" meta:cell-count="6434" meta:object-count="0"/>
  </office:meta>
</office:document-meta>
</file>